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28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1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1" style:family="table-cell" style:parent-style-name="Default" style:data-style-name="N11">
      <style:table-cell-properties fo:background-color="#ffff00"/>
    </style:style>
    <style:style style:name="ce2" style:family="table-cell" style:parent-style-name="Default" style:data-style-name="N81">
      <style:table-cell-properties fo:background-color="#ffff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1">
      <style:table-cell-properties fo:background-color="#ffbf00"/>
    </style:style>
    <style:style style:name="ce5" style:family="table-cell" style:parent-style-name="Default" style:data-style-name="N81"/>
    <style:style style:name="ce6" style:family="table-cell" style:parent-style-name="Default" style:data-style-name="N11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0119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DatosBas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Tasa Inflación</text:p>
          </table:table-cell>
          <table:table-cell/>
          <table:table-cell table:style-name="ce1" office:value-type="percentage" office:value="0.055" calcext:value-type="percentage">
            <text:p>5.50%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Ingreso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. Diseño</text:p>
          </table:table-cell>
          <table:table-cell table:style-name="ce2" office:value-type="float" office:value="500000" calcext:value-type="float">
            <text:p>5.00E+0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Q. Diseño</text:p>
          </table:table-cell>
          <table:table-cell table:style-name="ce3" office:value-type="float" office:value="150" calcext:value-type="float">
            <text:p>15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. Desarrollo</text:p>
          </table:table-cell>
          <table:table-cell table:style-name="ce3" office:value-type="float" office:value="650000" calcext:value-type="float">
            <text:p>650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Q. Desarrollo</text:p>
          </table:table-cell>
          <table:table-cell table:style-name="ce3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. Revisión</text:p>
          </table:table-cell>
          <table:table-cell table:style-name="ce3" office:value-type="float" office:value="420000" calcext:value-type="float">
            <text:p>420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Q. Revisión</text:p>
          </table:table-cell>
          <table:table-cell table:style-name="ce3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c. Q DyD</text:p>
          </table:table-cell>
          <table:table-cell table:style-name="ce1" office:value-type="percentage" office:value="0.015" calcext:value-type="percentage">
            <text:p>1.50%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. Q R</text:p>
          </table:table-cell>
          <table:table-cell table:style-name="ce1" office:value-type="percentage" office:value="0.01" calcext:value-type="percentage">
            <text:p>1.00%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c. P. TR</text:p>
          </table:table-cell>
          <table:table-cell table:style-name="ce1" office:value-type="percentage" office:value="0.018" calcext:value-type="percentage">
            <text:p>1.80%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. P. EA</text:p>
          </table:table-cell>
          <table:table-cell table:style-name="ce4" table:formula="of:=(1 +[.D20])*(1+[.D4]) - 1" office:value-type="percentage" office:value="0.07399" calcext:value-type="percentage">
            <text:p>7.40%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Costo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. Diseño</text:p>
          </table:table-cell>
          <table:table-cell table:style-name="ce5" office:value-type="float" office:value="350000" calcext:value-type="float">
            <text:p>3.50E+0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. Desarrollo</text:p>
          </table:table-cell>
          <table:table-cell table:style-name="ce5" office:value-type="float" office:value="490000" calcext:value-type="float">
            <text:p>4.90E+0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. Revisión</text:p>
          </table:table-cell>
          <table:table-cell table:style-name="ce5" office:value-type="float" office:value="280000" calcext:value-type="float">
            <text:p>2.80E+05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c. P. TR</text:p>
          </table:table-cell>
          <table:table-cell table:style-name="ce6" office:value-type="percentage" office:value="0.01" calcext:value-type="percentage">
            <text:p>1.00%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. P. EA</text:p>
          </table:table-cell>
          <table:table-cell table:style-name="ce4" table:formula="of:=(1 +[.D35])*(1+[.D4]) - 1" office:value-type="percentage" office:value="0.06555" calcext:value-type="percentage">
            <text:p>6.56%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IngresosMensuales" table:style-name="ta1">
        <table:table-column table:style-name="co1" table:number-columns-repeated="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number-columns-repeated="60" table:default-cell-style-name="ce9"/>
        <table:table-column table:style-name="co1" table:number-columns-repeated="13" table:default-cell-style-name="Default"/>
        <table:table-row table:style-name="ro1">
          <table:table-cell table:number-columns-repeated="8"/>
          <table:table-cell table:style-name="Default" table:number-columns-repeated="60"/>
          <table:table-cell table:number-columns-repeated="13"/>
        </table:table-row>
        <table:table-row table:style-name="ro1">
          <table:table-cell table:number-columns-repeated="8"/>
          <table:table-cell table:style-name="ce10"/>
          <table:table-cell table:style-name="Default" table:number-columns-repeated="59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60"/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Inc. Q DyD</text:p>
          </table:table-cell>
          <table:table-cell table:style-name="ce1" office:value-type="percentage" office:value="0.01" calcext:value-type="percentage">
            <text:p>1.00%</text:p>
          </table:table-cell>
          <table:table-cell table:number-columns-repeated="3"/>
          <table:table-cell table:style-name="ce6" table:formula="of:=IF( MOD([.I9] - 4; [$DatosBases.$E$17]) = 0; [.$E$4]; 0)" office:value-type="percentage" office:value="0.01" calcext:value-type="percentage">
            <text:p>1.00%</text:p>
          </table:table-cell>
          <table:table-cell table:style-name="ce6" table:formula="of:=IF( MOD([.J9] - 4; [$DatosBases.$E$17]) = 0; [.$E$4]; 0)" office:value-type="percentage" office:value="0" calcext:value-type="percentage">
            <text:p>0.00%</text:p>
          </table:table-cell>
          <table:table-cell table:style-name="ce6" table:formula="of:=IF( MOD([.K9] - 4; [$DatosBases.$E$17]) = 0; [.$E$4]; 0)" office:value-type="percentage" office:value="0" calcext:value-type="percentage">
            <text:p>0.00%</text:p>
          </table:table-cell>
          <table:table-cell table:style-name="ce6" table:formula="of:=IF( MOD([.L9] - 4; [$DatosBases.$E$17]) = 0; [.$E$4]; 0)" office:value-type="percentage" office:value="0" calcext:value-type="percentage">
            <text:p>0.00%</text:p>
          </table:table-cell>
          <table:table-cell table:style-name="ce6" table:formula="of:=IF( MOD([.M9] - 4; [$DatosBases.$E$17]) = 0; [.$E$4]; 0)" office:value-type="percentage" office:value="0" calcext:value-type="percentage">
            <text:p>0.00%</text:p>
          </table:table-cell>
          <table:table-cell table:style-name="ce6" table:formula="of:=IF( MOD([.N9] - 4; [$DatosBases.$E$17]) = 0; [.$E$4]; 0)" office:value-type="percentage" office:value="0" calcext:value-type="percentage">
            <text:p>0.00%</text:p>
          </table:table-cell>
          <table:table-cell table:style-name="ce6" table:formula="of:=IF( MOD([.O9] - 4; [$DatosBases.$E$17]) = 0; [.$E$4]; 0)" office:value-type="percentage" office:value="0.01" calcext:value-type="percentage">
            <text:p>1.00%</text:p>
          </table:table-cell>
          <table:table-cell table:style-name="ce6" table:formula="of:=IF( MOD([.P9] - 4; [$DatosBases.$E$17]) = 0; [.$E$4]; 0)" office:value-type="percentage" office:value="0" calcext:value-type="percentage">
            <text:p>0.00%</text:p>
          </table:table-cell>
          <table:table-cell table:style-name="ce6" table:formula="of:=IF( MOD([.Q9] - 4; [$DatosBases.$E$17]) = 0; [.$E$4]; 0)" office:value-type="percentage" office:value="0" calcext:value-type="percentage">
            <text:p>0.00%</text:p>
          </table:table-cell>
          <table:table-cell table:style-name="ce6" table:formula="of:=IF( MOD([.R9] - 4; [$DatosBases.$E$17]) = 0; [.$E$4]; 0)" office:value-type="percentage" office:value="0" calcext:value-type="percentage">
            <text:p>0.00%</text:p>
          </table:table-cell>
          <table:table-cell table:style-name="ce6" table:formula="of:=IF( MOD([.S9] - 4; [$DatosBases.$E$17]) = 0; [.$E$4]; 0)" office:value-type="percentage" office:value="0" calcext:value-type="percentage">
            <text:p>0.00%</text:p>
          </table:table-cell>
          <table:table-cell table:style-name="ce6" table:formula="of:=IF( MOD([.T9] - 4; [$DatosBases.$E$17]) = 0; [.$E$4]; 0)" office:value-type="percentage" office:value="0" calcext:value-type="percentage">
            <text:p>0.00%</text:p>
          </table:table-cell>
          <table:table-cell table:style-name="ce6" table:formula="of:=IF( MOD([.U9] - 4; [$DatosBases.$E$17]) = 0; [.$E$4]; 0)" office:value-type="percentage" office:value="0.01" calcext:value-type="percentage">
            <text:p>1.00%</text:p>
          </table:table-cell>
          <table:table-cell table:style-name="ce6" table:formula="of:=IF( MOD([.V9] - 4; [$DatosBases.$E$17]) = 0; [.$E$4]; 0)" office:value-type="percentage" office:value="0" calcext:value-type="percentage">
            <text:p>0.00%</text:p>
          </table:table-cell>
          <table:table-cell table:style-name="ce6" table:formula="of:=IF( MOD([.W9] - 4; [$DatosBases.$E$17]) = 0; [.$E$4]; 0)" office:value-type="percentage" office:value="0" calcext:value-type="percentage">
            <text:p>0.00%</text:p>
          </table:table-cell>
          <table:table-cell table:style-name="ce6" table:formula="of:=IF( MOD([.X9] - 4; [$DatosBases.$E$17]) = 0; [.$E$4]; 0)" office:value-type="percentage" office:value="0" calcext:value-type="percentage">
            <text:p>0.00%</text:p>
          </table:table-cell>
          <table:table-cell table:style-name="ce6" table:formula="of:=IF( MOD([.Y9] - 4; [$DatosBases.$E$17]) = 0; [.$E$4]; 0)" office:value-type="percentage" office:value="0" calcext:value-type="percentage">
            <text:p>0.00%</text:p>
          </table:table-cell>
          <table:table-cell table:style-name="ce6" table:formula="of:=IF( MOD([.Z9] - 4; [$DatosBases.$E$17]) = 0; [.$E$4]; 0)" office:value-type="percentage" office:value="0" calcext:value-type="percentage">
            <text:p>0.00%</text:p>
          </table:table-cell>
          <table:table-cell table:style-name="ce6" table:formula="of:=IF( MOD([.AA9] - 4; [$DatosBases.$E$17]) = 0; [.$E$4]; 0)" office:value-type="percentage" office:value="0.01" calcext:value-type="percentage">
            <text:p>1.00%</text:p>
          </table:table-cell>
          <table:table-cell table:style-name="ce6" table:formula="of:=IF( MOD([.AB9] - 4; [$DatosBases.$E$17]) = 0; [.$E$4]; 0)" office:value-type="percentage" office:value="0" calcext:value-type="percentage">
            <text:p>0.00%</text:p>
          </table:table-cell>
          <table:table-cell table:style-name="ce6" table:formula="of:=IF( MOD([.AC9] - 4; [$DatosBases.$E$17]) = 0; [.$E$4]; 0)" office:value-type="percentage" office:value="0" calcext:value-type="percentage">
            <text:p>0.00%</text:p>
          </table:table-cell>
          <table:table-cell table:style-name="ce6" table:formula="of:=IF( MOD([.AD9] - 4; [$DatosBases.$E$17]) = 0; [.$E$4]; 0)" office:value-type="percentage" office:value="0" calcext:value-type="percentage">
            <text:p>0.00%</text:p>
          </table:table-cell>
          <table:table-cell table:style-name="ce6" table:formula="of:=IF( MOD([.AE9] - 4; [$DatosBases.$E$17]) = 0; [.$E$4]; 0)" office:value-type="percentage" office:value="0" calcext:value-type="percentage">
            <text:p>0.00%</text:p>
          </table:table-cell>
          <table:table-cell table:style-name="ce6" table:formula="of:=IF( MOD([.AF9] - 4; [$DatosBases.$E$17]) = 0; [.$E$4]; 0)" office:value-type="percentage" office:value="0" calcext:value-type="percentage">
            <text:p>0.00%</text:p>
          </table:table-cell>
          <table:table-cell table:style-name="ce6" table:formula="of:=IF( MOD([.AG9] - 4; [$DatosBases.$E$17]) = 0; [.$E$4]; 0)" office:value-type="percentage" office:value="0.01" calcext:value-type="percentage">
            <text:p>1.00%</text:p>
          </table:table-cell>
          <table:table-cell table:style-name="ce6" table:formula="of:=IF( MOD([.AH9] - 4; [$DatosBases.$E$17]) = 0; [.$E$4]; 0)" office:value-type="percentage" office:value="0" calcext:value-type="percentage">
            <text:p>0.00%</text:p>
          </table:table-cell>
          <table:table-cell table:style-name="ce6" table:formula="of:=IF( MOD([.AI9] - 4; [$DatosBases.$E$17]) = 0; [.$E$4]; 0)" office:value-type="percentage" office:value="0" calcext:value-type="percentage">
            <text:p>0.00%</text:p>
          </table:table-cell>
          <table:table-cell table:style-name="ce6" table:formula="of:=IF( MOD([.AJ9] - 4; [$DatosBases.$E$17]) = 0; [.$E$4]; 0)" office:value-type="percentage" office:value="0" calcext:value-type="percentage">
            <text:p>0.00%</text:p>
          </table:table-cell>
          <table:table-cell table:style-name="ce6" table:formula="of:=IF( MOD([.AK9] - 4; [$DatosBases.$E$17]) = 0; [.$E$4]; 0)" office:value-type="percentage" office:value="0" calcext:value-type="percentage">
            <text:p>0.00%</text:p>
          </table:table-cell>
          <table:table-cell table:style-name="ce6" table:formula="of:=IF( MOD([.AL9] - 4; [$DatosBases.$E$17]) = 0; [.$E$4]; 0)" office:value-type="percentage" office:value="0" calcext:value-type="percentage">
            <text:p>0.00%</text:p>
          </table:table-cell>
          <table:table-cell table:style-name="ce6" table:formula="of:=IF( MOD([.AM9] - 4; [$DatosBases.$E$17]) = 0; [.$E$4]; 0)" office:value-type="percentage" office:value="0.01" calcext:value-type="percentage">
            <text:p>1.00%</text:p>
          </table:table-cell>
          <table:table-cell table:style-name="ce6" table:formula="of:=IF( MOD([.AN9] - 4; [$DatosBases.$E$17]) = 0; [.$E$4]; 0)" office:value-type="percentage" office:value="0" calcext:value-type="percentage">
            <text:p>0.00%</text:p>
          </table:table-cell>
          <table:table-cell table:style-name="ce6" table:formula="of:=IF( MOD([.AO9] - 4; [$DatosBases.$E$17]) = 0; [.$E$4]; 0)" office:value-type="percentage" office:value="0" calcext:value-type="percentage">
            <text:p>0.00%</text:p>
          </table:table-cell>
          <table:table-cell table:style-name="ce6" table:formula="of:=IF( MOD([.AP9] - 4; [$DatosBases.$E$17]) = 0; [.$E$4]; 0)" office:value-type="percentage" office:value="0" calcext:value-type="percentage">
            <text:p>0.00%</text:p>
          </table:table-cell>
          <table:table-cell table:style-name="ce6" table:formula="of:=IF( MOD([.AQ9] - 4; [$DatosBases.$E$17]) = 0; [.$E$4]; 0)" office:value-type="percentage" office:value="0" calcext:value-type="percentage">
            <text:p>0.00%</text:p>
          </table:table-cell>
          <table:table-cell table:style-name="ce6" table:formula="of:=IF( MOD([.AR9] - 4; [$DatosBases.$E$17]) = 0; [.$E$4]; 0)" office:value-type="percentage" office:value="0" calcext:value-type="percentage">
            <text:p>0.00%</text:p>
          </table:table-cell>
          <table:table-cell table:style-name="ce6" table:formula="of:=IF( MOD([.AS9] - 4; [$DatosBases.$E$17]) = 0; [.$E$4]; 0)" office:value-type="percentage" office:value="0.01" calcext:value-type="percentage">
            <text:p>1.00%</text:p>
          </table:table-cell>
          <table:table-cell table:style-name="ce6" table:formula="of:=IF( MOD([.AT9] - 4; [$DatosBases.$E$17]) = 0; [.$E$4]; 0)" office:value-type="percentage" office:value="0" calcext:value-type="percentage">
            <text:p>0.00%</text:p>
          </table:table-cell>
          <table:table-cell table:style-name="ce6" table:formula="of:=IF( MOD([.AU9] - 4; [$DatosBases.$E$17]) = 0; [.$E$4]; 0)" office:value-type="percentage" office:value="0" calcext:value-type="percentage">
            <text:p>0.00%</text:p>
          </table:table-cell>
          <table:table-cell table:style-name="ce6" table:formula="of:=IF( MOD([.AV9] - 4; [$DatosBases.$E$17]) = 0; [.$E$4]; 0)" office:value-type="percentage" office:value="0" calcext:value-type="percentage">
            <text:p>0.00%</text:p>
          </table:table-cell>
          <table:table-cell table:style-name="ce6" table:formula="of:=IF( MOD([.AW9] - 4; [$DatosBases.$E$17]) = 0; [.$E$4]; 0)" office:value-type="percentage" office:value="0" calcext:value-type="percentage">
            <text:p>0.00%</text:p>
          </table:table-cell>
          <table:table-cell table:style-name="ce6" table:formula="of:=IF( MOD([.AX9] - 4; [$DatosBases.$E$17]) = 0; [.$E$4]; 0)" office:value-type="percentage" office:value="0" calcext:value-type="percentage">
            <text:p>0.00%</text:p>
          </table:table-cell>
          <table:table-cell table:style-name="ce6" table:formula="of:=IF( MOD([.AY9] - 4; [$DatosBases.$E$17]) = 0; [.$E$4]; 0)" office:value-type="percentage" office:value="0.01" calcext:value-type="percentage">
            <text:p>1.00%</text:p>
          </table:table-cell>
          <table:table-cell table:style-name="ce6" table:formula="of:=IF( MOD([.AZ9] - 4; [$DatosBases.$E$17]) = 0; [.$E$4]; 0)" office:value-type="percentage" office:value="0" calcext:value-type="percentage">
            <text:p>0.00%</text:p>
          </table:table-cell>
          <table:table-cell table:style-name="ce6" table:formula="of:=IF( MOD([.BA9] - 4; [$DatosBases.$E$17]) = 0; [.$E$4]; 0)" office:value-type="percentage" office:value="0" calcext:value-type="percentage">
            <text:p>0.00%</text:p>
          </table:table-cell>
          <table:table-cell table:style-name="ce6" table:formula="of:=IF( MOD([.BB9] - 4; [$DatosBases.$E$17]) = 0; [.$E$4]; 0)" office:value-type="percentage" office:value="0" calcext:value-type="percentage">
            <text:p>0.00%</text:p>
          </table:table-cell>
          <table:table-cell table:style-name="ce6" table:formula="of:=IF( MOD([.BC9] - 4; [$DatosBases.$E$17]) = 0; [.$E$4]; 0)" office:value-type="percentage" office:value="0" calcext:value-type="percentage">
            <text:p>0.00%</text:p>
          </table:table-cell>
          <table:table-cell table:style-name="ce6" table:formula="of:=IF( MOD([.BD9] - 4; [$DatosBases.$E$17]) = 0; [.$E$4]; 0)" office:value-type="percentage" office:value="0" calcext:value-type="percentage">
            <text:p>0.00%</text:p>
          </table:table-cell>
          <table:table-cell table:style-name="ce6" table:formula="of:=IF( MOD([.BE9] - 4; [$DatosBases.$E$17]) = 0; [.$E$4]; 0)" office:value-type="percentage" office:value="0.01" calcext:value-type="percentage">
            <text:p>1.00%</text:p>
          </table:table-cell>
          <table:table-cell table:style-name="ce6" table:formula="of:=IF( MOD([.BF9] - 4; [$DatosBases.$E$17]) = 0; [.$E$4]; 0)" office:value-type="percentage" office:value="0" calcext:value-type="percentage">
            <text:p>0.00%</text:p>
          </table:table-cell>
          <table:table-cell table:style-name="ce6" table:formula="of:=IF( MOD([.BG9] - 4; [$DatosBases.$E$17]) = 0; [.$E$4]; 0)" office:value-type="percentage" office:value="0" calcext:value-type="percentage">
            <text:p>0.00%</text:p>
          </table:table-cell>
          <table:table-cell table:style-name="ce6" table:formula="of:=IF( MOD([.BH9] - 4; [$DatosBases.$E$17]) = 0; [.$E$4]; 0)" office:value-type="percentage" office:value="0" calcext:value-type="percentage">
            <text:p>0.00%</text:p>
          </table:table-cell>
          <table:table-cell table:style-name="ce6" table:formula="of:=IF( MOD([.BI9] - 4; [$DatosBases.$E$17]) = 0; [.$E$4]; 0)" office:value-type="percentage" office:value="0" calcext:value-type="percentage">
            <text:p>0.00%</text:p>
          </table:table-cell>
          <table:table-cell table:style-name="ce6" table:formula="of:=IF( MOD([.BJ9] - 4; [$DatosBases.$E$17]) = 0; [.$E$4]; 0)" office:value-type="percentage" office:value="0" calcext:value-type="percentage">
            <text:p>0.00%</text:p>
          </table:table-cell>
          <table:table-cell table:style-name="ce6" table:formula="of:=IF( MOD([.BK9] - 4; [$DatosBases.$E$17]) = 0; [.$E$4]; 0)" office:value-type="percentage" office:value="0.01" calcext:value-type="percentage">
            <text:p>1.00%</text:p>
          </table:table-cell>
          <table:table-cell table:style-name="ce6" table:formula="of:=IF( MOD([.BL9] - 4; [$DatosBases.$E$17]) = 0; [.$E$4]; 0)" office:value-type="percentage" office:value="0" calcext:value-type="percentage">
            <text:p>0.00%</text:p>
          </table:table-cell>
          <table:table-cell table:style-name="ce6" table:formula="of:=IF( MOD([.BM9] - 4; [$DatosBases.$E$17]) = 0; [.$E$4]; 0)" office:value-type="percentage" office:value="0" calcext:value-type="percentage">
            <text:p>0.00%</text:p>
          </table:table-cell>
          <table:table-cell table:style-name="ce6" table:formula="of:=IF( MOD([.BN9] - 4; [$DatosBases.$E$17]) = 0; [.$E$4]; 0)" office:value-type="percentage" office:value="0" calcext:value-type="percentage">
            <text:p>0.00%</text:p>
          </table:table-cell>
          <table:table-cell table:style-name="ce6" table:formula="of:=IF( MOD([.BO9] - 4; [$DatosBases.$E$17]) = 0; [.$E$4]; 0)" office:value-type="percentage" office:value="0" calcext:value-type="percentage">
            <text:p>0.00%</text:p>
          </table:table-cell>
          <table:table-cell table:style-name="ce6" table:formula="of:=IF( MOD([.BP9] - 4; [$DatosBases.$E$17]) = 0; [.$E$4]; 0)" office:value-type="percentage" office:value="0" calcext:value-type="percentage">
            <text:p>0.00%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Inc. Q R</text:p>
          </table:table-cell>
          <table:table-cell table:style-name="ce1" office:value-type="percentage" office:value="0.01" calcext:value-type="percentage">
            <text:p>1.00%</text:p>
          </table:table-cell>
          <table:table-cell table:number-columns-repeated="3"/>
          <table:table-cell table:style-name="ce6" table:formula="of:=IF( MOD([.I9] - 4; [$DatosBases.$E$18]) = 0; [.$E$4]; 0)" office:value-type="percentage" office:value="0.01" calcext:value-type="percentage">
            <text:p>1.00%</text:p>
          </table:table-cell>
          <table:table-cell table:style-name="ce6" table:formula="of:=IF( MOD([.J9] - 4; [$DatosBases.$E$18]) = 0; [.$E$4]; 0)" office:value-type="percentage" office:value="0" calcext:value-type="percentage">
            <text:p>0.00%</text:p>
          </table:table-cell>
          <table:table-cell table:style-name="ce6" table:formula="of:=IF( MOD([.K9] - 4; [$DatosBases.$E$18]) = 0; [.$E$4]; 0)" office:value-type="percentage" office:value="0" calcext:value-type="percentage">
            <text:p>0.00%</text:p>
          </table:table-cell>
          <table:table-cell table:style-name="ce6" table:formula="of:=IF( MOD([.L9] - 4; [$DatosBases.$E$18]) = 0; [.$E$4]; 0)" office:value-type="percentage" office:value="0" calcext:value-type="percentage">
            <text:p>0.00%</text:p>
          </table:table-cell>
          <table:table-cell table:style-name="ce6" table:formula="of:=IF( MOD([.M9] - 4; [$DatosBases.$E$18]) = 0; [.$E$4]; 0)" office:value-type="percentage" office:value="0" calcext:value-type="percentage">
            <text:p>0.00%</text:p>
          </table:table-cell>
          <table:table-cell table:style-name="ce6" table:formula="of:=IF( MOD([.N9] - 4; [$DatosBases.$E$18]) = 0; [.$E$4]; 0)" office:value-type="percentage" office:value="0" calcext:value-type="percentage">
            <text:p>0.00%</text:p>
          </table:table-cell>
          <table:table-cell table:style-name="ce6" table:formula="of:=IF( MOD([.O9] - 4; [$DatosBases.$E$18]) = 0; [.$E$4]; 0)" office:value-type="percentage" office:value="0.01" calcext:value-type="percentage">
            <text:p>1.00%</text:p>
          </table:table-cell>
          <table:table-cell table:style-name="ce6" table:formula="of:=IF( MOD([.P9] - 4; [$DatosBases.$E$18]) = 0; [.$E$4]; 0)" office:value-type="percentage" office:value="0" calcext:value-type="percentage">
            <text:p>0.00%</text:p>
          </table:table-cell>
          <table:table-cell table:style-name="ce6" table:formula="of:=IF( MOD([.Q9] - 4; [$DatosBases.$E$18]) = 0; [.$E$4]; 0)" office:value-type="percentage" office:value="0" calcext:value-type="percentage">
            <text:p>0.00%</text:p>
          </table:table-cell>
          <table:table-cell table:style-name="ce6" table:formula="of:=IF( MOD([.R9] - 4; [$DatosBases.$E$18]) = 0; [.$E$4]; 0)" office:value-type="percentage" office:value="0" calcext:value-type="percentage">
            <text:p>0.00%</text:p>
          </table:table-cell>
          <table:table-cell table:style-name="ce6" table:formula="of:=IF( MOD([.S9] - 4; [$DatosBases.$E$18]) = 0; [.$E$4]; 0)" office:value-type="percentage" office:value="0" calcext:value-type="percentage">
            <text:p>0.00%</text:p>
          </table:table-cell>
          <table:table-cell table:style-name="ce6" table:formula="of:=IF( MOD([.T9] - 4; [$DatosBases.$E$18]) = 0; [.$E$4]; 0)" office:value-type="percentage" office:value="0" calcext:value-type="percentage">
            <text:p>0.00%</text:p>
          </table:table-cell>
          <table:table-cell table:style-name="ce6" table:formula="of:=IF( MOD([.U9] - 4; [$DatosBases.$E$18]) = 0; [.$E$4]; 0)" office:value-type="percentage" office:value="0.01" calcext:value-type="percentage">
            <text:p>1.00%</text:p>
          </table:table-cell>
          <table:table-cell table:style-name="ce6" table:formula="of:=IF( MOD([.V9] - 4; [$DatosBases.$E$18]) = 0; [.$E$4]; 0)" office:value-type="percentage" office:value="0" calcext:value-type="percentage">
            <text:p>0.00%</text:p>
          </table:table-cell>
          <table:table-cell table:style-name="ce6" table:formula="of:=IF( MOD([.W9] - 4; [$DatosBases.$E$18]) = 0; [.$E$4]; 0)" office:value-type="percentage" office:value="0" calcext:value-type="percentage">
            <text:p>0.00%</text:p>
          </table:table-cell>
          <table:table-cell table:style-name="ce6" table:formula="of:=IF( MOD([.X9] - 4; [$DatosBases.$E$18]) = 0; [.$E$4]; 0)" office:value-type="percentage" office:value="0" calcext:value-type="percentage">
            <text:p>0.00%</text:p>
          </table:table-cell>
          <table:table-cell table:style-name="ce6" table:formula="of:=IF( MOD([.Y9] - 4; [$DatosBases.$E$18]) = 0; [.$E$4]; 0)" office:value-type="percentage" office:value="0" calcext:value-type="percentage">
            <text:p>0.00%</text:p>
          </table:table-cell>
          <table:table-cell table:style-name="ce6" table:formula="of:=IF( MOD([.Z9] - 4; [$DatosBases.$E$18]) = 0; [.$E$4]; 0)" office:value-type="percentage" office:value="0" calcext:value-type="percentage">
            <text:p>0.00%</text:p>
          </table:table-cell>
          <table:table-cell table:style-name="ce6" table:formula="of:=IF( MOD([.AA9] - 4; [$DatosBases.$E$18]) = 0; [.$E$4]; 0)" office:value-type="percentage" office:value="0.01" calcext:value-type="percentage">
            <text:p>1.00%</text:p>
          </table:table-cell>
          <table:table-cell table:style-name="ce6" table:formula="of:=IF( MOD([.AB9] - 4; [$DatosBases.$E$18]) = 0; [.$E$4]; 0)" office:value-type="percentage" office:value="0" calcext:value-type="percentage">
            <text:p>0.00%</text:p>
          </table:table-cell>
          <table:table-cell table:style-name="ce6" table:formula="of:=IF( MOD([.AC9] - 4; [$DatosBases.$E$18]) = 0; [.$E$4]; 0)" office:value-type="percentage" office:value="0" calcext:value-type="percentage">
            <text:p>0.00%</text:p>
          </table:table-cell>
          <table:table-cell table:style-name="ce6" table:formula="of:=IF( MOD([.AD9] - 4; [$DatosBases.$E$18]) = 0; [.$E$4]; 0)" office:value-type="percentage" office:value="0" calcext:value-type="percentage">
            <text:p>0.00%</text:p>
          </table:table-cell>
          <table:table-cell table:style-name="ce6" table:formula="of:=IF( MOD([.AE9] - 4; [$DatosBases.$E$18]) = 0; [.$E$4]; 0)" office:value-type="percentage" office:value="0" calcext:value-type="percentage">
            <text:p>0.00%</text:p>
          </table:table-cell>
          <table:table-cell table:style-name="ce6" table:formula="of:=IF( MOD([.AF9] - 4; [$DatosBases.$E$18]) = 0; [.$E$4]; 0)" office:value-type="percentage" office:value="0" calcext:value-type="percentage">
            <text:p>0.00%</text:p>
          </table:table-cell>
          <table:table-cell table:style-name="ce6" table:formula="of:=IF( MOD([.AG9] - 4; [$DatosBases.$E$18]) = 0; [.$E$4]; 0)" office:value-type="percentage" office:value="0.01" calcext:value-type="percentage">
            <text:p>1.00%</text:p>
          </table:table-cell>
          <table:table-cell table:style-name="ce6" table:formula="of:=IF( MOD([.AH9] - 4; [$DatosBases.$E$18]) = 0; [.$E$4]; 0)" office:value-type="percentage" office:value="0" calcext:value-type="percentage">
            <text:p>0.00%</text:p>
          </table:table-cell>
          <table:table-cell table:style-name="ce6" table:formula="of:=IF( MOD([.AI9] - 4; [$DatosBases.$E$18]) = 0; [.$E$4]; 0)" office:value-type="percentage" office:value="0" calcext:value-type="percentage">
            <text:p>0.00%</text:p>
          </table:table-cell>
          <table:table-cell table:style-name="ce6" table:formula="of:=IF( MOD([.AJ9] - 4; [$DatosBases.$E$18]) = 0; [.$E$4]; 0)" office:value-type="percentage" office:value="0" calcext:value-type="percentage">
            <text:p>0.00%</text:p>
          </table:table-cell>
          <table:table-cell table:style-name="ce6" table:formula="of:=IF( MOD([.AK9] - 4; [$DatosBases.$E$18]) = 0; [.$E$4]; 0)" office:value-type="percentage" office:value="0" calcext:value-type="percentage">
            <text:p>0.00%</text:p>
          </table:table-cell>
          <table:table-cell table:style-name="ce6" table:formula="of:=IF( MOD([.AL9] - 4; [$DatosBases.$E$18]) = 0; [.$E$4]; 0)" office:value-type="percentage" office:value="0" calcext:value-type="percentage">
            <text:p>0.00%</text:p>
          </table:table-cell>
          <table:table-cell table:style-name="ce6" table:formula="of:=IF( MOD([.AM9] - 4; [$DatosBases.$E$18]) = 0; [.$E$4]; 0)" office:value-type="percentage" office:value="0.01" calcext:value-type="percentage">
            <text:p>1.00%</text:p>
          </table:table-cell>
          <table:table-cell table:style-name="ce6" table:formula="of:=IF( MOD([.AN9] - 4; [$DatosBases.$E$18]) = 0; [.$E$4]; 0)" office:value-type="percentage" office:value="0" calcext:value-type="percentage">
            <text:p>0.00%</text:p>
          </table:table-cell>
          <table:table-cell table:style-name="ce6" table:formula="of:=IF( MOD([.AO9] - 4; [$DatosBases.$E$18]) = 0; [.$E$4]; 0)" office:value-type="percentage" office:value="0" calcext:value-type="percentage">
            <text:p>0.00%</text:p>
          </table:table-cell>
          <table:table-cell table:style-name="ce6" table:formula="of:=IF( MOD([.AP9] - 4; [$DatosBases.$E$18]) = 0; [.$E$4]; 0)" office:value-type="percentage" office:value="0" calcext:value-type="percentage">
            <text:p>0.00%</text:p>
          </table:table-cell>
          <table:table-cell table:style-name="ce6" table:formula="of:=IF( MOD([.AQ9] - 4; [$DatosBases.$E$18]) = 0; [.$E$4]; 0)" office:value-type="percentage" office:value="0" calcext:value-type="percentage">
            <text:p>0.00%</text:p>
          </table:table-cell>
          <table:table-cell table:style-name="ce6" table:formula="of:=IF( MOD([.AR9] - 4; [$DatosBases.$E$18]) = 0; [.$E$4]; 0)" office:value-type="percentage" office:value="0" calcext:value-type="percentage">
            <text:p>0.00%</text:p>
          </table:table-cell>
          <table:table-cell table:style-name="ce6" table:formula="of:=IF( MOD([.AS9] - 4; [$DatosBases.$E$18]) = 0; [.$E$4]; 0)" office:value-type="percentage" office:value="0.01" calcext:value-type="percentage">
            <text:p>1.00%</text:p>
          </table:table-cell>
          <table:table-cell table:style-name="ce6" table:formula="of:=IF( MOD([.AT9] - 4; [$DatosBases.$E$18]) = 0; [.$E$4]; 0)" office:value-type="percentage" office:value="0" calcext:value-type="percentage">
            <text:p>0.00%</text:p>
          </table:table-cell>
          <table:table-cell table:style-name="ce6" table:formula="of:=IF( MOD([.AU9] - 4; [$DatosBases.$E$18]) = 0; [.$E$4]; 0)" office:value-type="percentage" office:value="0" calcext:value-type="percentage">
            <text:p>0.00%</text:p>
          </table:table-cell>
          <table:table-cell table:style-name="ce6" table:formula="of:=IF( MOD([.AV9] - 4; [$DatosBases.$E$18]) = 0; [.$E$4]; 0)" office:value-type="percentage" office:value="0" calcext:value-type="percentage">
            <text:p>0.00%</text:p>
          </table:table-cell>
          <table:table-cell table:style-name="ce6" table:formula="of:=IF( MOD([.AW9] - 4; [$DatosBases.$E$18]) = 0; [.$E$4]; 0)" office:value-type="percentage" office:value="0" calcext:value-type="percentage">
            <text:p>0.00%</text:p>
          </table:table-cell>
          <table:table-cell table:style-name="ce6" table:formula="of:=IF( MOD([.AX9] - 4; [$DatosBases.$E$18]) = 0; [.$E$4]; 0)" office:value-type="percentage" office:value="0" calcext:value-type="percentage">
            <text:p>0.00%</text:p>
          </table:table-cell>
          <table:table-cell table:style-name="ce6" table:formula="of:=IF( MOD([.AY9] - 4; [$DatosBases.$E$18]) = 0; [.$E$4]; 0)" office:value-type="percentage" office:value="0.01" calcext:value-type="percentage">
            <text:p>1.00%</text:p>
          </table:table-cell>
          <table:table-cell table:style-name="ce6" table:formula="of:=IF( MOD([.AZ9] - 4; [$DatosBases.$E$18]) = 0; [.$E$4]; 0)" office:value-type="percentage" office:value="0" calcext:value-type="percentage">
            <text:p>0.00%</text:p>
          </table:table-cell>
          <table:table-cell table:style-name="ce6" table:formula="of:=IF( MOD([.BA9] - 4; [$DatosBases.$E$18]) = 0; [.$E$4]; 0)" office:value-type="percentage" office:value="0" calcext:value-type="percentage">
            <text:p>0.00%</text:p>
          </table:table-cell>
          <table:table-cell table:style-name="ce6" table:formula="of:=IF( MOD([.BB9] - 4; [$DatosBases.$E$18]) = 0; [.$E$4]; 0)" office:value-type="percentage" office:value="0" calcext:value-type="percentage">
            <text:p>0.00%</text:p>
          </table:table-cell>
          <table:table-cell table:style-name="ce6" table:formula="of:=IF( MOD([.BC9] - 4; [$DatosBases.$E$18]) = 0; [.$E$4]; 0)" office:value-type="percentage" office:value="0" calcext:value-type="percentage">
            <text:p>0.00%</text:p>
          </table:table-cell>
          <table:table-cell table:style-name="ce6" table:formula="of:=IF( MOD([.BD9] - 4; [$DatosBases.$E$18]) = 0; [.$E$4]; 0)" office:value-type="percentage" office:value="0" calcext:value-type="percentage">
            <text:p>0.00%</text:p>
          </table:table-cell>
          <table:table-cell table:style-name="ce6" table:formula="of:=IF( MOD([.BE9] - 4; [$DatosBases.$E$18]) = 0; [.$E$4]; 0)" office:value-type="percentage" office:value="0.01" calcext:value-type="percentage">
            <text:p>1.00%</text:p>
          </table:table-cell>
          <table:table-cell table:style-name="ce6" table:formula="of:=IF( MOD([.BF9] - 4; [$DatosBases.$E$18]) = 0; [.$E$4]; 0)" office:value-type="percentage" office:value="0" calcext:value-type="percentage">
            <text:p>0.00%</text:p>
          </table:table-cell>
          <table:table-cell table:style-name="ce6" table:formula="of:=IF( MOD([.BG9] - 4; [$DatosBases.$E$18]) = 0; [.$E$4]; 0)" office:value-type="percentage" office:value="0" calcext:value-type="percentage">
            <text:p>0.00%</text:p>
          </table:table-cell>
          <table:table-cell table:style-name="ce6" table:formula="of:=IF( MOD([.BH9] - 4; [$DatosBases.$E$18]) = 0; [.$E$4]; 0)" office:value-type="percentage" office:value="0" calcext:value-type="percentage">
            <text:p>0.00%</text:p>
          </table:table-cell>
          <table:table-cell table:style-name="ce6" table:formula="of:=IF( MOD([.BI9] - 4; [$DatosBases.$E$18]) = 0; [.$E$4]; 0)" office:value-type="percentage" office:value="0" calcext:value-type="percentage">
            <text:p>0.00%</text:p>
          </table:table-cell>
          <table:table-cell table:style-name="ce6" table:formula="of:=IF( MOD([.BJ9] - 4; [$DatosBases.$E$18]) = 0; [.$E$4]; 0)" office:value-type="percentage" office:value="0" calcext:value-type="percentage">
            <text:p>0.00%</text:p>
          </table:table-cell>
          <table:table-cell table:style-name="ce6" table:formula="of:=IF( MOD([.BK9] - 4; [$DatosBases.$E$18]) = 0; [.$E$4]; 0)" office:value-type="percentage" office:value="0.01" calcext:value-type="percentage">
            <text:p>1.00%</text:p>
          </table:table-cell>
          <table:table-cell table:style-name="ce6" table:formula="of:=IF( MOD([.BL9] - 4; [$DatosBases.$E$18]) = 0; [.$E$4]; 0)" office:value-type="percentage" office:value="0" calcext:value-type="percentage">
            <text:p>0.00%</text:p>
          </table:table-cell>
          <table:table-cell table:style-name="ce6" table:formula="of:=IF( MOD([.BM9] - 4; [$DatosBases.$E$18]) = 0; [.$E$4]; 0)" office:value-type="percentage" office:value="0" calcext:value-type="percentage">
            <text:p>0.00%</text:p>
          </table:table-cell>
          <table:table-cell table:style-name="ce6" table:formula="of:=IF( MOD([.BN9] - 4; [$DatosBases.$E$18]) = 0; [.$E$4]; 0)" office:value-type="percentage" office:value="0" calcext:value-type="percentage">
            <text:p>0.00%</text:p>
          </table:table-cell>
          <table:table-cell table:style-name="ce6" table:formula="of:=IF( MOD([.BO9] - 4; [$DatosBases.$E$18]) = 0; [.$E$4]; 0)" office:value-type="percentage" office:value="0" calcext:value-type="percentage">
            <text:p>0.00%</text:p>
          </table:table-cell>
          <table:table-cell table:style-name="ce6" table:formula="of:=IF( MOD([.BP9] - 4; [$DatosBases.$E$18]) = 0; [.$E$4]; 0)" office:value-type="percentage" office:value="0" calcext:value-type="percentage">
            <text:p>0.00%</text:p>
          </table:table-cell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60"/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Inc. P. EA</text:p>
          </table:table-cell>
          <table:table-cell table:style-name="ce4" office:value-type="percentage" office:value="0.01" calcext:value-type="percentage">
            <text:p>1.00%</text:p>
          </table:table-cell>
          <table:table-cell table:style-name="ce6" table:formula="of:=IF( MOD([.F9]; [$DatosBases.$E$21]) = 0; [.$E$7]; 0)" office:value-type="percentage" office:value="0" calcext:value-type="percentage">
            <text:p>0.00%</text:p>
          </table:table-cell>
          <table:table-cell table:style-name="ce6" table:formula="of:=IF( MOD([.G9]; [$DatosBases.$E$21]) = 0; [.$E$7]; 0)" office:value-type="percentage" office:value="0" calcext:value-type="percentage">
            <text:p>0.00%</text:p>
          </table:table-cell>
          <table:table-cell table:style-name="ce6" table:formula="of:=IF( MOD([.H9]; [$DatosBases.$E$21]) = 0; [.$E$7]; 0)" office:value-type="percentage" office:value="0" calcext:value-type="percentage">
            <text:p>0.00%</text:p>
          </table:table-cell>
          <table:table-cell table:style-name="ce6" table:formula="of:=IF( MOD([.I9]; [$DatosBases.$E$21]) = 0; [.$E$7]; 0)" office:value-type="percentage" office:value="0" calcext:value-type="percentage">
            <text:p>0.00%</text:p>
          </table:table-cell>
          <table:table-cell table:style-name="ce6" table:formula="of:=IF( MOD([.J9]; [$DatosBases.$E$21]) = 0; [.$E$7]; 0)" office:value-type="percentage" office:value="0" calcext:value-type="percentage">
            <text:p>0.00%</text:p>
          </table:table-cell>
          <table:table-cell table:style-name="ce6" table:formula="of:=IF( MOD([.K9]; [$DatosBases.$E$21]) = 0; [.$E$7]; 0)" office:value-type="percentage" office:value="0" calcext:value-type="percentage">
            <text:p>0.00%</text:p>
          </table:table-cell>
          <table:table-cell table:style-name="ce6" table:formula="of:=IF( MOD([.L9]; [$DatosBases.$E$21]) = 0; [.$E$7]; 0)" office:value-type="percentage" office:value="0" calcext:value-type="percentage">
            <text:p>0.00%</text:p>
          </table:table-cell>
          <table:table-cell table:style-name="ce6" table:formula="of:=IF( MOD([.M9]; [$DatosBases.$E$21]) = 0; [.$E$7]; 0)" office:value-type="percentage" office:value="0" calcext:value-type="percentage">
            <text:p>0.00%</text:p>
          </table:table-cell>
          <table:table-cell table:style-name="ce6" table:formula="of:=IF( MOD([.N9]; [$DatosBases.$E$21]) = 0; [.$E$7]; 0)" office:value-type="percentage" office:value="0" calcext:value-type="percentage">
            <text:p>0.00%</text:p>
          </table:table-cell>
          <table:table-cell table:style-name="ce6" table:formula="of:=IF( MOD([.O9]; [$DatosBases.$E$21]) = 0; [.$E$7]; 0)" office:value-type="percentage" office:value="0" calcext:value-type="percentage">
            <text:p>0.00%</text:p>
          </table:table-cell>
          <table:table-cell table:style-name="ce6" table:formula="of:=IF( MOD([.P9]; [$DatosBases.$E$21]) = 0; [.$E$7]; 0)" office:value-type="percentage" office:value="0" calcext:value-type="percentage">
            <text:p>0.00%</text:p>
          </table:table-cell>
          <table:table-cell table:style-name="ce6" table:formula="of:=IF( MOD([.Q9]; [$DatosBases.$E$21]) = 0; [.$E$7]; 0)" office:value-type="percentage" office:value="0.01" calcext:value-type="percentage">
            <text:p>1.00%</text:p>
          </table:table-cell>
          <table:table-cell table:style-name="ce6" table:formula="of:=IF( MOD([.R9]; [$DatosBases.$E$21]) = 0; [.$E$7]; 0)" office:value-type="percentage" office:value="0" calcext:value-type="percentage">
            <text:p>0.00%</text:p>
          </table:table-cell>
          <table:table-cell table:style-name="ce6" table:formula="of:=IF( MOD([.S9]; [$DatosBases.$E$21]) = 0; [.$E$7]; 0)" office:value-type="percentage" office:value="0" calcext:value-type="percentage">
            <text:p>0.00%</text:p>
          </table:table-cell>
          <table:table-cell table:style-name="ce6" table:formula="of:=IF( MOD([.T9]; [$DatosBases.$E$21]) = 0; [.$E$7]; 0)" office:value-type="percentage" office:value="0" calcext:value-type="percentage">
            <text:p>0.00%</text:p>
          </table:table-cell>
          <table:table-cell table:style-name="ce6" table:formula="of:=IF( MOD([.U9]; [$DatosBases.$E$21]) = 0; [.$E$7]; 0)" office:value-type="percentage" office:value="0" calcext:value-type="percentage">
            <text:p>0.00%</text:p>
          </table:table-cell>
          <table:table-cell table:style-name="ce6" table:formula="of:=IF( MOD([.V9]; [$DatosBases.$E$21]) = 0; [.$E$7]; 0)" office:value-type="percentage" office:value="0" calcext:value-type="percentage">
            <text:p>0.00%</text:p>
          </table:table-cell>
          <table:table-cell table:style-name="ce6" table:formula="of:=IF( MOD([.W9]; [$DatosBases.$E$21]) = 0; [.$E$7]; 0)" office:value-type="percentage" office:value="0" calcext:value-type="percentage">
            <text:p>0.00%</text:p>
          </table:table-cell>
          <table:table-cell table:style-name="ce6" table:formula="of:=IF( MOD([.X9]; [$DatosBases.$E$21]) = 0; [.$E$7]; 0)" office:value-type="percentage" office:value="0" calcext:value-type="percentage">
            <text:p>0.00%</text:p>
          </table:table-cell>
          <table:table-cell table:style-name="ce6" table:formula="of:=IF( MOD([.Y9]; [$DatosBases.$E$21]) = 0; [.$E$7]; 0)" office:value-type="percentage" office:value="0" calcext:value-type="percentage">
            <text:p>0.00%</text:p>
          </table:table-cell>
          <table:table-cell table:style-name="ce6" table:formula="of:=IF( MOD([.Z9]; [$DatosBases.$E$21]) = 0; [.$E$7]; 0)" office:value-type="percentage" office:value="0" calcext:value-type="percentage">
            <text:p>0.00%</text:p>
          </table:table-cell>
          <table:table-cell table:style-name="ce6" table:formula="of:=IF( MOD([.AA9]; [$DatosBases.$E$21]) = 0; [.$E$7]; 0)" office:value-type="percentage" office:value="0" calcext:value-type="percentage">
            <text:p>0.00%</text:p>
          </table:table-cell>
          <table:table-cell table:style-name="ce6" table:formula="of:=IF( MOD([.AB9]; [$DatosBases.$E$21]) = 0; [.$E$7]; 0)" office:value-type="percentage" office:value="0" calcext:value-type="percentage">
            <text:p>0.00%</text:p>
          </table:table-cell>
          <table:table-cell table:style-name="ce6" table:formula="of:=IF( MOD([.AC9]; [$DatosBases.$E$21]) = 0; [.$E$7]; 0)" office:value-type="percentage" office:value="0.01" calcext:value-type="percentage">
            <text:p>1.00%</text:p>
          </table:table-cell>
          <table:table-cell table:style-name="ce6" table:formula="of:=IF( MOD([.AD9]; [$DatosBases.$E$21]) = 0; [.$E$7]; 0)" office:value-type="percentage" office:value="0" calcext:value-type="percentage">
            <text:p>0.00%</text:p>
          </table:table-cell>
          <table:table-cell table:style-name="ce6" table:formula="of:=IF( MOD([.AE9]; [$DatosBases.$E$21]) = 0; [.$E$7]; 0)" office:value-type="percentage" office:value="0" calcext:value-type="percentage">
            <text:p>0.00%</text:p>
          </table:table-cell>
          <table:table-cell table:style-name="ce6" table:formula="of:=IF( MOD([.AF9]; [$DatosBases.$E$21]) = 0; [.$E$7]; 0)" office:value-type="percentage" office:value="0" calcext:value-type="percentage">
            <text:p>0.00%</text:p>
          </table:table-cell>
          <table:table-cell table:style-name="ce6" table:formula="of:=IF( MOD([.AG9]; [$DatosBases.$E$21]) = 0; [.$E$7]; 0)" office:value-type="percentage" office:value="0" calcext:value-type="percentage">
            <text:p>0.00%</text:p>
          </table:table-cell>
          <table:table-cell table:style-name="ce6" table:formula="of:=IF( MOD([.AH9]; [$DatosBases.$E$21]) = 0; [.$E$7]; 0)" office:value-type="percentage" office:value="0" calcext:value-type="percentage">
            <text:p>0.00%</text:p>
          </table:table-cell>
          <table:table-cell table:style-name="ce6" table:formula="of:=IF( MOD([.AI9]; [$DatosBases.$E$21]) = 0; [.$E$7]; 0)" office:value-type="percentage" office:value="0" calcext:value-type="percentage">
            <text:p>0.00%</text:p>
          </table:table-cell>
          <table:table-cell table:style-name="ce6" table:formula="of:=IF( MOD([.AJ9]; [$DatosBases.$E$21]) = 0; [.$E$7]; 0)" office:value-type="percentage" office:value="0" calcext:value-type="percentage">
            <text:p>0.00%</text:p>
          </table:table-cell>
          <table:table-cell table:style-name="ce6" table:formula="of:=IF( MOD([.AK9]; [$DatosBases.$E$21]) = 0; [.$E$7]; 0)" office:value-type="percentage" office:value="0" calcext:value-type="percentage">
            <text:p>0.00%</text:p>
          </table:table-cell>
          <table:table-cell table:style-name="ce6" table:formula="of:=IF( MOD([.AL9]; [$DatosBases.$E$21]) = 0; [.$E$7]; 0)" office:value-type="percentage" office:value="0" calcext:value-type="percentage">
            <text:p>0.00%</text:p>
          </table:table-cell>
          <table:table-cell table:style-name="ce6" table:formula="of:=IF( MOD([.AM9]; [$DatosBases.$E$21]) = 0; [.$E$7]; 0)" office:value-type="percentage" office:value="0" calcext:value-type="percentage">
            <text:p>0.00%</text:p>
          </table:table-cell>
          <table:table-cell table:style-name="ce6" table:formula="of:=IF( MOD([.AN9]; [$DatosBases.$E$21]) = 0; [.$E$7]; 0)" office:value-type="percentage" office:value="0" calcext:value-type="percentage">
            <text:p>0.00%</text:p>
          </table:table-cell>
          <table:table-cell table:style-name="ce6" table:formula="of:=IF( MOD([.AO9]; [$DatosBases.$E$21]) = 0; [.$E$7]; 0)" office:value-type="percentage" office:value="0.01" calcext:value-type="percentage">
            <text:p>1.00%</text:p>
          </table:table-cell>
          <table:table-cell table:style-name="ce6" table:formula="of:=IF( MOD([.AP9]; [$DatosBases.$E$21]) = 0; [.$E$7]; 0)" office:value-type="percentage" office:value="0" calcext:value-type="percentage">
            <text:p>0.00%</text:p>
          </table:table-cell>
          <table:table-cell table:style-name="ce6" table:formula="of:=IF( MOD([.AQ9]; [$DatosBases.$E$21]) = 0; [.$E$7]; 0)" office:value-type="percentage" office:value="0" calcext:value-type="percentage">
            <text:p>0.00%</text:p>
          </table:table-cell>
          <table:table-cell table:style-name="ce6" table:formula="of:=IF( MOD([.AR9]; [$DatosBases.$E$21]) = 0; [.$E$7]; 0)" office:value-type="percentage" office:value="0" calcext:value-type="percentage">
            <text:p>0.00%</text:p>
          </table:table-cell>
          <table:table-cell table:style-name="ce6" table:formula="of:=IF( MOD([.AS9]; [$DatosBases.$E$21]) = 0; [.$E$7]; 0)" office:value-type="percentage" office:value="0" calcext:value-type="percentage">
            <text:p>0.00%</text:p>
          </table:table-cell>
          <table:table-cell table:style-name="ce6" table:formula="of:=IF( MOD([.AT9]; [$DatosBases.$E$21]) = 0; [.$E$7]; 0)" office:value-type="percentage" office:value="0" calcext:value-type="percentage">
            <text:p>0.00%</text:p>
          </table:table-cell>
          <table:table-cell table:style-name="ce6" table:formula="of:=IF( MOD([.AU9]; [$DatosBases.$E$21]) = 0; [.$E$7]; 0)" office:value-type="percentage" office:value="0" calcext:value-type="percentage">
            <text:p>0.00%</text:p>
          </table:table-cell>
          <table:table-cell table:style-name="ce6" table:formula="of:=IF( MOD([.AV9]; [$DatosBases.$E$21]) = 0; [.$E$7]; 0)" office:value-type="percentage" office:value="0" calcext:value-type="percentage">
            <text:p>0.00%</text:p>
          </table:table-cell>
          <table:table-cell table:style-name="ce6" table:formula="of:=IF( MOD([.AW9]; [$DatosBases.$E$21]) = 0; [.$E$7]; 0)" office:value-type="percentage" office:value="0" calcext:value-type="percentage">
            <text:p>0.00%</text:p>
          </table:table-cell>
          <table:table-cell table:style-name="ce6" table:formula="of:=IF( MOD([.AX9]; [$DatosBases.$E$21]) = 0; [.$E$7]; 0)" office:value-type="percentage" office:value="0" calcext:value-type="percentage">
            <text:p>0.00%</text:p>
          </table:table-cell>
          <table:table-cell table:style-name="ce6" table:formula="of:=IF( MOD([.AY9]; [$DatosBases.$E$21]) = 0; [.$E$7]; 0)" office:value-type="percentage" office:value="0" calcext:value-type="percentage">
            <text:p>0.00%</text:p>
          </table:table-cell>
          <table:table-cell table:style-name="ce6" table:formula="of:=IF( MOD([.AZ9]; [$DatosBases.$E$21]) = 0; [.$E$7]; 0)" office:value-type="percentage" office:value="0" calcext:value-type="percentage">
            <text:p>0.00%</text:p>
          </table:table-cell>
          <table:table-cell table:style-name="ce6" table:formula="of:=IF( MOD([.BA9]; [$DatosBases.$E$21]) = 0; [.$E$7]; 0)" office:value-type="percentage" office:value="0.01" calcext:value-type="percentage">
            <text:p>1.00%</text:p>
          </table:table-cell>
          <table:table-cell table:style-name="ce6" table:formula="of:=IF( MOD([.BB9]; [$DatosBases.$E$21]) = 0; [.$E$7]; 0)" office:value-type="percentage" office:value="0" calcext:value-type="percentage">
            <text:p>0.00%</text:p>
          </table:table-cell>
          <table:table-cell table:style-name="ce6" table:formula="of:=IF( MOD([.BC9]; [$DatosBases.$E$21]) = 0; [.$E$7]; 0)" office:value-type="percentage" office:value="0" calcext:value-type="percentage">
            <text:p>0.00%</text:p>
          </table:table-cell>
          <table:table-cell table:style-name="ce6" table:formula="of:=IF( MOD([.BD9]; [$DatosBases.$E$21]) = 0; [.$E$7]; 0)" office:value-type="percentage" office:value="0" calcext:value-type="percentage">
            <text:p>0.00%</text:p>
          </table:table-cell>
          <table:table-cell table:style-name="ce6" table:formula="of:=IF( MOD([.BE9]; [$DatosBases.$E$21]) = 0; [.$E$7]; 0)" office:value-type="percentage" office:value="0" calcext:value-type="percentage">
            <text:p>0.00%</text:p>
          </table:table-cell>
          <table:table-cell table:style-name="ce6" table:formula="of:=IF( MOD([.BF9]; [$DatosBases.$E$21]) = 0; [.$E$7]; 0)" office:value-type="percentage" office:value="0" calcext:value-type="percentage">
            <text:p>0.00%</text:p>
          </table:table-cell>
          <table:table-cell table:style-name="ce6" table:formula="of:=IF( MOD([.BG9]; [$DatosBases.$E$21]) = 0; [.$E$7]; 0)" office:value-type="percentage" office:value="0" calcext:value-type="percentage">
            <text:p>0.00%</text:p>
          </table:table-cell>
          <table:table-cell table:style-name="ce6" table:formula="of:=IF( MOD([.BH9]; [$DatosBases.$E$21]) = 0; [.$E$7]; 0)" office:value-type="percentage" office:value="0" calcext:value-type="percentage">
            <text:p>0.00%</text:p>
          </table:table-cell>
          <table:table-cell table:style-name="ce6" table:formula="of:=IF( MOD([.BI9]; [$DatosBases.$E$21]) = 0; [.$E$7]; 0)" office:value-type="percentage" office:value="0" calcext:value-type="percentage">
            <text:p>0.00%</text:p>
          </table:table-cell>
          <table:table-cell table:style-name="ce6" table:formula="of:=IF( MOD([.BJ9]; [$DatosBases.$E$21]) = 0; [.$E$7]; 0)" office:value-type="percentage" office:value="0" calcext:value-type="percentage">
            <text:p>0.00%</text:p>
          </table:table-cell>
          <table:table-cell table:style-name="ce6" table:formula="of:=IF( MOD([.BK9]; [$DatosBases.$E$21]) = 0; [.$E$7]; 0)" office:value-type="percentage" office:value="0" calcext:value-type="percentage">
            <text:p>0.00%</text:p>
          </table:table-cell>
          <table:table-cell table:style-name="ce6" table:formula="of:=IF( MOD([.BL9]; [$DatosBases.$E$21]) = 0; [.$E$7]; 0)" office:value-type="percentage" office:value="0" calcext:value-type="percentage">
            <text:p>0.00%</text:p>
          </table:table-cell>
          <table:table-cell table:style-name="ce6" table:formula="of:=IF( MOD([.BM9]; [$DatosBases.$E$21]) = 0; [.$E$7]; 0)" office:value-type="percentage" office:value="0.01" calcext:value-type="percentage">
            <text:p>1.00%</text:p>
          </table:table-cell>
          <table:table-cell table:style-name="ce6" table:formula="of:=IF( MOD([.BN9]; [$DatosBases.$E$21]) = 0; [.$E$7]; 0)" office:value-type="percentage" office:value="0" calcext:value-type="percentage">
            <text:p>0.00%</text:p>
          </table:table-cell>
          <table:table-cell table:style-name="ce6" table:formula="of:=IF( MOD([.BO9]; [$DatosBases.$E$21]) = 0; [.$E$7]; 0)" office:value-type="percentage" office:value="0" calcext:value-type="percentage">
            <text:p>0.00%</text:p>
          </table:table-cell>
          <table:table-cell table:style-name="ce6" table:formula="of:=IF( MOD([.BP9]; [$DatosBases.$E$21]) = 0; [.$E$7]; 0)" office:value-type="percentage" office:value="0" calcext:value-type="percentage">
            <text:p>0.00%</text:p>
          </table:table-cell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60"/>
          <table:table-cell table:number-columns-repeated="13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" table:number-rows-spanned="2">
            <text:p>Tiemp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 table:number-columns-repeated="3"/>
          <table:covered-table-cell/>
          <table:table-cell/>
          <table:table-cell table:style-name="ce8" table:formula="of:=DATE(2025;10+[.F9];0)" office:value-type="date" office:date-value="2025-10-31" calcext:value-type="date">
            <text:p>31/10/25</text:p>
          </table:table-cell>
          <table:table-cell table:style-name="ce8" table:formula="of:=DATE(2025;10+[.G9];0)" office:value-type="date" office:date-value="2025-11-30" calcext:value-type="date">
            <text:p>30/11/25</text:p>
          </table:table-cell>
          <table:table-cell table:style-name="ce8" table:formula="of:=DATE(2025;10+[.H9];0)" office:value-type="date" office:date-value="2025-12-31" calcext:value-type="date">
            <text:p>31/12/25</text:p>
          </table:table-cell>
          <table:table-cell table:style-name="ce8" table:formula="of:=DATE(2025;10+[.I9];0)" office:value-type="date" office:date-value="2026-01-31" calcext:value-type="date">
            <text:p>31/01/26</text:p>
          </table:table-cell>
          <table:table-cell table:style-name="ce8" table:formula="of:=DATE(2025;10+[.J9];0)" office:value-type="date" office:date-value="2026-02-28" calcext:value-type="date">
            <text:p>28/02/26</text:p>
          </table:table-cell>
          <table:table-cell table:style-name="ce8" table:formula="of:=DATE(2025;10+[.K9];0)" office:value-type="date" office:date-value="2026-03-31" calcext:value-type="date">
            <text:p>31/03/26</text:p>
          </table:table-cell>
          <table:table-cell table:style-name="ce8" table:formula="of:=DATE(2025;10+[.L9];0)" office:value-type="date" office:date-value="2026-04-30" calcext:value-type="date">
            <text:p>30/04/26</text:p>
          </table:table-cell>
          <table:table-cell table:style-name="ce8" table:formula="of:=DATE(2025;10+[.M9];0)" office:value-type="date" office:date-value="2026-05-31" calcext:value-type="date">
            <text:p>31/05/26</text:p>
          </table:table-cell>
          <table:table-cell table:style-name="ce8" table:formula="of:=DATE(2025;10+[.N9];0)" office:value-type="date" office:date-value="2026-06-30" calcext:value-type="date">
            <text:p>30/06/26</text:p>
          </table:table-cell>
          <table:table-cell table:style-name="ce8" table:formula="of:=DATE(2025;10+[.O9];0)" office:value-type="date" office:date-value="2026-07-31" calcext:value-type="date">
            <text:p>31/07/26</text:p>
          </table:table-cell>
          <table:table-cell table:style-name="ce8" table:formula="of:=DATE(2025;10+[.P9];0)" office:value-type="date" office:date-value="2026-08-31" calcext:value-type="date">
            <text:p>31/08/26</text:p>
          </table:table-cell>
          <table:table-cell table:style-name="ce8" table:formula="of:=DATE(2025;10+[.Q9];0)" office:value-type="date" office:date-value="2026-09-30" calcext:value-type="date">
            <text:p>30/09/26</text:p>
          </table:table-cell>
          <table:table-cell table:style-name="ce8" table:formula="of:=DATE(2025;10+[.R9];0)" office:value-type="date" office:date-value="2026-10-31" calcext:value-type="date">
            <text:p>31/10/26</text:p>
          </table:table-cell>
          <table:table-cell table:style-name="ce8" table:formula="of:=DATE(2025;10+[.S9];0)" office:value-type="date" office:date-value="2026-11-30" calcext:value-type="date">
            <text:p>30/11/26</text:p>
          </table:table-cell>
          <table:table-cell table:style-name="ce8" table:formula="of:=DATE(2025;10+[.T9];0)" office:value-type="date" office:date-value="2026-12-31" calcext:value-type="date">
            <text:p>31/12/26</text:p>
          </table:table-cell>
          <table:table-cell table:style-name="ce8" table:formula="of:=DATE(2025;10+[.U9];0)" office:value-type="date" office:date-value="2027-01-31" calcext:value-type="date">
            <text:p>31/01/27</text:p>
          </table:table-cell>
          <table:table-cell table:style-name="ce8" table:formula="of:=DATE(2025;10+[.V9];0)" office:value-type="date" office:date-value="2027-02-28" calcext:value-type="date">
            <text:p>28/02/27</text:p>
          </table:table-cell>
          <table:table-cell table:style-name="ce8" table:formula="of:=DATE(2025;10+[.W9];0)" office:value-type="date" office:date-value="2027-03-31" calcext:value-type="date">
            <text:p>31/03/27</text:p>
          </table:table-cell>
          <table:table-cell table:style-name="ce8" table:formula="of:=DATE(2025;10+[.X9];0)" office:value-type="date" office:date-value="2027-04-30" calcext:value-type="date">
            <text:p>30/04/27</text:p>
          </table:table-cell>
          <table:table-cell table:style-name="ce8" table:formula="of:=DATE(2025;10+[.Y9];0)" office:value-type="date" office:date-value="2027-05-31" calcext:value-type="date">
            <text:p>31/05/27</text:p>
          </table:table-cell>
          <table:table-cell table:style-name="ce8" table:formula="of:=DATE(2025;10+[.Z9];0)" office:value-type="date" office:date-value="2027-06-30" calcext:value-type="date">
            <text:p>30/06/27</text:p>
          </table:table-cell>
          <table:table-cell table:style-name="ce8" table:formula="of:=DATE(2025;10+[.AA9];0)" office:value-type="date" office:date-value="2027-07-31" calcext:value-type="date">
            <text:p>31/07/27</text:p>
          </table:table-cell>
          <table:table-cell table:style-name="ce8" table:formula="of:=DATE(2025;10+[.AB9];0)" office:value-type="date" office:date-value="2027-08-31" calcext:value-type="date">
            <text:p>31/08/27</text:p>
          </table:table-cell>
          <table:table-cell table:style-name="ce8" table:formula="of:=DATE(2025;10+[.AC9];0)" office:value-type="date" office:date-value="2027-09-30" calcext:value-type="date">
            <text:p>30/09/27</text:p>
          </table:table-cell>
          <table:table-cell table:style-name="ce8" table:formula="of:=DATE(2025;10+[.AD9];0)" office:value-type="date" office:date-value="2027-10-31" calcext:value-type="date">
            <text:p>31/10/27</text:p>
          </table:table-cell>
          <table:table-cell table:style-name="ce8" table:formula="of:=DATE(2025;10+[.AE9];0)" office:value-type="date" office:date-value="2027-11-30" calcext:value-type="date">
            <text:p>30/11/27</text:p>
          </table:table-cell>
          <table:table-cell table:style-name="ce8" table:formula="of:=DATE(2025;10+[.AF9];0)" office:value-type="date" office:date-value="2027-12-31" calcext:value-type="date">
            <text:p>31/12/27</text:p>
          </table:table-cell>
          <table:table-cell table:style-name="ce8" table:formula="of:=DATE(2025;10+[.AG9];0)" office:value-type="date" office:date-value="2028-01-31" calcext:value-type="date">
            <text:p>31/01/28</text:p>
          </table:table-cell>
          <table:table-cell table:style-name="ce8" table:formula="of:=DATE(2025;10+[.AH9];0)" office:value-type="date" office:date-value="2028-02-29" calcext:value-type="date">
            <text:p>29/02/28</text:p>
          </table:table-cell>
          <table:table-cell table:style-name="ce8" table:formula="of:=DATE(2025;10+[.AI9];0)" office:value-type="date" office:date-value="2028-03-31" calcext:value-type="date">
            <text:p>31/03/28</text:p>
          </table:table-cell>
          <table:table-cell table:style-name="ce8" table:formula="of:=DATE(2025;10+[.AJ9];0)" office:value-type="date" office:date-value="2028-04-30" calcext:value-type="date">
            <text:p>30/04/28</text:p>
          </table:table-cell>
          <table:table-cell table:style-name="ce8" table:formula="of:=DATE(2025;10+[.AK9];0)" office:value-type="date" office:date-value="2028-05-31" calcext:value-type="date">
            <text:p>31/05/28</text:p>
          </table:table-cell>
          <table:table-cell table:style-name="ce8" table:formula="of:=DATE(2025;10+[.AL9];0)" office:value-type="date" office:date-value="2028-06-30" calcext:value-type="date">
            <text:p>30/06/28</text:p>
          </table:table-cell>
          <table:table-cell table:style-name="ce8" table:formula="of:=DATE(2025;10+[.AM9];0)" office:value-type="date" office:date-value="2028-07-31" calcext:value-type="date">
            <text:p>31/07/28</text:p>
          </table:table-cell>
          <table:table-cell table:style-name="ce8" table:formula="of:=DATE(2025;10+[.AN9];0)" office:value-type="date" office:date-value="2028-08-31" calcext:value-type="date">
            <text:p>31/08/28</text:p>
          </table:table-cell>
          <table:table-cell table:style-name="ce8" table:formula="of:=DATE(2025;10+[.AO9];0)" office:value-type="date" office:date-value="2028-09-30" calcext:value-type="date">
            <text:p>30/09/28</text:p>
          </table:table-cell>
          <table:table-cell table:style-name="ce8" table:formula="of:=DATE(2025;10+[.AP9];0)" office:value-type="date" office:date-value="2028-10-31" calcext:value-type="date">
            <text:p>31/10/28</text:p>
          </table:table-cell>
          <table:table-cell table:style-name="ce8" table:formula="of:=DATE(2025;10+[.AQ9];0)" office:value-type="date" office:date-value="2028-11-30" calcext:value-type="date">
            <text:p>30/11/28</text:p>
          </table:table-cell>
          <table:table-cell table:style-name="ce8" table:formula="of:=DATE(2025;10+[.AR9];0)" office:value-type="date" office:date-value="2028-12-31" calcext:value-type="date">
            <text:p>31/12/28</text:p>
          </table:table-cell>
          <table:table-cell table:style-name="ce8" table:formula="of:=DATE(2025;10+[.AS9];0)" office:value-type="date" office:date-value="2029-01-31" calcext:value-type="date">
            <text:p>31/01/29</text:p>
          </table:table-cell>
          <table:table-cell table:style-name="ce8" table:formula="of:=DATE(2025;10+[.AT9];0)" office:value-type="date" office:date-value="2029-02-28" calcext:value-type="date">
            <text:p>28/02/29</text:p>
          </table:table-cell>
          <table:table-cell table:style-name="ce8" table:formula="of:=DATE(2025;10+[.AU9];0)" office:value-type="date" office:date-value="2029-03-31" calcext:value-type="date">
            <text:p>31/03/29</text:p>
          </table:table-cell>
          <table:table-cell table:style-name="ce8" table:formula="of:=DATE(2025;10+[.AV9];0)" office:value-type="date" office:date-value="2029-04-30" calcext:value-type="date">
            <text:p>30/04/29</text:p>
          </table:table-cell>
          <table:table-cell table:style-name="ce8" table:formula="of:=DATE(2025;10+[.AW9];0)" office:value-type="date" office:date-value="2029-05-31" calcext:value-type="date">
            <text:p>31/05/29</text:p>
          </table:table-cell>
          <table:table-cell table:style-name="ce8" table:formula="of:=DATE(2025;10+[.AX9];0)" office:value-type="date" office:date-value="2029-06-30" calcext:value-type="date">
            <text:p>30/06/29</text:p>
          </table:table-cell>
          <table:table-cell table:style-name="ce8" table:formula="of:=DATE(2025;10+[.AY9];0)" office:value-type="date" office:date-value="2029-07-31" calcext:value-type="date">
            <text:p>31/07/29</text:p>
          </table:table-cell>
          <table:table-cell table:style-name="ce8" table:formula="of:=DATE(2025;10+[.AZ9];0)" office:value-type="date" office:date-value="2029-08-31" calcext:value-type="date">
            <text:p>31/08/29</text:p>
          </table:table-cell>
          <table:table-cell table:style-name="ce8" table:formula="of:=DATE(2025;10+[.BA9];0)" office:value-type="date" office:date-value="2029-09-30" calcext:value-type="date">
            <text:p>30/09/29</text:p>
          </table:table-cell>
          <table:table-cell table:style-name="ce8" table:formula="of:=DATE(2025;10+[.BB9];0)" office:value-type="date" office:date-value="2029-10-31" calcext:value-type="date">
            <text:p>31/10/29</text:p>
          </table:table-cell>
          <table:table-cell table:style-name="ce8" table:formula="of:=DATE(2025;10+[.BC9];0)" office:value-type="date" office:date-value="2029-11-30" calcext:value-type="date">
            <text:p>30/11/29</text:p>
          </table:table-cell>
          <table:table-cell table:style-name="ce8" table:formula="of:=DATE(2025;10+[.BD9];0)" office:value-type="date" office:date-value="2029-12-31" calcext:value-type="date">
            <text:p>31/12/29</text:p>
          </table:table-cell>
          <table:table-cell table:style-name="ce8" table:formula="of:=DATE(2025;10+[.BE9];0)" office:value-type="date" office:date-value="2030-01-31" calcext:value-type="date">
            <text:p>31/01/30</text:p>
          </table:table-cell>
          <table:table-cell table:style-name="ce8" table:formula="of:=DATE(2025;10+[.BF9];0)" office:value-type="date" office:date-value="2030-02-28" calcext:value-type="date">
            <text:p>28/02/30</text:p>
          </table:table-cell>
          <table:table-cell table:style-name="ce8" table:formula="of:=DATE(2025;10+[.BG9];0)" office:value-type="date" office:date-value="2030-03-31" calcext:value-type="date">
            <text:p>31/03/30</text:p>
          </table:table-cell>
          <table:table-cell table:style-name="ce8" table:formula="of:=DATE(2025;10+[.BH9];0)" office:value-type="date" office:date-value="2030-04-30" calcext:value-type="date">
            <text:p>30/04/30</text:p>
          </table:table-cell>
          <table:table-cell table:style-name="ce8" table:formula="of:=DATE(2025;10+[.BI9];0)" office:value-type="date" office:date-value="2030-05-31" calcext:value-type="date">
            <text:p>31/05/30</text:p>
          </table:table-cell>
          <table:table-cell table:style-name="ce8" table:formula="of:=DATE(2025;10+[.BJ9];0)" office:value-type="date" office:date-value="2030-06-30" calcext:value-type="date">
            <text:p>30/06/30</text:p>
          </table:table-cell>
          <table:table-cell table:style-name="ce8" table:formula="of:=DATE(2025;10+[.BK9];0)" office:value-type="date" office:date-value="2030-07-31" calcext:value-type="date">
            <text:p>31/07/30</text:p>
          </table:table-cell>
          <table:table-cell table:style-name="ce8" table:formula="of:=DATE(2025;10+[.BL9];0)" office:value-type="date" office:date-value="2030-08-31" calcext:value-type="date">
            <text:p>31/08/30</text:p>
          </table:table-cell>
          <table:table-cell table:style-name="ce8" table:formula="of:=DATE(2025;10+[.BM9];0)" office:value-type="date" office:date-value="2030-09-30" calcext:value-type="date">
            <text:p>30/09/30</text:p>
          </table:table-cell>
          <table:table-cell table:style-name="ce8" table:formula="of:=DATE(2025;10+[.BN9];0)" office:value-type="date" office:date-value="2030-10-31" calcext:value-type="date">
            <text:p>31/10/30</text:p>
          </table:table-cell>
          <table:table-cell table:style-name="ce8" table:formula="of:=DATE(2025;10+[.BO9];0)" office:value-type="date" office:date-value="2030-11-30" calcext:value-type="date">
            <text:p>30/11/30</text:p>
          </table:table-cell>
          <table:table-cell table:style-name="ce8" table:formula="of:=DATE(2025;10+[.BP9];0)" office:value-type="date" office:date-value="2030-12-31" calcext:value-type="date">
            <text:p>31/12/30</text:p>
          </table:table-cell>
          <table:table-cell table:style-name="ce8" table:number-columns-repeated="13"/>
        </table:table-row>
        <table:table-row table:style-name="ro1">
          <table:table-cell office:value-type="string" calcext:value-type="string">
            <text:p>Ingresos</text:p>
          </table:table-cell>
          <table:table-cell table:number-columns-repeated="7"/>
          <table:table-cell table:style-name="Default" table:number-columns-repeated="60"/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60"/>
          <table:table-cell table:number-columns-repeated="13"/>
        </table:table-row>
        <table:table-row table:style-name="ro1">
          <table:table-cell office:value-type="string" calcext:value-type="string">
            <text:p>Ventas</text:p>
          </table:table-cell>
          <table:table-cell table:number-columns-repeated="7"/>
          <table:table-cell table:style-name="Default" table:number-columns-repeated="60"/>
          <table:table-cell table:number-columns-repeated="13"/>
        </table:table-row>
        <table:table-row table:style-name="ro1">
          <table:table-cell/>
          <table:table-cell office:value-type="string" calcext:value-type="string">
            <text:p>P.Diseño</text:p>
          </table:table-cell>
          <table:table-cell table:number-columns-repeated="3"/>
          <table:table-cell table:style-name="ce9" table:formula="of:=[$DatosBases.D8]" office:value-type="currency" office:currency="COP" office:value="500000" calcext:value-type="currency">
            <text:p>$500,000.00</text:p>
          </table:table-cell>
          <table:table-cell table:style-name="ce9" table:formula="of:=[.F14]*(1+[.G7])" office:value-type="currency" office:currency="COP" office:value="500000" calcext:value-type="currency">
            <text:p>$500,000.00</text:p>
          </table:table-cell>
          <table:table-cell table:style-name="ce9" table:formula="of:=[.G14]*(1+[.H7])" office:value-type="currency" office:currency="COP" office:value="500000" calcext:value-type="currency">
            <text:p>$500,000.00</text:p>
          </table:table-cell>
          <table:table-cell table:formula="of:=[.H14]*(1+[.I7])" office:value-type="currency" office:currency="COP" office:value="500000" calcext:value-type="currency">
            <text:p>$500,000.00</text:p>
          </table:table-cell>
          <table:table-cell table:formula="of:=[.I14]*(1+[.J7])" office:value-type="currency" office:currency="COP" office:value="500000" calcext:value-type="currency">
            <text:p>$500,000.00</text:p>
          </table:table-cell>
          <table:table-cell table:formula="of:=[.J14]*(1+[.K7])" office:value-type="currency" office:currency="COP" office:value="500000" calcext:value-type="currency">
            <text:p>$500,000.00</text:p>
          </table:table-cell>
          <table:table-cell table:formula="of:=[.K14]*(1+[.L7])" office:value-type="currency" office:currency="COP" office:value="500000" calcext:value-type="currency">
            <text:p>$500,000.00</text:p>
          </table:table-cell>
          <table:table-cell table:formula="of:=[.L14]*(1+[.M7])" office:value-type="currency" office:currency="COP" office:value="500000" calcext:value-type="currency">
            <text:p>$500,000.00</text:p>
          </table:table-cell>
          <table:table-cell table:formula="of:=[.M14]*(1+[.N7])" office:value-type="currency" office:currency="COP" office:value="500000" calcext:value-type="currency">
            <text:p>$500,000.00</text:p>
          </table:table-cell>
          <table:table-cell table:formula="of:=[.N14]*(1+[.O7])" office:value-type="currency" office:currency="COP" office:value="500000" calcext:value-type="currency">
            <text:p>$500,000.00</text:p>
          </table:table-cell>
          <table:table-cell table:formula="of:=[.O14]*(1+[.P7])" office:value-type="currency" office:currency="COP" office:value="500000" calcext:value-type="currency">
            <text:p>$500,000.00</text:p>
          </table:table-cell>
          <table:table-cell table:formula="of:=[.P14]*(1+[.Q7])" office:value-type="currency" office:currency="COP" office:value="505000" calcext:value-type="currency">
            <text:p>$505,000.00</text:p>
          </table:table-cell>
          <table:table-cell table:formula="of:=[.Q14]*(1+[.R7])" office:value-type="currency" office:currency="COP" office:value="505000" calcext:value-type="currency">
            <text:p>$505,000.00</text:p>
          </table:table-cell>
          <table:table-cell table:formula="of:=[.R14]*(1+[.S7])" office:value-type="currency" office:currency="COP" office:value="505000" calcext:value-type="currency">
            <text:p>$505,000.00</text:p>
          </table:table-cell>
          <table:table-cell table:formula="of:=[.S14]*(1+[.T7])" office:value-type="currency" office:currency="COP" office:value="505000" calcext:value-type="currency">
            <text:p>$505,000.00</text:p>
          </table:table-cell>
          <table:table-cell table:formula="of:=[.T14]*(1+[.U7])" office:value-type="currency" office:currency="COP" office:value="505000" calcext:value-type="currency">
            <text:p>$505,000.00</text:p>
          </table:table-cell>
          <table:table-cell table:formula="of:=[.U14]*(1+[.V7])" office:value-type="currency" office:currency="COP" office:value="505000" calcext:value-type="currency">
            <text:p>$505,000.00</text:p>
          </table:table-cell>
          <table:table-cell table:formula="of:=[.V14]*(1+[.W7])" office:value-type="currency" office:currency="COP" office:value="505000" calcext:value-type="currency">
            <text:p>$505,000.00</text:p>
          </table:table-cell>
          <table:table-cell table:formula="of:=[.W14]*(1+[.X7])" office:value-type="currency" office:currency="COP" office:value="505000" calcext:value-type="currency">
            <text:p>$505,000.00</text:p>
          </table:table-cell>
          <table:table-cell table:formula="of:=[.X14]*(1+[.Y7])" office:value-type="currency" office:currency="COP" office:value="505000" calcext:value-type="currency">
            <text:p>$505,000.00</text:p>
          </table:table-cell>
          <table:table-cell table:formula="of:=[.Y14]*(1+[.Z7])" office:value-type="currency" office:currency="COP" office:value="505000" calcext:value-type="currency">
            <text:p>$505,000.00</text:p>
          </table:table-cell>
          <table:table-cell table:formula="of:=[.Z14]*(1+[.AA7])" office:value-type="currency" office:currency="COP" office:value="505000" calcext:value-type="currency">
            <text:p>$505,000.00</text:p>
          </table:table-cell>
          <table:table-cell table:formula="of:=[.AA14]*(1+[.AB7])" office:value-type="currency" office:currency="COP" office:value="505000" calcext:value-type="currency">
            <text:p>$505,000.00</text:p>
          </table:table-cell>
          <table:table-cell table:formula="of:=[.AB14]*(1+[.AC7])" office:value-type="currency" office:currency="COP" office:value="510050" calcext:value-type="currency">
            <text:p>$510,050.00</text:p>
          </table:table-cell>
          <table:table-cell table:formula="of:=[.AC14]*(1+[.AD7])" office:value-type="currency" office:currency="COP" office:value="510050" calcext:value-type="currency">
            <text:p>$510,050.00</text:p>
          </table:table-cell>
          <table:table-cell table:formula="of:=[.AD14]*(1+[.AE7])" office:value-type="currency" office:currency="COP" office:value="510050" calcext:value-type="currency">
            <text:p>$510,050.00</text:p>
          </table:table-cell>
          <table:table-cell table:formula="of:=[.AE14]*(1+[.AF7])" office:value-type="currency" office:currency="COP" office:value="510050" calcext:value-type="currency">
            <text:p>$510,050.00</text:p>
          </table:table-cell>
          <table:table-cell table:formula="of:=[.AF14]*(1+[.AG7])" office:value-type="currency" office:currency="COP" office:value="510050" calcext:value-type="currency">
            <text:p>$510,050.00</text:p>
          </table:table-cell>
          <table:table-cell table:formula="of:=[.AG14]*(1+[.AH7])" office:value-type="currency" office:currency="COP" office:value="510050" calcext:value-type="currency">
            <text:p>$510,050.00</text:p>
          </table:table-cell>
          <table:table-cell table:formula="of:=[.AH14]*(1+[.AI7])" office:value-type="currency" office:currency="COP" office:value="510050" calcext:value-type="currency">
            <text:p>$510,050.00</text:p>
          </table:table-cell>
          <table:table-cell table:formula="of:=[.AI14]*(1+[.AJ7])" office:value-type="currency" office:currency="COP" office:value="510050" calcext:value-type="currency">
            <text:p>$510,050.00</text:p>
          </table:table-cell>
          <table:table-cell table:formula="of:=[.AJ14]*(1+[.AK7])" office:value-type="currency" office:currency="COP" office:value="510050" calcext:value-type="currency">
            <text:p>$510,050.00</text:p>
          </table:table-cell>
          <table:table-cell table:formula="of:=[.AK14]*(1+[.AL7])" office:value-type="currency" office:currency="COP" office:value="510050" calcext:value-type="currency">
            <text:p>$510,050.00</text:p>
          </table:table-cell>
          <table:table-cell table:formula="of:=[.AL14]*(1+[.AM7])" office:value-type="currency" office:currency="COP" office:value="510050" calcext:value-type="currency">
            <text:p>$510,050.00</text:p>
          </table:table-cell>
          <table:table-cell table:formula="of:=[.AM14]*(1+[.AN7])" office:value-type="currency" office:currency="COP" office:value="510050" calcext:value-type="currency">
            <text:p>$510,050.00</text:p>
          </table:table-cell>
          <table:table-cell table:formula="of:=[.AN14]*(1+[.AO7])" office:value-type="currency" office:currency="COP" office:value="515150.5" calcext:value-type="currency">
            <text:p>$515,150.50</text:p>
          </table:table-cell>
          <table:table-cell table:formula="of:=[.AO14]*(1+[.AP7])" office:value-type="currency" office:currency="COP" office:value="515150.5" calcext:value-type="currency">
            <text:p>$515,150.50</text:p>
          </table:table-cell>
          <table:table-cell table:formula="of:=[.AP14]*(1+[.AQ7])" office:value-type="currency" office:currency="COP" office:value="515150.5" calcext:value-type="currency">
            <text:p>$515,150.50</text:p>
          </table:table-cell>
          <table:table-cell table:formula="of:=[.AQ14]*(1+[.AR7])" office:value-type="currency" office:currency="COP" office:value="515150.5" calcext:value-type="currency">
            <text:p>$515,150.50</text:p>
          </table:table-cell>
          <table:table-cell table:formula="of:=[.AR14]*(1+[.AS7])" office:value-type="currency" office:currency="COP" office:value="515150.5" calcext:value-type="currency">
            <text:p>$515,150.50</text:p>
          </table:table-cell>
          <table:table-cell table:formula="of:=[.AS14]*(1+[.AT7])" office:value-type="currency" office:currency="COP" office:value="515150.5" calcext:value-type="currency">
            <text:p>$515,150.50</text:p>
          </table:table-cell>
          <table:table-cell table:formula="of:=[.AT14]*(1+[.AU7])" office:value-type="currency" office:currency="COP" office:value="515150.5" calcext:value-type="currency">
            <text:p>$515,150.50</text:p>
          </table:table-cell>
          <table:table-cell table:formula="of:=[.AU14]*(1+[.AV7])" office:value-type="currency" office:currency="COP" office:value="515150.5" calcext:value-type="currency">
            <text:p>$515,150.50</text:p>
          </table:table-cell>
          <table:table-cell table:formula="of:=[.AV14]*(1+[.AW7])" office:value-type="currency" office:currency="COP" office:value="515150.5" calcext:value-type="currency">
            <text:p>$515,150.50</text:p>
          </table:table-cell>
          <table:table-cell table:formula="of:=[.AW14]*(1+[.AX7])" office:value-type="currency" office:currency="COP" office:value="515150.5" calcext:value-type="currency">
            <text:p>$515,150.50</text:p>
          </table:table-cell>
          <table:table-cell table:formula="of:=[.AX14]*(1+[.AY7])" office:value-type="currency" office:currency="COP" office:value="515150.5" calcext:value-type="currency">
            <text:p>$515,150.50</text:p>
          </table:table-cell>
          <table:table-cell table:formula="of:=[.AY14]*(1+[.AZ7])" office:value-type="currency" office:currency="COP" office:value="515150.5" calcext:value-type="currency">
            <text:p>$515,150.50</text:p>
          </table:table-cell>
          <table:table-cell table:formula="of:=[.AZ14]*(1+[.BA7])" office:value-type="currency" office:currency="COP" office:value="520302.005" calcext:value-type="currency">
            <text:p>$520,302.01</text:p>
          </table:table-cell>
          <table:table-cell table:formula="of:=[.BA14]*(1+[.BB7])" office:value-type="currency" office:currency="COP" office:value="520302.005" calcext:value-type="currency">
            <text:p>$520,302.01</text:p>
          </table:table-cell>
          <table:table-cell table:formula="of:=[.BB14]*(1+[.BC7])" office:value-type="currency" office:currency="COP" office:value="520302.005" calcext:value-type="currency">
            <text:p>$520,302.01</text:p>
          </table:table-cell>
          <table:table-cell table:formula="of:=[.BC14]*(1+[.BD7])" office:value-type="currency" office:currency="COP" office:value="520302.005" calcext:value-type="currency">
            <text:p>$520,302.01</text:p>
          </table:table-cell>
          <table:table-cell table:formula="of:=[.BD14]*(1+[.BE7])" office:value-type="currency" office:currency="COP" office:value="520302.005" calcext:value-type="currency">
            <text:p>$520,302.01</text:p>
          </table:table-cell>
          <table:table-cell table:formula="of:=[.BE14]*(1+[.BF7])" office:value-type="currency" office:currency="COP" office:value="520302.005" calcext:value-type="currency">
            <text:p>$520,302.01</text:p>
          </table:table-cell>
          <table:table-cell table:formula="of:=[.BF14]*(1+[.BG7])" office:value-type="currency" office:currency="COP" office:value="520302.005" calcext:value-type="currency">
            <text:p>$520,302.01</text:p>
          </table:table-cell>
          <table:table-cell table:formula="of:=[.BG14]*(1+[.BH7])" office:value-type="currency" office:currency="COP" office:value="520302.005" calcext:value-type="currency">
            <text:p>$520,302.01</text:p>
          </table:table-cell>
          <table:table-cell table:formula="of:=[.BH14]*(1+[.BI7])" office:value-type="currency" office:currency="COP" office:value="520302.005" calcext:value-type="currency">
            <text:p>$520,302.01</text:p>
          </table:table-cell>
          <table:table-cell table:formula="of:=[.BI14]*(1+[.BJ7])" office:value-type="currency" office:currency="COP" office:value="520302.005" calcext:value-type="currency">
            <text:p>$520,302.01</text:p>
          </table:table-cell>
          <table:table-cell table:formula="of:=[.BJ14]*(1+[.BK7])" office:value-type="currency" office:currency="COP" office:value="520302.005" calcext:value-type="currency">
            <text:p>$520,302.01</text:p>
          </table:table-cell>
          <table:table-cell table:formula="of:=[.BK14]*(1+[.BL7])" office:value-type="currency" office:currency="COP" office:value="520302.005" calcext:value-type="currency">
            <text:p>$520,302.01</text:p>
          </table:table-cell>
          <table:table-cell table:formula="of:=[.BL14]*(1+[.BM7])" office:value-type="currency" office:currency="COP" office:value="525505.02505" calcext:value-type="currency">
            <text:p>$525,505.03</text:p>
          </table:table-cell>
          <table:table-cell table:formula="of:=[.BM14]*(1+[.BN7])" office:value-type="currency" office:currency="COP" office:value="525505.02505" calcext:value-type="currency">
            <text:p>$525,505.03</text:p>
          </table:table-cell>
          <table:table-cell table:formula="of:=[.BN14]*(1+[.BO7])" office:value-type="currency" office:currency="COP" office:value="525505.02505" calcext:value-type="currency">
            <text:p>$525,505.03</text:p>
          </table:table-cell>
          <table:table-cell table:formula="of:=[.BO14]*(1+[.BP7])" office:value-type="currency" office:currency="COP" office:value="525505.02505" calcext:value-type="currency">
            <text:p>$525,505.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Q.Diseño</text:p>
          </table:table-cell>
          <table:table-cell table:number-columns-repeated="3"/>
          <table:table-cell table:style-name="ce9" table:formula="of:=[$DatosBases.D9]" office:value-type="currency" office:currency="COP" office:value="150" calcext:value-type="currency">
            <text:p>$150.00</text:p>
          </table:table-cell>
          <table:table-cell table:style-name="ce9" table:formula="of:=[.F15]*(1+[.G4])" office:value-type="currency" office:currency="COP" office:value="150" calcext:value-type="currency">
            <text:p>$150.00</text:p>
          </table:table-cell>
          <table:table-cell table:style-name="ce9" table:formula="of:=[.G15]*(1+[.H4])" office:value-type="currency" office:currency="COP" office:value="150" calcext:value-type="currency">
            <text:p>$150.00</text:p>
          </table:table-cell>
          <table:table-cell table:formula="of:=[.H15]*(1+[.I4])" office:value-type="currency" office:currency="COP" office:value="151.5" calcext:value-type="currency">
            <text:p>$151.50</text:p>
          </table:table-cell>
          <table:table-cell table:formula="of:=[.I15]*(1+[.J4])" office:value-type="currency" office:currency="COP" office:value="151.5" calcext:value-type="currency">
            <text:p>$151.50</text:p>
          </table:table-cell>
          <table:table-cell table:formula="of:=[.J15]*(1+[.K4])" office:value-type="currency" office:currency="COP" office:value="151.5" calcext:value-type="currency">
            <text:p>$151.50</text:p>
          </table:table-cell>
          <table:table-cell table:formula="of:=[.K15]*(1+[.L4])" office:value-type="currency" office:currency="COP" office:value="151.5" calcext:value-type="currency">
            <text:p>$151.50</text:p>
          </table:table-cell>
          <table:table-cell table:formula="of:=[.L15]*(1+[.M4])" office:value-type="currency" office:currency="COP" office:value="151.5" calcext:value-type="currency">
            <text:p>$151.50</text:p>
          </table:table-cell>
          <table:table-cell table:formula="of:=[.M15]*(1+[.N4])" office:value-type="currency" office:currency="COP" office:value="151.5" calcext:value-type="currency">
            <text:p>$151.50</text:p>
          </table:table-cell>
          <table:table-cell table:formula="of:=[.N15]*(1+[.O4])" office:value-type="currency" office:currency="COP" office:value="153.015" calcext:value-type="currency">
            <text:p>$153.02</text:p>
          </table:table-cell>
          <table:table-cell table:formula="of:=[.O15]*(1+[.P4])" office:value-type="currency" office:currency="COP" office:value="153.015" calcext:value-type="currency">
            <text:p>$153.02</text:p>
          </table:table-cell>
          <table:table-cell table:formula="of:=[.P15]*(1+[.Q4])" office:value-type="currency" office:currency="COP" office:value="153.015" calcext:value-type="currency">
            <text:p>$153.02</text:p>
          </table:table-cell>
          <table:table-cell table:formula="of:=[.Q15]*(1+[.R4])" office:value-type="currency" office:currency="COP" office:value="153.015" calcext:value-type="currency">
            <text:p>$153.02</text:p>
          </table:table-cell>
          <table:table-cell table:formula="of:=[.R15]*(1+[.S4])" office:value-type="currency" office:currency="COP" office:value="153.015" calcext:value-type="currency">
            <text:p>$153.02</text:p>
          </table:table-cell>
          <table:table-cell table:formula="of:=[.S15]*(1+[.T4])" office:value-type="currency" office:currency="COP" office:value="153.015" calcext:value-type="currency">
            <text:p>$153.02</text:p>
          </table:table-cell>
          <table:table-cell table:formula="of:=[.T15]*(1+[.U4])" office:value-type="currency" office:currency="COP" office:value="154.54515" calcext:value-type="currency">
            <text:p>$154.55</text:p>
          </table:table-cell>
          <table:table-cell table:formula="of:=[.U15]*(1+[.V4])" office:value-type="currency" office:currency="COP" office:value="154.54515" calcext:value-type="currency">
            <text:p>$154.55</text:p>
          </table:table-cell>
          <table:table-cell table:formula="of:=[.V15]*(1+[.W4])" office:value-type="currency" office:currency="COP" office:value="154.54515" calcext:value-type="currency">
            <text:p>$154.55</text:p>
          </table:table-cell>
          <table:table-cell table:formula="of:=[.W15]*(1+[.X4])" office:value-type="currency" office:currency="COP" office:value="154.54515" calcext:value-type="currency">
            <text:p>$154.55</text:p>
          </table:table-cell>
          <table:table-cell table:formula="of:=[.X15]*(1+[.Y4])" office:value-type="currency" office:currency="COP" office:value="154.54515" calcext:value-type="currency">
            <text:p>$154.55</text:p>
          </table:table-cell>
          <table:table-cell table:formula="of:=[.Y15]*(1+[.Z4])" office:value-type="currency" office:currency="COP" office:value="154.54515" calcext:value-type="currency">
            <text:p>$154.55</text:p>
          </table:table-cell>
          <table:table-cell table:formula="of:=[.Z15]*(1+[.AA4])" office:value-type="currency" office:currency="COP" office:value="156.0906015" calcext:value-type="currency">
            <text:p>$156.09</text:p>
          </table:table-cell>
          <table:table-cell table:formula="of:=[.AA15]*(1+[.AB4])" office:value-type="currency" office:currency="COP" office:value="156.0906015" calcext:value-type="currency">
            <text:p>$156.09</text:p>
          </table:table-cell>
          <table:table-cell table:formula="of:=[.AB15]*(1+[.AC4])" office:value-type="currency" office:currency="COP" office:value="156.0906015" calcext:value-type="currency">
            <text:p>$156.09</text:p>
          </table:table-cell>
          <table:table-cell table:formula="of:=[.AC15]*(1+[.AD4])" office:value-type="currency" office:currency="COP" office:value="156.0906015" calcext:value-type="currency">
            <text:p>$156.09</text:p>
          </table:table-cell>
          <table:table-cell table:formula="of:=[.AD15]*(1+[.AE4])" office:value-type="currency" office:currency="COP" office:value="156.0906015" calcext:value-type="currency">
            <text:p>$156.09</text:p>
          </table:table-cell>
          <table:table-cell table:formula="of:=[.AE15]*(1+[.AF4])" office:value-type="currency" office:currency="COP" office:value="156.0906015" calcext:value-type="currency">
            <text:p>$156.09</text:p>
          </table:table-cell>
          <table:table-cell table:formula="of:=[.AF15]*(1+[.AG4])" office:value-type="currency" office:currency="COP" office:value="157.651507515" calcext:value-type="currency">
            <text:p>$157.65</text:p>
          </table:table-cell>
          <table:table-cell table:formula="of:=[.AG15]*(1+[.AH4])" office:value-type="currency" office:currency="COP" office:value="157.651507515" calcext:value-type="currency">
            <text:p>$157.65</text:p>
          </table:table-cell>
          <table:table-cell table:formula="of:=[.AH15]*(1+[.AI4])" office:value-type="currency" office:currency="COP" office:value="157.651507515" calcext:value-type="currency">
            <text:p>$157.65</text:p>
          </table:table-cell>
          <table:table-cell table:formula="of:=[.AI15]*(1+[.AJ4])" office:value-type="currency" office:currency="COP" office:value="157.651507515" calcext:value-type="currency">
            <text:p>$157.65</text:p>
          </table:table-cell>
          <table:table-cell table:formula="of:=[.AJ15]*(1+[.AK4])" office:value-type="currency" office:currency="COP" office:value="157.651507515" calcext:value-type="currency">
            <text:p>$157.65</text:p>
          </table:table-cell>
          <table:table-cell table:formula="of:=[.AK15]*(1+[.AL4])" office:value-type="currency" office:currency="COP" office:value="157.651507515" calcext:value-type="currency">
            <text:p>$157.65</text:p>
          </table:table-cell>
          <table:table-cell table:formula="of:=[.AL15]*(1+[.AM4])" office:value-type="currency" office:currency="COP" office:value="159.22802259015" calcext:value-type="currency">
            <text:p>$159.23</text:p>
          </table:table-cell>
          <table:table-cell table:formula="of:=[.AM15]*(1+[.AN4])" office:value-type="currency" office:currency="COP" office:value="159.22802259015" calcext:value-type="currency">
            <text:p>$159.23</text:p>
          </table:table-cell>
          <table:table-cell table:formula="of:=[.AN15]*(1+[.AO4])" office:value-type="currency" office:currency="COP" office:value="159.22802259015" calcext:value-type="currency">
            <text:p>$159.23</text:p>
          </table:table-cell>
          <table:table-cell table:formula="of:=[.AO15]*(1+[.AP4])" office:value-type="currency" office:currency="COP" office:value="159.22802259015" calcext:value-type="currency">
            <text:p>$159.23</text:p>
          </table:table-cell>
          <table:table-cell table:formula="of:=[.AP15]*(1+[.AQ4])" office:value-type="currency" office:currency="COP" office:value="159.22802259015" calcext:value-type="currency">
            <text:p>$159.23</text:p>
          </table:table-cell>
          <table:table-cell table:formula="of:=[.AQ15]*(1+[.AR4])" office:value-type="currency" office:currency="COP" office:value="159.22802259015" calcext:value-type="currency">
            <text:p>$159.23</text:p>
          </table:table-cell>
          <table:table-cell table:formula="of:=[.AR15]*(1+[.AS4])" office:value-type="currency" office:currency="COP" office:value="160.820302816052" calcext:value-type="currency">
            <text:p>$160.82</text:p>
          </table:table-cell>
          <table:table-cell table:formula="of:=[.AS15]*(1+[.AT4])" office:value-type="currency" office:currency="COP" office:value="160.820302816052" calcext:value-type="currency">
            <text:p>$160.82</text:p>
          </table:table-cell>
          <table:table-cell table:formula="of:=[.AT15]*(1+[.AU4])" office:value-type="currency" office:currency="COP" office:value="160.820302816052" calcext:value-type="currency">
            <text:p>$160.82</text:p>
          </table:table-cell>
          <table:table-cell table:formula="of:=[.AU15]*(1+[.AV4])" office:value-type="currency" office:currency="COP" office:value="160.820302816052" calcext:value-type="currency">
            <text:p>$160.82</text:p>
          </table:table-cell>
          <table:table-cell table:formula="of:=[.AV15]*(1+[.AW4])" office:value-type="currency" office:currency="COP" office:value="160.820302816052" calcext:value-type="currency">
            <text:p>$160.82</text:p>
          </table:table-cell>
          <table:table-cell table:formula="of:=[.AW15]*(1+[.AX4])" office:value-type="currency" office:currency="COP" office:value="160.820302816052" calcext:value-type="currency">
            <text:p>$160.82</text:p>
          </table:table-cell>
          <table:table-cell table:formula="of:=[.AX15]*(1+[.AY4])" office:value-type="currency" office:currency="COP" office:value="162.428505844212" calcext:value-type="currency">
            <text:p>$162.43</text:p>
          </table:table-cell>
          <table:table-cell table:formula="of:=[.AY15]*(1+[.AZ4])" office:value-type="currency" office:currency="COP" office:value="162.428505844212" calcext:value-type="currency">
            <text:p>$162.43</text:p>
          </table:table-cell>
          <table:table-cell table:formula="of:=[.AZ15]*(1+[.BA4])" office:value-type="currency" office:currency="COP" office:value="162.428505844212" calcext:value-type="currency">
            <text:p>$162.43</text:p>
          </table:table-cell>
          <table:table-cell table:formula="of:=[.BA15]*(1+[.BB4])" office:value-type="currency" office:currency="COP" office:value="162.428505844212" calcext:value-type="currency">
            <text:p>$162.43</text:p>
          </table:table-cell>
          <table:table-cell table:formula="of:=[.BB15]*(1+[.BC4])" office:value-type="currency" office:currency="COP" office:value="162.428505844212" calcext:value-type="currency">
            <text:p>$162.43</text:p>
          </table:table-cell>
          <table:table-cell table:formula="of:=[.BC15]*(1+[.BD4])" office:value-type="currency" office:currency="COP" office:value="162.428505844212" calcext:value-type="currency">
            <text:p>$162.43</text:p>
          </table:table-cell>
          <table:table-cell table:formula="of:=[.BD15]*(1+[.BE4])" office:value-type="currency" office:currency="COP" office:value="164.052790902654" calcext:value-type="currency">
            <text:p>$164.05</text:p>
          </table:table-cell>
          <table:table-cell table:formula="of:=[.BE15]*(1+[.BF4])" office:value-type="currency" office:currency="COP" office:value="164.052790902654" calcext:value-type="currency">
            <text:p>$164.05</text:p>
          </table:table-cell>
          <table:table-cell table:formula="of:=[.BF15]*(1+[.BG4])" office:value-type="currency" office:currency="COP" office:value="164.052790902654" calcext:value-type="currency">
            <text:p>$164.05</text:p>
          </table:table-cell>
          <table:table-cell table:formula="of:=[.BG15]*(1+[.BH4])" office:value-type="currency" office:currency="COP" office:value="164.052790902654" calcext:value-type="currency">
            <text:p>$164.05</text:p>
          </table:table-cell>
          <table:table-cell table:formula="of:=[.BH15]*(1+[.BI4])" office:value-type="currency" office:currency="COP" office:value="164.052790902654" calcext:value-type="currency">
            <text:p>$164.05</text:p>
          </table:table-cell>
          <table:table-cell table:formula="of:=[.BI15]*(1+[.BJ4])" office:value-type="currency" office:currency="COP" office:value="164.052790902654" calcext:value-type="currency">
            <text:p>$164.05</text:p>
          </table:table-cell>
          <table:table-cell table:formula="of:=[.BJ15]*(1+[.BK4])" office:value-type="currency" office:currency="COP" office:value="165.693318811681" calcext:value-type="currency">
            <text:p>$165.69</text:p>
          </table:table-cell>
          <table:table-cell table:formula="of:=[.BK15]*(1+[.BL4])" office:value-type="currency" office:currency="COP" office:value="165.693318811681" calcext:value-type="currency">
            <text:p>$165.69</text:p>
          </table:table-cell>
          <table:table-cell table:formula="of:=[.BL15]*(1+[.BM4])" office:value-type="currency" office:currency="COP" office:value="165.693318811681" calcext:value-type="currency">
            <text:p>$165.69</text:p>
          </table:table-cell>
          <table:table-cell table:formula="of:=[.BM15]*(1+[.BN4])" office:value-type="currency" office:currency="COP" office:value="165.693318811681" calcext:value-type="currency">
            <text:p>$165.69</text:p>
          </table:table-cell>
          <table:table-cell table:formula="of:=[.BN15]*(1+[.BO4])" office:value-type="currency" office:currency="COP" office:value="165.693318811681" calcext:value-type="currency">
            <text:p>$165.69</text:p>
          </table:table-cell>
          <table:table-cell table:formula="of:=[.BO15]*(1+[.BP4])" office:value-type="currency" office:currency="COP" office:value="165.693318811681" calcext:value-type="currency">
            <text:p>$165.6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bT. Diseño</text:p>
          </table:table-cell>
          <table:table-cell table:number-columns-repeated="3"/>
          <table:table-cell table:style-name="ce9" table:formula="of:=[.F14] *[.F15]" office:value-type="currency" office:currency="COP" office:value="75000000" calcext:value-type="currency">
            <text:p>$75,000,000.00</text:p>
          </table:table-cell>
          <table:table-cell table:style-name="ce9" table:formula="of:=[.G14] *[.G15]" office:value-type="currency" office:currency="COP" office:value="75000000" calcext:value-type="currency">
            <text:p>$75,000,000.00</text:p>
          </table:table-cell>
          <table:table-cell table:style-name="ce9" table:formula="of:=[.H14] *[.H15]" office:value-type="currency" office:currency="COP" office:value="75000000" calcext:value-type="currency">
            <text:p>$75,000,000.00</text:p>
          </table:table-cell>
          <table:table-cell table:formula="of:=[.I14] *[.I15]" office:value-type="currency" office:currency="COP" office:value="75750000" calcext:value-type="currency">
            <text:p>$75,750,000.00</text:p>
          </table:table-cell>
          <table:table-cell table:formula="of:=[.J14] *[.J15]" office:value-type="currency" office:currency="COP" office:value="75750000" calcext:value-type="currency">
            <text:p>$75,750,000.00</text:p>
          </table:table-cell>
          <table:table-cell table:formula="of:=[.K14] *[.K15]" office:value-type="currency" office:currency="COP" office:value="75750000" calcext:value-type="currency">
            <text:p>$75,750,000.00</text:p>
          </table:table-cell>
          <table:table-cell table:formula="of:=[.L14] *[.L15]" office:value-type="currency" office:currency="COP" office:value="75750000" calcext:value-type="currency">
            <text:p>$75,750,000.00</text:p>
          </table:table-cell>
          <table:table-cell table:formula="of:=[.M14] *[.M15]" office:value-type="currency" office:currency="COP" office:value="75750000" calcext:value-type="currency">
            <text:p>$75,750,000.00</text:p>
          </table:table-cell>
          <table:table-cell table:formula="of:=[.N14] *[.N15]" office:value-type="currency" office:currency="COP" office:value="75750000" calcext:value-type="currency">
            <text:p>$75,750,000.00</text:p>
          </table:table-cell>
          <table:table-cell table:formula="of:=[.O14] *[.O15]" office:value-type="currency" office:currency="COP" office:value="76507500" calcext:value-type="currency">
            <text:p>$76,507,500.00</text:p>
          </table:table-cell>
          <table:table-cell table:formula="of:=[.P14] *[.P15]" office:value-type="currency" office:currency="COP" office:value="76507500" calcext:value-type="currency">
            <text:p>$76,507,500.00</text:p>
          </table:table-cell>
          <table:table-cell table:formula="of:=[.Q14] *[.Q15]" office:value-type="currency" office:currency="COP" office:value="77272575" calcext:value-type="currency">
            <text:p>$77,272,575.00</text:p>
          </table:table-cell>
          <table:table-cell table:formula="of:=[.R14] *[.R15]" office:value-type="currency" office:currency="COP" office:value="77272575" calcext:value-type="currency">
            <text:p>$77,272,575.00</text:p>
          </table:table-cell>
          <table:table-cell table:formula="of:=[.S14] *[.S15]" office:value-type="currency" office:currency="COP" office:value="77272575" calcext:value-type="currency">
            <text:p>$77,272,575.00</text:p>
          </table:table-cell>
          <table:table-cell table:formula="of:=[.T14] *[.T15]" office:value-type="currency" office:currency="COP" office:value="77272575" calcext:value-type="currency">
            <text:p>$77,272,575.00</text:p>
          </table:table-cell>
          <table:table-cell table:formula="of:=[.U14] *[.U15]" office:value-type="currency" office:currency="COP" office:value="78045300.75" calcext:value-type="currency">
            <text:p>$78,045,300.75</text:p>
          </table:table-cell>
          <table:table-cell table:formula="of:=[.V14] *[.V15]" office:value-type="currency" office:currency="COP" office:value="78045300.75" calcext:value-type="currency">
            <text:p>$78,045,300.75</text:p>
          </table:table-cell>
          <table:table-cell table:formula="of:=[.W14] *[.W15]" office:value-type="currency" office:currency="COP" office:value="78045300.75" calcext:value-type="currency">
            <text:p>$78,045,300.75</text:p>
          </table:table-cell>
          <table:table-cell table:formula="of:=[.X14] *[.X15]" office:value-type="currency" office:currency="COP" office:value="78045300.75" calcext:value-type="currency">
            <text:p>$78,045,300.75</text:p>
          </table:table-cell>
          <table:table-cell table:formula="of:=[.Y14] *[.Y15]" office:value-type="currency" office:currency="COP" office:value="78045300.75" calcext:value-type="currency">
            <text:p>$78,045,300.75</text:p>
          </table:table-cell>
          <table:table-cell table:formula="of:=[.Z14] *[.Z15]" office:value-type="currency" office:currency="COP" office:value="78045300.75" calcext:value-type="currency">
            <text:p>$78,045,300.75</text:p>
          </table:table-cell>
          <table:table-cell table:formula="of:=[.AA14] *[.AA15]" office:value-type="currency" office:currency="COP" office:value="78825753.7575" calcext:value-type="currency">
            <text:p>$78,825,753.76</text:p>
          </table:table-cell>
          <table:table-cell table:formula="of:=[.AB14] *[.AB15]" office:value-type="currency" office:currency="COP" office:value="78825753.7575" calcext:value-type="currency">
            <text:p>$78,825,753.76</text:p>
          </table:table-cell>
          <table:table-cell table:formula="of:=[.AC14] *[.AC15]" office:value-type="currency" office:currency="COP" office:value="79614011.295075" calcext:value-type="currency">
            <text:p>$79,614,011.30</text:p>
          </table:table-cell>
          <table:table-cell table:formula="of:=[.AD14] *[.AD15]" office:value-type="currency" office:currency="COP" office:value="79614011.295075" calcext:value-type="currency">
            <text:p>$79,614,011.30</text:p>
          </table:table-cell>
          <table:table-cell table:formula="of:=[.AE14] *[.AE15]" office:value-type="currency" office:currency="COP" office:value="79614011.295075" calcext:value-type="currency">
            <text:p>$79,614,011.30</text:p>
          </table:table-cell>
          <table:table-cell table:formula="of:=[.AF14] *[.AF15]" office:value-type="currency" office:currency="COP" office:value="79614011.295075" calcext:value-type="currency">
            <text:p>$79,614,011.30</text:p>
          </table:table-cell>
          <table:table-cell table:formula="of:=[.AG14] *[.AG15]" office:value-type="currency" office:currency="COP" office:value="80410151.4080258" calcext:value-type="currency">
            <text:p>$80,410,151.41</text:p>
          </table:table-cell>
          <table:table-cell table:formula="of:=[.AH14] *[.AH15]" office:value-type="currency" office:currency="COP" office:value="80410151.4080258" calcext:value-type="currency">
            <text:p>$80,410,151.41</text:p>
          </table:table-cell>
          <table:table-cell table:formula="of:=[.AI14] *[.AI15]" office:value-type="currency" office:currency="COP" office:value="80410151.4080258" calcext:value-type="currency">
            <text:p>$80,410,151.41</text:p>
          </table:table-cell>
          <table:table-cell table:formula="of:=[.AJ14] *[.AJ15]" office:value-type="currency" office:currency="COP" office:value="80410151.4080258" calcext:value-type="currency">
            <text:p>$80,410,151.41</text:p>
          </table:table-cell>
          <table:table-cell table:formula="of:=[.AK14] *[.AK15]" office:value-type="currency" office:currency="COP" office:value="80410151.4080258" calcext:value-type="currency">
            <text:p>$80,410,151.41</text:p>
          </table:table-cell>
          <table:table-cell table:formula="of:=[.AL14] *[.AL15]" office:value-type="currency" office:currency="COP" office:value="80410151.4080258" calcext:value-type="currency">
            <text:p>$80,410,151.41</text:p>
          </table:table-cell>
          <table:table-cell table:formula="of:=[.AM14] *[.AM15]" office:value-type="currency" office:currency="COP" office:value="81214252.922106" calcext:value-type="currency">
            <text:p>$81,214,252.92</text:p>
          </table:table-cell>
          <table:table-cell table:formula="of:=[.AN14] *[.AN15]" office:value-type="currency" office:currency="COP" office:value="81214252.922106" calcext:value-type="currency">
            <text:p>$81,214,252.92</text:p>
          </table:table-cell>
          <table:table-cell table:formula="of:=[.AO14] *[.AO15]" office:value-type="currency" office:currency="COP" office:value="82026395.4513271" calcext:value-type="currency">
            <text:p>$82,026,395.45</text:p>
          </table:table-cell>
          <table:table-cell table:formula="of:=[.AP14] *[.AP15]" office:value-type="currency" office:currency="COP" office:value="82026395.4513271" calcext:value-type="currency">
            <text:p>$82,026,395.45</text:p>
          </table:table-cell>
          <table:table-cell table:formula="of:=[.AQ14] *[.AQ15]" office:value-type="currency" office:currency="COP" office:value="82026395.4513271" calcext:value-type="currency">
            <text:p>$82,026,395.45</text:p>
          </table:table-cell>
          <table:table-cell table:formula="of:=[.AR14] *[.AR15]" office:value-type="currency" office:currency="COP" office:value="82026395.4513271" calcext:value-type="currency">
            <text:p>$82,026,395.45</text:p>
          </table:table-cell>
          <table:table-cell table:formula="of:=[.AS14] *[.AS15]" office:value-type="currency" office:currency="COP" office:value="82846659.4058404" calcext:value-type="currency">
            <text:p>$82,846,659.41</text:p>
          </table:table-cell>
          <table:table-cell table:formula="of:=[.AT14] *[.AT15]" office:value-type="currency" office:currency="COP" office:value="82846659.4058404" calcext:value-type="currency">
            <text:p>$82,846,659.41</text:p>
          </table:table-cell>
          <table:table-cell table:formula="of:=[.AU14] *[.AU15]" office:value-type="currency" office:currency="COP" office:value="82846659.4058404" calcext:value-type="currency">
            <text:p>$82,846,659.41</text:p>
          </table:table-cell>
          <table:table-cell table:formula="of:=[.AV14] *[.AV15]" office:value-type="currency" office:currency="COP" office:value="82846659.4058404" calcext:value-type="currency">
            <text:p>$82,846,659.41</text:p>
          </table:table-cell>
          <table:table-cell table:formula="of:=[.AW14] *[.AW15]" office:value-type="currency" office:currency="COP" office:value="82846659.4058404" calcext:value-type="currency">
            <text:p>$82,846,659.41</text:p>
          </table:table-cell>
          <table:table-cell table:formula="of:=[.AX14] *[.AX15]" office:value-type="currency" office:currency="COP" office:value="82846659.4058404" calcext:value-type="currency">
            <text:p>$82,846,659.41</text:p>
          </table:table-cell>
          <table:table-cell table:formula="of:=[.AY14] *[.AY15]" office:value-type="currency" office:currency="COP" office:value="83675125.9998988" calcext:value-type="currency">
            <text:p>$83,675,126.00</text:p>
          </table:table-cell>
          <table:table-cell table:formula="of:=[.AZ14] *[.AZ15]" office:value-type="currency" office:currency="COP" office:value="83675125.9998988" calcext:value-type="currency">
            <text:p>$83,675,126.00</text:p>
          </table:table-cell>
          <table:table-cell table:formula="of:=[.BA14] *[.BA15]" office:value-type="currency" office:currency="COP" office:value="84511877.2598978" calcext:value-type="currency">
            <text:p>$84,511,877.26</text:p>
          </table:table-cell>
          <table:table-cell table:formula="of:=[.BB14] *[.BB15]" office:value-type="currency" office:currency="COP" office:value="84511877.2598978" calcext:value-type="currency">
            <text:p>$84,511,877.26</text:p>
          </table:table-cell>
          <table:table-cell table:formula="of:=[.BC14] *[.BC15]" office:value-type="currency" office:currency="COP" office:value="84511877.2598978" calcext:value-type="currency">
            <text:p>$84,511,877.26</text:p>
          </table:table-cell>
          <table:table-cell table:formula="of:=[.BD14] *[.BD15]" office:value-type="currency" office:currency="COP" office:value="84511877.2598978" calcext:value-type="currency">
            <text:p>$84,511,877.26</text:p>
          </table:table-cell>
          <table:table-cell table:formula="of:=[.BE14] *[.BE15]" office:value-type="currency" office:currency="COP" office:value="85356996.0324967" calcext:value-type="currency">
            <text:p>$85,356,996.03</text:p>
          </table:table-cell>
          <table:table-cell table:formula="of:=[.BF14] *[.BF15]" office:value-type="currency" office:currency="COP" office:value="85356996.0324967" calcext:value-type="currency">
            <text:p>$85,356,996.03</text:p>
          </table:table-cell>
          <table:table-cell table:formula="of:=[.BG14] *[.BG15]" office:value-type="currency" office:currency="COP" office:value="85356996.0324967" calcext:value-type="currency">
            <text:p>$85,356,996.03</text:p>
          </table:table-cell>
          <table:table-cell table:formula="of:=[.BH14] *[.BH15]" office:value-type="currency" office:currency="COP" office:value="85356996.0324967" calcext:value-type="currency">
            <text:p>$85,356,996.03</text:p>
          </table:table-cell>
          <table:table-cell table:formula="of:=[.BI14] *[.BI15]" office:value-type="currency" office:currency="COP" office:value="85356996.0324967" calcext:value-type="currency">
            <text:p>$85,356,996.03</text:p>
          </table:table-cell>
          <table:table-cell table:formula="of:=[.BJ14] *[.BJ15]" office:value-type="currency" office:currency="COP" office:value="85356996.0324967" calcext:value-type="currency">
            <text:p>$85,356,996.03</text:p>
          </table:table-cell>
          <table:table-cell table:formula="of:=[.BK14] *[.BK15]" office:value-type="currency" office:currency="COP" office:value="86210565.9928217" calcext:value-type="currency">
            <text:p>$86,210,565.99</text:p>
          </table:table-cell>
          <table:table-cell table:formula="of:=[.BL14] *[.BL15]" office:value-type="currency" office:currency="COP" office:value="86210565.9928217" calcext:value-type="currency">
            <text:p>$86,210,565.99</text:p>
          </table:table-cell>
          <table:table-cell table:formula="of:=[.BM14] *[.BM15]" office:value-type="currency" office:currency="COP" office:value="87072671.6527499" calcext:value-type="currency">
            <text:p>$87,072,671.65</text:p>
          </table:table-cell>
          <table:table-cell table:formula="of:=[.BN14] *[.BN15]" office:value-type="currency" office:currency="COP" office:value="87072671.6527499" calcext:value-type="currency">
            <text:p>$87,072,671.65</text:p>
          </table:table-cell>
          <table:table-cell table:formula="of:=[.BO14] *[.BO15]" office:value-type="currency" office:currency="COP" office:value="87072671.6527499" calcext:value-type="currency">
            <text:p>$87,072,671.65</text:p>
          </table:table-cell>
          <table:table-cell table:formula="of:=[.BP14] *[.BP15]" office:value-type="currency" office:currency="COP" office:value="87072671.6527499" calcext:value-type="currency">
            <text:p>$87,072,671.65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9" table:number-columns-repeated="3"/>
          <table:table-cell table:number-columns-repeated="73"/>
        </table:table-row>
        <table:table-row table:style-name="ro1">
          <table:table-cell/>
          <table:table-cell office:value-type="string" calcext:value-type="string">
            <text:p>P.Desarrollo</text:p>
          </table:table-cell>
          <table:table-cell table:number-columns-repeated="3"/>
          <table:table-cell table:style-name="ce9" table:formula="of:=[$DatosBases.D11]" office:value-type="currency" office:currency="COP" office:value="650000" calcext:value-type="currency">
            <text:p>$650,000.00</text:p>
          </table:table-cell>
          <table:table-cell table:style-name="ce9" table:formula="of:=[.F18]*1*(1 + [.G7])" office:value-type="currency" office:currency="COP" office:value="650000" calcext:value-type="currency">
            <text:p>$650,000.00</text:p>
          </table:table-cell>
          <table:table-cell table:style-name="ce9" table:formula="of:=[.G18]*1*(1 + [.H7])" office:value-type="currency" office:currency="COP" office:value="650000" calcext:value-type="currency">
            <text:p>$650,000.00</text:p>
          </table:table-cell>
          <table:table-cell table:formula="of:=[.H18]*1*(1 + [.I7])" office:value-type="currency" office:currency="COP" office:value="650000" calcext:value-type="currency">
            <text:p>$650,000.00</text:p>
          </table:table-cell>
          <table:table-cell table:formula="of:=[.I18]*1*(1 + [.J7])" office:value-type="currency" office:currency="COP" office:value="650000" calcext:value-type="currency">
            <text:p>$650,000.00</text:p>
          </table:table-cell>
          <table:table-cell table:formula="of:=[.J18]*1*(1 + [.K7])" office:value-type="currency" office:currency="COP" office:value="650000" calcext:value-type="currency">
            <text:p>$650,000.00</text:p>
          </table:table-cell>
          <table:table-cell table:formula="of:=[.K18]*1*(1 + [.L7])" office:value-type="currency" office:currency="COP" office:value="650000" calcext:value-type="currency">
            <text:p>$650,000.00</text:p>
          </table:table-cell>
          <table:table-cell table:formula="of:=[.L18]*1*(1 + [.M7])" office:value-type="currency" office:currency="COP" office:value="650000" calcext:value-type="currency">
            <text:p>$650,000.00</text:p>
          </table:table-cell>
          <table:table-cell table:formula="of:=[.M18]*1*(1 + [.N7])" office:value-type="currency" office:currency="COP" office:value="650000" calcext:value-type="currency">
            <text:p>$650,000.00</text:p>
          </table:table-cell>
          <table:table-cell table:formula="of:=[.N18]*1*(1 + [.O7])" office:value-type="currency" office:currency="COP" office:value="650000" calcext:value-type="currency">
            <text:p>$650,000.00</text:p>
          </table:table-cell>
          <table:table-cell table:formula="of:=[.O18]*1*(1 + [.P7])" office:value-type="currency" office:currency="COP" office:value="650000" calcext:value-type="currency">
            <text:p>$650,000.00</text:p>
          </table:table-cell>
          <table:table-cell table:formula="of:=[.P18]*1*(1 + [.Q7])" office:value-type="currency" office:currency="COP" office:value="656500" calcext:value-type="currency">
            <text:p>$656,500.00</text:p>
          </table:table-cell>
          <table:table-cell table:formula="of:=[.Q18]*1*(1 + [.R7])" office:value-type="currency" office:currency="COP" office:value="656500" calcext:value-type="currency">
            <text:p>$656,500.00</text:p>
          </table:table-cell>
          <table:table-cell table:formula="of:=[.R18]*1*(1 + [.S7])" office:value-type="currency" office:currency="COP" office:value="656500" calcext:value-type="currency">
            <text:p>$656,500.00</text:p>
          </table:table-cell>
          <table:table-cell table:formula="of:=[.S18]*1*(1 + [.T7])" office:value-type="currency" office:currency="COP" office:value="656500" calcext:value-type="currency">
            <text:p>$656,500.00</text:p>
          </table:table-cell>
          <table:table-cell table:formula="of:=[.T18]*1*(1 + [.U7])" office:value-type="currency" office:currency="COP" office:value="656500" calcext:value-type="currency">
            <text:p>$656,500.00</text:p>
          </table:table-cell>
          <table:table-cell table:formula="of:=[.U18]*1*(1 + [.V7])" office:value-type="currency" office:currency="COP" office:value="656500" calcext:value-type="currency">
            <text:p>$656,500.00</text:p>
          </table:table-cell>
          <table:table-cell table:formula="of:=[.V18]*1*(1 + [.W7])" office:value-type="currency" office:currency="COP" office:value="656500" calcext:value-type="currency">
            <text:p>$656,500.00</text:p>
          </table:table-cell>
          <table:table-cell table:formula="of:=[.W18]*1*(1 + [.X7])" office:value-type="currency" office:currency="COP" office:value="656500" calcext:value-type="currency">
            <text:p>$656,500.00</text:p>
          </table:table-cell>
          <table:table-cell table:formula="of:=[.X18]*1*(1 + [.Y7])" office:value-type="currency" office:currency="COP" office:value="656500" calcext:value-type="currency">
            <text:p>$656,500.00</text:p>
          </table:table-cell>
          <table:table-cell table:formula="of:=[.Y18]*1*(1 + [.Z7])" office:value-type="currency" office:currency="COP" office:value="656500" calcext:value-type="currency">
            <text:p>$656,500.00</text:p>
          </table:table-cell>
          <table:table-cell table:formula="of:=[.Z18]*1*(1 + [.AA7])" office:value-type="currency" office:currency="COP" office:value="656500" calcext:value-type="currency">
            <text:p>$656,500.00</text:p>
          </table:table-cell>
          <table:table-cell table:formula="of:=[.AA18]*1*(1 + [.AB7])" office:value-type="currency" office:currency="COP" office:value="656500" calcext:value-type="currency">
            <text:p>$656,500.00</text:p>
          </table:table-cell>
          <table:table-cell table:formula="of:=[.AB18]*1*(1 + [.AC7])" office:value-type="currency" office:currency="COP" office:value="663065" calcext:value-type="currency">
            <text:p>$663,065.00</text:p>
          </table:table-cell>
          <table:table-cell table:formula="of:=[.AC18]*1*(1 + [.AD7])" office:value-type="currency" office:currency="COP" office:value="663065" calcext:value-type="currency">
            <text:p>$663,065.00</text:p>
          </table:table-cell>
          <table:table-cell table:formula="of:=[.AD18]*1*(1 + [.AE7])" office:value-type="currency" office:currency="COP" office:value="663065" calcext:value-type="currency">
            <text:p>$663,065.00</text:p>
          </table:table-cell>
          <table:table-cell table:formula="of:=[.AE18]*1*(1 + [.AF7])" office:value-type="currency" office:currency="COP" office:value="663065" calcext:value-type="currency">
            <text:p>$663,065.00</text:p>
          </table:table-cell>
          <table:table-cell table:formula="of:=[.AF18]*1*(1 + [.AG7])" office:value-type="currency" office:currency="COP" office:value="663065" calcext:value-type="currency">
            <text:p>$663,065.00</text:p>
          </table:table-cell>
          <table:table-cell table:formula="of:=[.AG18]*1*(1 + [.AH7])" office:value-type="currency" office:currency="COP" office:value="663065" calcext:value-type="currency">
            <text:p>$663,065.00</text:p>
          </table:table-cell>
          <table:table-cell table:formula="of:=[.AH18]*1*(1 + [.AI7])" office:value-type="currency" office:currency="COP" office:value="663065" calcext:value-type="currency">
            <text:p>$663,065.00</text:p>
          </table:table-cell>
          <table:table-cell table:formula="of:=[.AI18]*1*(1 + [.AJ7])" office:value-type="currency" office:currency="COP" office:value="663065" calcext:value-type="currency">
            <text:p>$663,065.00</text:p>
          </table:table-cell>
          <table:table-cell table:formula="of:=[.AJ18]*1*(1 + [.AK7])" office:value-type="currency" office:currency="COP" office:value="663065" calcext:value-type="currency">
            <text:p>$663,065.00</text:p>
          </table:table-cell>
          <table:table-cell table:formula="of:=[.AK18]*1*(1 + [.AL7])" office:value-type="currency" office:currency="COP" office:value="663065" calcext:value-type="currency">
            <text:p>$663,065.00</text:p>
          </table:table-cell>
          <table:table-cell table:formula="of:=[.AL18]*1*(1 + [.AM7])" office:value-type="currency" office:currency="COP" office:value="663065" calcext:value-type="currency">
            <text:p>$663,065.00</text:p>
          </table:table-cell>
          <table:table-cell table:formula="of:=[.AM18]*1*(1 + [.AN7])" office:value-type="currency" office:currency="COP" office:value="663065" calcext:value-type="currency">
            <text:p>$663,065.00</text:p>
          </table:table-cell>
          <table:table-cell table:formula="of:=[.AN18]*1*(1 + [.AO7])" office:value-type="currency" office:currency="COP" office:value="669695.65" calcext:value-type="currency">
            <text:p>$669,695.65</text:p>
          </table:table-cell>
          <table:table-cell table:formula="of:=[.AO18]*1*(1 + [.AP7])" office:value-type="currency" office:currency="COP" office:value="669695.65" calcext:value-type="currency">
            <text:p>$669,695.65</text:p>
          </table:table-cell>
          <table:table-cell table:formula="of:=[.AP18]*1*(1 + [.AQ7])" office:value-type="currency" office:currency="COP" office:value="669695.65" calcext:value-type="currency">
            <text:p>$669,695.65</text:p>
          </table:table-cell>
          <table:table-cell table:formula="of:=[.AQ18]*1*(1 + [.AR7])" office:value-type="currency" office:currency="COP" office:value="669695.65" calcext:value-type="currency">
            <text:p>$669,695.65</text:p>
          </table:table-cell>
          <table:table-cell table:formula="of:=[.AR18]*1*(1 + [.AS7])" office:value-type="currency" office:currency="COP" office:value="669695.65" calcext:value-type="currency">
            <text:p>$669,695.65</text:p>
          </table:table-cell>
          <table:table-cell table:formula="of:=[.AS18]*1*(1 + [.AT7])" office:value-type="currency" office:currency="COP" office:value="669695.65" calcext:value-type="currency">
            <text:p>$669,695.65</text:p>
          </table:table-cell>
          <table:table-cell table:formula="of:=[.AT18]*1*(1 + [.AU7])" office:value-type="currency" office:currency="COP" office:value="669695.65" calcext:value-type="currency">
            <text:p>$669,695.65</text:p>
          </table:table-cell>
          <table:table-cell table:formula="of:=[.AU18]*1*(1 + [.AV7])" office:value-type="currency" office:currency="COP" office:value="669695.65" calcext:value-type="currency">
            <text:p>$669,695.65</text:p>
          </table:table-cell>
          <table:table-cell table:formula="of:=[.AV18]*1*(1 + [.AW7])" office:value-type="currency" office:currency="COP" office:value="669695.65" calcext:value-type="currency">
            <text:p>$669,695.65</text:p>
          </table:table-cell>
          <table:table-cell table:formula="of:=[.AW18]*1*(1 + [.AX7])" office:value-type="currency" office:currency="COP" office:value="669695.65" calcext:value-type="currency">
            <text:p>$669,695.65</text:p>
          </table:table-cell>
          <table:table-cell table:formula="of:=[.AX18]*1*(1 + [.AY7])" office:value-type="currency" office:currency="COP" office:value="669695.65" calcext:value-type="currency">
            <text:p>$669,695.65</text:p>
          </table:table-cell>
          <table:table-cell table:formula="of:=[.AY18]*1*(1 + [.AZ7])" office:value-type="currency" office:currency="COP" office:value="669695.65" calcext:value-type="currency">
            <text:p>$669,695.65</text:p>
          </table:table-cell>
          <table:table-cell table:formula="of:=[.AZ18]*1*(1 + [.BA7])" office:value-type="currency" office:currency="COP" office:value="676392.6065" calcext:value-type="currency">
            <text:p>$676,392.61</text:p>
          </table:table-cell>
          <table:table-cell table:formula="of:=[.BA18]*1*(1 + [.BB7])" office:value-type="currency" office:currency="COP" office:value="676392.6065" calcext:value-type="currency">
            <text:p>$676,392.61</text:p>
          </table:table-cell>
          <table:table-cell table:formula="of:=[.BB18]*1*(1 + [.BC7])" office:value-type="currency" office:currency="COP" office:value="676392.6065" calcext:value-type="currency">
            <text:p>$676,392.61</text:p>
          </table:table-cell>
          <table:table-cell table:formula="of:=[.BC18]*1*(1 + [.BD7])" office:value-type="currency" office:currency="COP" office:value="676392.6065" calcext:value-type="currency">
            <text:p>$676,392.61</text:p>
          </table:table-cell>
          <table:table-cell table:formula="of:=[.BD18]*1*(1 + [.BE7])" office:value-type="currency" office:currency="COP" office:value="676392.6065" calcext:value-type="currency">
            <text:p>$676,392.61</text:p>
          </table:table-cell>
          <table:table-cell table:formula="of:=[.BE18]*1*(1 + [.BF7])" office:value-type="currency" office:currency="COP" office:value="676392.6065" calcext:value-type="currency">
            <text:p>$676,392.61</text:p>
          </table:table-cell>
          <table:table-cell table:formula="of:=[.BF18]*1*(1 + [.BG7])" office:value-type="currency" office:currency="COP" office:value="676392.6065" calcext:value-type="currency">
            <text:p>$676,392.61</text:p>
          </table:table-cell>
          <table:table-cell table:formula="of:=[.BG18]*1*(1 + [.BH7])" office:value-type="currency" office:currency="COP" office:value="676392.6065" calcext:value-type="currency">
            <text:p>$676,392.61</text:p>
          </table:table-cell>
          <table:table-cell table:formula="of:=[.BH18]*1*(1 + [.BI7])" office:value-type="currency" office:currency="COP" office:value="676392.6065" calcext:value-type="currency">
            <text:p>$676,392.61</text:p>
          </table:table-cell>
          <table:table-cell table:formula="of:=[.BI18]*1*(1 + [.BJ7])" office:value-type="currency" office:currency="COP" office:value="676392.6065" calcext:value-type="currency">
            <text:p>$676,392.61</text:p>
          </table:table-cell>
          <table:table-cell table:formula="of:=[.BJ18]*1*(1 + [.BK7])" office:value-type="currency" office:currency="COP" office:value="676392.6065" calcext:value-type="currency">
            <text:p>$676,392.61</text:p>
          </table:table-cell>
          <table:table-cell table:formula="of:=[.BK18]*1*(1 + [.BL7])" office:value-type="currency" office:currency="COP" office:value="676392.6065" calcext:value-type="currency">
            <text:p>$676,392.61</text:p>
          </table:table-cell>
          <table:table-cell table:formula="of:=[.BL18]*1*(1 + [.BM7])" office:value-type="currency" office:currency="COP" office:value="683156.532565" calcext:value-type="currency">
            <text:p>$683,156.53</text:p>
          </table:table-cell>
          <table:table-cell table:formula="of:=[.BM18]*1*(1 + [.BN7])" office:value-type="currency" office:currency="COP" office:value="683156.532565" calcext:value-type="currency">
            <text:p>$683,156.53</text:p>
          </table:table-cell>
          <table:table-cell table:formula="of:=[.BN18]*1*(1 + [.BO7])" office:value-type="currency" office:currency="COP" office:value="683156.532565" calcext:value-type="currency">
            <text:p>$683,156.53</text:p>
          </table:table-cell>
          <table:table-cell table:formula="of:=[.BO18]*1*(1 + [.BP7])" office:value-type="currency" office:currency="COP" office:value="683156.532565" calcext:value-type="currency">
            <text:p>$683,156.5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Q.Desarrollo</text:p>
          </table:table-cell>
          <table:table-cell table:number-columns-repeated="3"/>
          <table:table-cell table:style-name="ce9" table:formula="of:=[$DatosBases.D12]" office:value-type="currency" office:currency="COP" office:value="200" calcext:value-type="currency">
            <text:p>$200.00</text:p>
          </table:table-cell>
          <table:table-cell table:style-name="ce9" table:formula="of:=[.F19]*( 1 + [.G4])" office:value-type="currency" office:currency="COP" office:value="200" calcext:value-type="currency">
            <text:p>$200.00</text:p>
          </table:table-cell>
          <table:table-cell table:style-name="ce9" table:formula="of:=[.G19]*( 1 + [.H4])" office:value-type="currency" office:currency="COP" office:value="200" calcext:value-type="currency">
            <text:p>$200.00</text:p>
          </table:table-cell>
          <table:table-cell table:formula="of:=[.H19]*( 1 + [.I4])" office:value-type="currency" office:currency="COP" office:value="202" calcext:value-type="currency">
            <text:p>$202.00</text:p>
          </table:table-cell>
          <table:table-cell table:formula="of:=[.I19]*( 1 + [.J4])" office:value-type="currency" office:currency="COP" office:value="202" calcext:value-type="currency">
            <text:p>$202.00</text:p>
          </table:table-cell>
          <table:table-cell table:formula="of:=[.J19]*( 1 + [.K4])" office:value-type="currency" office:currency="COP" office:value="202" calcext:value-type="currency">
            <text:p>$202.00</text:p>
          </table:table-cell>
          <table:table-cell table:formula="of:=[.K19]*( 1 + [.L4])" office:value-type="currency" office:currency="COP" office:value="202" calcext:value-type="currency">
            <text:p>$202.00</text:p>
          </table:table-cell>
          <table:table-cell table:formula="of:=[.L19]*( 1 + [.M4])" office:value-type="currency" office:currency="COP" office:value="202" calcext:value-type="currency">
            <text:p>$202.00</text:p>
          </table:table-cell>
          <table:table-cell table:formula="of:=[.M19]*( 1 + [.N4])" office:value-type="currency" office:currency="COP" office:value="202" calcext:value-type="currency">
            <text:p>$202.00</text:p>
          </table:table-cell>
          <table:table-cell table:formula="of:=[.N19]*( 1 + [.O4])" office:value-type="currency" office:currency="COP" office:value="204.02" calcext:value-type="currency">
            <text:p>$204.02</text:p>
          </table:table-cell>
          <table:table-cell table:formula="of:=[.O19]*( 1 + [.P4])" office:value-type="currency" office:currency="COP" office:value="204.02" calcext:value-type="currency">
            <text:p>$204.02</text:p>
          </table:table-cell>
          <table:table-cell table:formula="of:=[.P19]*( 1 + [.Q4])" office:value-type="currency" office:currency="COP" office:value="204.02" calcext:value-type="currency">
            <text:p>$204.02</text:p>
          </table:table-cell>
          <table:table-cell table:formula="of:=[.Q19]*( 1 + [.R4])" office:value-type="currency" office:currency="COP" office:value="204.02" calcext:value-type="currency">
            <text:p>$204.02</text:p>
          </table:table-cell>
          <table:table-cell table:formula="of:=[.R19]*( 1 + [.S4])" office:value-type="currency" office:currency="COP" office:value="204.02" calcext:value-type="currency">
            <text:p>$204.02</text:p>
          </table:table-cell>
          <table:table-cell table:formula="of:=[.S19]*( 1 + [.T4])" office:value-type="currency" office:currency="COP" office:value="204.02" calcext:value-type="currency">
            <text:p>$204.02</text:p>
          </table:table-cell>
          <table:table-cell table:formula="of:=[.T19]*( 1 + [.U4])" office:value-type="currency" office:currency="COP" office:value="206.0602" calcext:value-type="currency">
            <text:p>$206.06</text:p>
          </table:table-cell>
          <table:table-cell table:formula="of:=[.U19]*( 1 + [.V4])" office:value-type="currency" office:currency="COP" office:value="206.0602" calcext:value-type="currency">
            <text:p>$206.06</text:p>
          </table:table-cell>
          <table:table-cell table:formula="of:=[.V19]*( 1 + [.W4])" office:value-type="currency" office:currency="COP" office:value="206.0602" calcext:value-type="currency">
            <text:p>$206.06</text:p>
          </table:table-cell>
          <table:table-cell table:formula="of:=[.W19]*( 1 + [.X4])" office:value-type="currency" office:currency="COP" office:value="206.0602" calcext:value-type="currency">
            <text:p>$206.06</text:p>
          </table:table-cell>
          <table:table-cell table:formula="of:=[.X19]*( 1 + [.Y4])" office:value-type="currency" office:currency="COP" office:value="206.0602" calcext:value-type="currency">
            <text:p>$206.06</text:p>
          </table:table-cell>
          <table:table-cell table:formula="of:=[.Y19]*( 1 + [.Z4])" office:value-type="currency" office:currency="COP" office:value="206.0602" calcext:value-type="currency">
            <text:p>$206.06</text:p>
          </table:table-cell>
          <table:table-cell table:formula="of:=[.Z19]*( 1 + [.AA4])" office:value-type="currency" office:currency="COP" office:value="208.120802" calcext:value-type="currency">
            <text:p>$208.12</text:p>
          </table:table-cell>
          <table:table-cell table:formula="of:=[.AA19]*( 1 + [.AB4])" office:value-type="currency" office:currency="COP" office:value="208.120802" calcext:value-type="currency">
            <text:p>$208.12</text:p>
          </table:table-cell>
          <table:table-cell table:formula="of:=[.AB19]*( 1 + [.AC4])" office:value-type="currency" office:currency="COP" office:value="208.120802" calcext:value-type="currency">
            <text:p>$208.12</text:p>
          </table:table-cell>
          <table:table-cell table:formula="of:=[.AC19]*( 1 + [.AD4])" office:value-type="currency" office:currency="COP" office:value="208.120802" calcext:value-type="currency">
            <text:p>$208.12</text:p>
          </table:table-cell>
          <table:table-cell table:formula="of:=[.AD19]*( 1 + [.AE4])" office:value-type="currency" office:currency="COP" office:value="208.120802" calcext:value-type="currency">
            <text:p>$208.12</text:p>
          </table:table-cell>
          <table:table-cell table:formula="of:=[.AE19]*( 1 + [.AF4])" office:value-type="currency" office:currency="COP" office:value="208.120802" calcext:value-type="currency">
            <text:p>$208.12</text:p>
          </table:table-cell>
          <table:table-cell table:formula="of:=[.AF19]*( 1 + [.AG4])" office:value-type="currency" office:currency="COP" office:value="210.20201002" calcext:value-type="currency">
            <text:p>$210.20</text:p>
          </table:table-cell>
          <table:table-cell table:formula="of:=[.AG19]*( 1 + [.AH4])" office:value-type="currency" office:currency="COP" office:value="210.20201002" calcext:value-type="currency">
            <text:p>$210.20</text:p>
          </table:table-cell>
          <table:table-cell table:formula="of:=[.AH19]*( 1 + [.AI4])" office:value-type="currency" office:currency="COP" office:value="210.20201002" calcext:value-type="currency">
            <text:p>$210.20</text:p>
          </table:table-cell>
          <table:table-cell table:formula="of:=[.AI19]*( 1 + [.AJ4])" office:value-type="currency" office:currency="COP" office:value="210.20201002" calcext:value-type="currency">
            <text:p>$210.20</text:p>
          </table:table-cell>
          <table:table-cell table:formula="of:=[.AJ19]*( 1 + [.AK4])" office:value-type="currency" office:currency="COP" office:value="210.20201002" calcext:value-type="currency">
            <text:p>$210.20</text:p>
          </table:table-cell>
          <table:table-cell table:formula="of:=[.AK19]*( 1 + [.AL4])" office:value-type="currency" office:currency="COP" office:value="210.20201002" calcext:value-type="currency">
            <text:p>$210.20</text:p>
          </table:table-cell>
          <table:table-cell table:formula="of:=[.AL19]*( 1 + [.AM4])" office:value-type="currency" office:currency="COP" office:value="212.3040301202" calcext:value-type="currency">
            <text:p>$212.30</text:p>
          </table:table-cell>
          <table:table-cell table:formula="of:=[.AM19]*( 1 + [.AN4])" office:value-type="currency" office:currency="COP" office:value="212.3040301202" calcext:value-type="currency">
            <text:p>$212.30</text:p>
          </table:table-cell>
          <table:table-cell table:formula="of:=[.AN19]*( 1 + [.AO4])" office:value-type="currency" office:currency="COP" office:value="212.3040301202" calcext:value-type="currency">
            <text:p>$212.30</text:p>
          </table:table-cell>
          <table:table-cell table:formula="of:=[.AO19]*( 1 + [.AP4])" office:value-type="currency" office:currency="COP" office:value="212.3040301202" calcext:value-type="currency">
            <text:p>$212.30</text:p>
          </table:table-cell>
          <table:table-cell table:formula="of:=[.AP19]*( 1 + [.AQ4])" office:value-type="currency" office:currency="COP" office:value="212.3040301202" calcext:value-type="currency">
            <text:p>$212.30</text:p>
          </table:table-cell>
          <table:table-cell table:formula="of:=[.AQ19]*( 1 + [.AR4])" office:value-type="currency" office:currency="COP" office:value="212.3040301202" calcext:value-type="currency">
            <text:p>$212.30</text:p>
          </table:table-cell>
          <table:table-cell table:formula="of:=[.AR19]*( 1 + [.AS4])" office:value-type="currency" office:currency="COP" office:value="214.427070421402" calcext:value-type="currency">
            <text:p>$214.43</text:p>
          </table:table-cell>
          <table:table-cell table:formula="of:=[.AS19]*( 1 + [.AT4])" office:value-type="currency" office:currency="COP" office:value="214.427070421402" calcext:value-type="currency">
            <text:p>$214.43</text:p>
          </table:table-cell>
          <table:table-cell table:formula="of:=[.AT19]*( 1 + [.AU4])" office:value-type="currency" office:currency="COP" office:value="214.427070421402" calcext:value-type="currency">
            <text:p>$214.43</text:p>
          </table:table-cell>
          <table:table-cell table:formula="of:=[.AU19]*( 1 + [.AV4])" office:value-type="currency" office:currency="COP" office:value="214.427070421402" calcext:value-type="currency">
            <text:p>$214.43</text:p>
          </table:table-cell>
          <table:table-cell table:formula="of:=[.AV19]*( 1 + [.AW4])" office:value-type="currency" office:currency="COP" office:value="214.427070421402" calcext:value-type="currency">
            <text:p>$214.43</text:p>
          </table:table-cell>
          <table:table-cell table:formula="of:=[.AW19]*( 1 + [.AX4])" office:value-type="currency" office:currency="COP" office:value="214.427070421402" calcext:value-type="currency">
            <text:p>$214.43</text:p>
          </table:table-cell>
          <table:table-cell table:formula="of:=[.AX19]*( 1 + [.AY4])" office:value-type="currency" office:currency="COP" office:value="216.571341125616" calcext:value-type="currency">
            <text:p>$216.57</text:p>
          </table:table-cell>
          <table:table-cell table:formula="of:=[.AY19]*( 1 + [.AZ4])" office:value-type="currency" office:currency="COP" office:value="216.571341125616" calcext:value-type="currency">
            <text:p>$216.57</text:p>
          </table:table-cell>
          <table:table-cell table:formula="of:=[.AZ19]*( 1 + [.BA4])" office:value-type="currency" office:currency="COP" office:value="216.571341125616" calcext:value-type="currency">
            <text:p>$216.57</text:p>
          </table:table-cell>
          <table:table-cell table:formula="of:=[.BA19]*( 1 + [.BB4])" office:value-type="currency" office:currency="COP" office:value="216.571341125616" calcext:value-type="currency">
            <text:p>$216.57</text:p>
          </table:table-cell>
          <table:table-cell table:formula="of:=[.BB19]*( 1 + [.BC4])" office:value-type="currency" office:currency="COP" office:value="216.571341125616" calcext:value-type="currency">
            <text:p>$216.57</text:p>
          </table:table-cell>
          <table:table-cell table:formula="of:=[.BC19]*( 1 + [.BD4])" office:value-type="currency" office:currency="COP" office:value="216.571341125616" calcext:value-type="currency">
            <text:p>$216.57</text:p>
          </table:table-cell>
          <table:table-cell table:formula="of:=[.BD19]*( 1 + [.BE4])" office:value-type="currency" office:currency="COP" office:value="218.737054536872" calcext:value-type="currency">
            <text:p>$218.74</text:p>
          </table:table-cell>
          <table:table-cell table:formula="of:=[.BE19]*( 1 + [.BF4])" office:value-type="currency" office:currency="COP" office:value="218.737054536872" calcext:value-type="currency">
            <text:p>$218.74</text:p>
          </table:table-cell>
          <table:table-cell table:formula="of:=[.BF19]*( 1 + [.BG4])" office:value-type="currency" office:currency="COP" office:value="218.737054536872" calcext:value-type="currency">
            <text:p>$218.74</text:p>
          </table:table-cell>
          <table:table-cell table:formula="of:=[.BG19]*( 1 + [.BH4])" office:value-type="currency" office:currency="COP" office:value="218.737054536872" calcext:value-type="currency">
            <text:p>$218.74</text:p>
          </table:table-cell>
          <table:table-cell table:formula="of:=[.BH19]*( 1 + [.BI4])" office:value-type="currency" office:currency="COP" office:value="218.737054536872" calcext:value-type="currency">
            <text:p>$218.74</text:p>
          </table:table-cell>
          <table:table-cell table:formula="of:=[.BI19]*( 1 + [.BJ4])" office:value-type="currency" office:currency="COP" office:value="218.737054536872" calcext:value-type="currency">
            <text:p>$218.74</text:p>
          </table:table-cell>
          <table:table-cell table:formula="of:=[.BJ19]*( 1 + [.BK4])" office:value-type="currency" office:currency="COP" office:value="220.924425082241" calcext:value-type="currency">
            <text:p>$220.92</text:p>
          </table:table-cell>
          <table:table-cell table:formula="of:=[.BK19]*( 1 + [.BL4])" office:value-type="currency" office:currency="COP" office:value="220.924425082241" calcext:value-type="currency">
            <text:p>$220.92</text:p>
          </table:table-cell>
          <table:table-cell table:formula="of:=[.BL19]*( 1 + [.BM4])" office:value-type="currency" office:currency="COP" office:value="220.924425082241" calcext:value-type="currency">
            <text:p>$220.92</text:p>
          </table:table-cell>
          <table:table-cell table:formula="of:=[.BM19]*( 1 + [.BN4])" office:value-type="currency" office:currency="COP" office:value="220.924425082241" calcext:value-type="currency">
            <text:p>$220.92</text:p>
          </table:table-cell>
          <table:table-cell table:formula="of:=[.BN19]*( 1 + [.BO4])" office:value-type="currency" office:currency="COP" office:value="220.924425082241" calcext:value-type="currency">
            <text:p>$220.92</text:p>
          </table:table-cell>
          <table:table-cell table:formula="of:=[.BO19]*( 1 + [.BP4])" office:value-type="currency" office:currency="COP" office:value="220.924425082241" calcext:value-type="currency">
            <text:p>$220.9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bT. Desarrollo</text:p>
          </table:table-cell>
          <table:table-cell table:number-columns-repeated="3"/>
          <table:table-cell table:style-name="ce9" table:formula="of:=[.F18]*[.F19]" office:value-type="currency" office:currency="COP" office:value="130000000" calcext:value-type="currency">
            <text:p>$130,000,000.00</text:p>
          </table:table-cell>
          <table:table-cell table:style-name="ce9" table:formula="of:=[.G18]*[.G19]" office:value-type="currency" office:currency="COP" office:value="130000000" calcext:value-type="currency">
            <text:p>$130,000,000.00</text:p>
          </table:table-cell>
          <table:table-cell table:style-name="ce9" table:formula="of:=[.H18]*[.H19]" office:value-type="currency" office:currency="COP" office:value="130000000" calcext:value-type="currency">
            <text:p>$130,000,000.00</text:p>
          </table:table-cell>
          <table:table-cell table:formula="of:=[.I18]*[.I19]" office:value-type="currency" office:currency="COP" office:value="131300000" calcext:value-type="currency">
            <text:p>$131,300,000.00</text:p>
          </table:table-cell>
          <table:table-cell table:formula="of:=[.J18]*[.J19]" office:value-type="currency" office:currency="COP" office:value="131300000" calcext:value-type="currency">
            <text:p>$131,300,000.00</text:p>
          </table:table-cell>
          <table:table-cell table:formula="of:=[.K18]*[.K19]" office:value-type="currency" office:currency="COP" office:value="131300000" calcext:value-type="currency">
            <text:p>$131,300,000.00</text:p>
          </table:table-cell>
          <table:table-cell table:formula="of:=[.L18]*[.L19]" office:value-type="currency" office:currency="COP" office:value="131300000" calcext:value-type="currency">
            <text:p>$131,300,000.00</text:p>
          </table:table-cell>
          <table:table-cell table:formula="of:=[.M18]*[.M19]" office:value-type="currency" office:currency="COP" office:value="131300000" calcext:value-type="currency">
            <text:p>$131,300,000.00</text:p>
          </table:table-cell>
          <table:table-cell table:formula="of:=[.N18]*[.N19]" office:value-type="currency" office:currency="COP" office:value="131300000" calcext:value-type="currency">
            <text:p>$131,300,000.00</text:p>
          </table:table-cell>
          <table:table-cell table:formula="of:=[.O18]*[.O19]" office:value-type="currency" office:currency="COP" office:value="132613000" calcext:value-type="currency">
            <text:p>$132,613,000.00</text:p>
          </table:table-cell>
          <table:table-cell table:formula="of:=[.P18]*[.P19]" office:value-type="currency" office:currency="COP" office:value="132613000" calcext:value-type="currency">
            <text:p>$132,613,000.00</text:p>
          </table:table-cell>
          <table:table-cell table:formula="of:=[.Q18]*[.Q19]" office:value-type="currency" office:currency="COP" office:value="133939130" calcext:value-type="currency">
            <text:p>$133,939,130.00</text:p>
          </table:table-cell>
          <table:table-cell table:formula="of:=[.R18]*[.R19]" office:value-type="currency" office:currency="COP" office:value="133939130" calcext:value-type="currency">
            <text:p>$133,939,130.00</text:p>
          </table:table-cell>
          <table:table-cell table:formula="of:=[.S18]*[.S19]" office:value-type="currency" office:currency="COP" office:value="133939130" calcext:value-type="currency">
            <text:p>$133,939,130.00</text:p>
          </table:table-cell>
          <table:table-cell table:formula="of:=[.T18]*[.T19]" office:value-type="currency" office:currency="COP" office:value="133939130" calcext:value-type="currency">
            <text:p>$133,939,130.00</text:p>
          </table:table-cell>
          <table:table-cell table:formula="of:=[.U18]*[.U19]" office:value-type="currency" office:currency="COP" office:value="135278521.3" calcext:value-type="currency">
            <text:p>$135,278,521.30</text:p>
          </table:table-cell>
          <table:table-cell table:formula="of:=[.V18]*[.V19]" office:value-type="currency" office:currency="COP" office:value="135278521.3" calcext:value-type="currency">
            <text:p>$135,278,521.30</text:p>
          </table:table-cell>
          <table:table-cell table:formula="of:=[.W18]*[.W19]" office:value-type="currency" office:currency="COP" office:value="135278521.3" calcext:value-type="currency">
            <text:p>$135,278,521.30</text:p>
          </table:table-cell>
          <table:table-cell table:formula="of:=[.X18]*[.X19]" office:value-type="currency" office:currency="COP" office:value="135278521.3" calcext:value-type="currency">
            <text:p>$135,278,521.30</text:p>
          </table:table-cell>
          <table:table-cell table:formula="of:=[.Y18]*[.Y19]" office:value-type="currency" office:currency="COP" office:value="135278521.3" calcext:value-type="currency">
            <text:p>$135,278,521.30</text:p>
          </table:table-cell>
          <table:table-cell table:formula="of:=[.Z18]*[.Z19]" office:value-type="currency" office:currency="COP" office:value="135278521.3" calcext:value-type="currency">
            <text:p>$135,278,521.30</text:p>
          </table:table-cell>
          <table:table-cell table:formula="of:=[.AA18]*[.AA19]" office:value-type="currency" office:currency="COP" office:value="136631306.513" calcext:value-type="currency">
            <text:p>$136,631,306.51</text:p>
          </table:table-cell>
          <table:table-cell table:formula="of:=[.AB18]*[.AB19]" office:value-type="currency" office:currency="COP" office:value="136631306.513" calcext:value-type="currency">
            <text:p>$136,631,306.51</text:p>
          </table:table-cell>
          <table:table-cell table:formula="of:=[.AC18]*[.AC19]" office:value-type="currency" office:currency="COP" office:value="137997619.57813" calcext:value-type="currency">
            <text:p>$137,997,619.58</text:p>
          </table:table-cell>
          <table:table-cell table:formula="of:=[.AD18]*[.AD19]" office:value-type="currency" office:currency="COP" office:value="137997619.57813" calcext:value-type="currency">
            <text:p>$137,997,619.58</text:p>
          </table:table-cell>
          <table:table-cell table:formula="of:=[.AE18]*[.AE19]" office:value-type="currency" office:currency="COP" office:value="137997619.57813" calcext:value-type="currency">
            <text:p>$137,997,619.58</text:p>
          </table:table-cell>
          <table:table-cell table:formula="of:=[.AF18]*[.AF19]" office:value-type="currency" office:currency="COP" office:value="137997619.57813" calcext:value-type="currency">
            <text:p>$137,997,619.58</text:p>
          </table:table-cell>
          <table:table-cell table:formula="of:=[.AG18]*[.AG19]" office:value-type="currency" office:currency="COP" office:value="139377595.773911" calcext:value-type="currency">
            <text:p>$139,377,595.77</text:p>
          </table:table-cell>
          <table:table-cell table:formula="of:=[.AH18]*[.AH19]" office:value-type="currency" office:currency="COP" office:value="139377595.773911" calcext:value-type="currency">
            <text:p>$139,377,595.77</text:p>
          </table:table-cell>
          <table:table-cell table:formula="of:=[.AI18]*[.AI19]" office:value-type="currency" office:currency="COP" office:value="139377595.773911" calcext:value-type="currency">
            <text:p>$139,377,595.77</text:p>
          </table:table-cell>
          <table:table-cell table:formula="of:=[.AJ18]*[.AJ19]" office:value-type="currency" office:currency="COP" office:value="139377595.773911" calcext:value-type="currency">
            <text:p>$139,377,595.77</text:p>
          </table:table-cell>
          <table:table-cell table:formula="of:=[.AK18]*[.AK19]" office:value-type="currency" office:currency="COP" office:value="139377595.773911" calcext:value-type="currency">
            <text:p>$139,377,595.77</text:p>
          </table:table-cell>
          <table:table-cell table:formula="of:=[.AL18]*[.AL19]" office:value-type="currency" office:currency="COP" office:value="139377595.773911" calcext:value-type="currency">
            <text:p>$139,377,595.77</text:p>
          </table:table-cell>
          <table:table-cell table:formula="of:=[.AM18]*[.AM19]" office:value-type="currency" office:currency="COP" office:value="140771371.73165" calcext:value-type="currency">
            <text:p>$140,771,371.73</text:p>
          </table:table-cell>
          <table:table-cell table:formula="of:=[.AN18]*[.AN19]" office:value-type="currency" office:currency="COP" office:value="140771371.73165" calcext:value-type="currency">
            <text:p>$140,771,371.73</text:p>
          </table:table-cell>
          <table:table-cell table:formula="of:=[.AO18]*[.AO19]" office:value-type="currency" office:currency="COP" office:value="142179085.448967" calcext:value-type="currency">
            <text:p>$142,179,085.45</text:p>
          </table:table-cell>
          <table:table-cell table:formula="of:=[.AP18]*[.AP19]" office:value-type="currency" office:currency="COP" office:value="142179085.448967" calcext:value-type="currency">
            <text:p>$142,179,085.45</text:p>
          </table:table-cell>
          <table:table-cell table:formula="of:=[.AQ18]*[.AQ19]" office:value-type="currency" office:currency="COP" office:value="142179085.448967" calcext:value-type="currency">
            <text:p>$142,179,085.45</text:p>
          </table:table-cell>
          <table:table-cell table:formula="of:=[.AR18]*[.AR19]" office:value-type="currency" office:currency="COP" office:value="142179085.448967" calcext:value-type="currency">
            <text:p>$142,179,085.45</text:p>
          </table:table-cell>
          <table:table-cell table:formula="of:=[.AS18]*[.AS19]" office:value-type="currency" office:currency="COP" office:value="143600876.303457" calcext:value-type="currency">
            <text:p>$143,600,876.30</text:p>
          </table:table-cell>
          <table:table-cell table:formula="of:=[.AT18]*[.AT19]" office:value-type="currency" office:currency="COP" office:value="143600876.303457" calcext:value-type="currency">
            <text:p>$143,600,876.30</text:p>
          </table:table-cell>
          <table:table-cell table:formula="of:=[.AU18]*[.AU19]" office:value-type="currency" office:currency="COP" office:value="143600876.303457" calcext:value-type="currency">
            <text:p>$143,600,876.30</text:p>
          </table:table-cell>
          <table:table-cell table:formula="of:=[.AV18]*[.AV19]" office:value-type="currency" office:currency="COP" office:value="143600876.303457" calcext:value-type="currency">
            <text:p>$143,600,876.30</text:p>
          </table:table-cell>
          <table:table-cell table:formula="of:=[.AW18]*[.AW19]" office:value-type="currency" office:currency="COP" office:value="143600876.303457" calcext:value-type="currency">
            <text:p>$143,600,876.30</text:p>
          </table:table-cell>
          <table:table-cell table:formula="of:=[.AX18]*[.AX19]" office:value-type="currency" office:currency="COP" office:value="143600876.303457" calcext:value-type="currency">
            <text:p>$143,600,876.30</text:p>
          </table:table-cell>
          <table:table-cell table:formula="of:=[.AY18]*[.AY19]" office:value-type="currency" office:currency="COP" office:value="145036885.066491" calcext:value-type="currency">
            <text:p>$145,036,885.07</text:p>
          </table:table-cell>
          <table:table-cell table:formula="of:=[.AZ18]*[.AZ19]" office:value-type="currency" office:currency="COP" office:value="145036885.066491" calcext:value-type="currency">
            <text:p>$145,036,885.07</text:p>
          </table:table-cell>
          <table:table-cell table:formula="of:=[.BA18]*[.BA19]" office:value-type="currency" office:currency="COP" office:value="146487253.917156" calcext:value-type="currency">
            <text:p>$146,487,253.92</text:p>
          </table:table-cell>
          <table:table-cell table:formula="of:=[.BB18]*[.BB19]" office:value-type="currency" office:currency="COP" office:value="146487253.917156" calcext:value-type="currency">
            <text:p>$146,487,253.92</text:p>
          </table:table-cell>
          <table:table-cell table:formula="of:=[.BC18]*[.BC19]" office:value-type="currency" office:currency="COP" office:value="146487253.917156" calcext:value-type="currency">
            <text:p>$146,487,253.92</text:p>
          </table:table-cell>
          <table:table-cell table:formula="of:=[.BD18]*[.BD19]" office:value-type="currency" office:currency="COP" office:value="146487253.917156" calcext:value-type="currency">
            <text:p>$146,487,253.92</text:p>
          </table:table-cell>
          <table:table-cell table:formula="of:=[.BE18]*[.BE19]" office:value-type="currency" office:currency="COP" office:value="147952126.456328" calcext:value-type="currency">
            <text:p>$147,952,126.46</text:p>
          </table:table-cell>
          <table:table-cell table:formula="of:=[.BF18]*[.BF19]" office:value-type="currency" office:currency="COP" office:value="147952126.456328" calcext:value-type="currency">
            <text:p>$147,952,126.46</text:p>
          </table:table-cell>
          <table:table-cell table:formula="of:=[.BG18]*[.BG19]" office:value-type="currency" office:currency="COP" office:value="147952126.456328" calcext:value-type="currency">
            <text:p>$147,952,126.46</text:p>
          </table:table-cell>
          <table:table-cell table:formula="of:=[.BH18]*[.BH19]" office:value-type="currency" office:currency="COP" office:value="147952126.456328" calcext:value-type="currency">
            <text:p>$147,952,126.46</text:p>
          </table:table-cell>
          <table:table-cell table:formula="of:=[.BI18]*[.BI19]" office:value-type="currency" office:currency="COP" office:value="147952126.456328" calcext:value-type="currency">
            <text:p>$147,952,126.46</text:p>
          </table:table-cell>
          <table:table-cell table:formula="of:=[.BJ18]*[.BJ19]" office:value-type="currency" office:currency="COP" office:value="147952126.456328" calcext:value-type="currency">
            <text:p>$147,952,126.46</text:p>
          </table:table-cell>
          <table:table-cell table:formula="of:=[.BK18]*[.BK19]" office:value-type="currency" office:currency="COP" office:value="149431647.720891" calcext:value-type="currency">
            <text:p>$149,431,647.72</text:p>
          </table:table-cell>
          <table:table-cell table:formula="of:=[.BL18]*[.BL19]" office:value-type="currency" office:currency="COP" office:value="149431647.720891" calcext:value-type="currency">
            <text:p>$149,431,647.72</text:p>
          </table:table-cell>
          <table:table-cell table:formula="of:=[.BM18]*[.BM19]" office:value-type="currency" office:currency="COP" office:value="150925964.1981" calcext:value-type="currency">
            <text:p>$150,925,964.20</text:p>
          </table:table-cell>
          <table:table-cell table:formula="of:=[.BN18]*[.BN19]" office:value-type="currency" office:currency="COP" office:value="150925964.1981" calcext:value-type="currency">
            <text:p>$150,925,964.20</text:p>
          </table:table-cell>
          <table:table-cell table:formula="of:=[.BO18]*[.BO19]" office:value-type="currency" office:currency="COP" office:value="150925964.1981" calcext:value-type="currency">
            <text:p>$150,925,964.20</text:p>
          </table:table-cell>
          <table:table-cell table:formula="of:=[.BP18]*[.BP19]" office:value-type="currency" office:currency="COP" office:value="150925964.1981" calcext:value-type="currency">
            <text:p>$150,925,964.20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9" table:number-columns-repeated="3"/>
          <table:table-cell table:number-columns-repeated="73"/>
        </table:table-row>
        <table:table-row table:style-name="ro1">
          <table:table-cell/>
          <table:table-cell office:value-type="string" calcext:value-type="string">
            <text:p>P.Revisión</text:p>
          </table:table-cell>
          <table:table-cell table:number-columns-repeated="3"/>
          <table:table-cell table:style-name="ce9" table:formula="of:=[$DatosBases.D14]" office:value-type="currency" office:currency="COP" office:value="420000" calcext:value-type="currency">
            <text:p>$420,000.00</text:p>
          </table:table-cell>
          <table:table-cell table:style-name="ce9" table:formula="of:=[.F22]*(1 +[.G7])" office:value-type="currency" office:currency="COP" office:value="420000" calcext:value-type="currency">
            <text:p>$420,000.00</text:p>
          </table:table-cell>
          <table:table-cell table:style-name="ce9" table:formula="of:=[.G22]*(1 +[.H7])" office:value-type="currency" office:currency="COP" office:value="420000" calcext:value-type="currency">
            <text:p>$420,000.00</text:p>
          </table:table-cell>
          <table:table-cell table:formula="of:=[.H22]*(1 +[.I7])" office:value-type="currency" office:currency="COP" office:value="420000" calcext:value-type="currency">
            <text:p>$420,000.00</text:p>
          </table:table-cell>
          <table:table-cell table:formula="of:=[.I22]*(1 +[.J7])" office:value-type="currency" office:currency="COP" office:value="420000" calcext:value-type="currency">
            <text:p>$420,000.00</text:p>
          </table:table-cell>
          <table:table-cell table:formula="of:=[.J22]*(1 +[.K7])" office:value-type="currency" office:currency="COP" office:value="420000" calcext:value-type="currency">
            <text:p>$420,000.00</text:p>
          </table:table-cell>
          <table:table-cell table:formula="of:=[.K22]*(1 +[.L7])" office:value-type="currency" office:currency="COP" office:value="420000" calcext:value-type="currency">
            <text:p>$420,000.00</text:p>
          </table:table-cell>
          <table:table-cell table:formula="of:=[.L22]*(1 +[.M7])" office:value-type="currency" office:currency="COP" office:value="420000" calcext:value-type="currency">
            <text:p>$420,000.00</text:p>
          </table:table-cell>
          <table:table-cell table:formula="of:=[.M22]*(1 +[.N7])" office:value-type="currency" office:currency="COP" office:value="420000" calcext:value-type="currency">
            <text:p>$420,000.00</text:p>
          </table:table-cell>
          <table:table-cell table:formula="of:=[.N22]*(1 +[.O7])" office:value-type="currency" office:currency="COP" office:value="420000" calcext:value-type="currency">
            <text:p>$420,000.00</text:p>
          </table:table-cell>
          <table:table-cell table:formula="of:=[.O22]*(1 +[.P7])" office:value-type="currency" office:currency="COP" office:value="420000" calcext:value-type="currency">
            <text:p>$420,000.00</text:p>
          </table:table-cell>
          <table:table-cell table:formula="of:=[.P22]*(1 +[.Q7])" office:value-type="currency" office:currency="COP" office:value="424200" calcext:value-type="currency">
            <text:p>$424,200.00</text:p>
          </table:table-cell>
          <table:table-cell table:formula="of:=[.Q22]*(1 +[.R7])" office:value-type="currency" office:currency="COP" office:value="424200" calcext:value-type="currency">
            <text:p>$424,200.00</text:p>
          </table:table-cell>
          <table:table-cell table:formula="of:=[.R22]*(1 +[.S7])" office:value-type="currency" office:currency="COP" office:value="424200" calcext:value-type="currency">
            <text:p>$424,200.00</text:p>
          </table:table-cell>
          <table:table-cell table:formula="of:=[.S22]*(1 +[.T7])" office:value-type="currency" office:currency="COP" office:value="424200" calcext:value-type="currency">
            <text:p>$424,200.00</text:p>
          </table:table-cell>
          <table:table-cell table:formula="of:=[.T22]*(1 +[.U7])" office:value-type="currency" office:currency="COP" office:value="424200" calcext:value-type="currency">
            <text:p>$424,200.00</text:p>
          </table:table-cell>
          <table:table-cell table:formula="of:=[.U22]*(1 +[.V7])" office:value-type="currency" office:currency="COP" office:value="424200" calcext:value-type="currency">
            <text:p>$424,200.00</text:p>
          </table:table-cell>
          <table:table-cell table:formula="of:=[.V22]*(1 +[.W7])" office:value-type="currency" office:currency="COP" office:value="424200" calcext:value-type="currency">
            <text:p>$424,200.00</text:p>
          </table:table-cell>
          <table:table-cell table:formula="of:=[.W22]*(1 +[.X7])" office:value-type="currency" office:currency="COP" office:value="424200" calcext:value-type="currency">
            <text:p>$424,200.00</text:p>
          </table:table-cell>
          <table:table-cell table:formula="of:=[.X22]*(1 +[.Y7])" office:value-type="currency" office:currency="COP" office:value="424200" calcext:value-type="currency">
            <text:p>$424,200.00</text:p>
          </table:table-cell>
          <table:table-cell table:formula="of:=[.Y22]*(1 +[.Z7])" office:value-type="currency" office:currency="COP" office:value="424200" calcext:value-type="currency">
            <text:p>$424,200.00</text:p>
          </table:table-cell>
          <table:table-cell table:formula="of:=[.Z22]*(1 +[.AA7])" office:value-type="currency" office:currency="COP" office:value="424200" calcext:value-type="currency">
            <text:p>$424,200.00</text:p>
          </table:table-cell>
          <table:table-cell table:formula="of:=[.AA22]*(1 +[.AB7])" office:value-type="currency" office:currency="COP" office:value="424200" calcext:value-type="currency">
            <text:p>$424,200.00</text:p>
          </table:table-cell>
          <table:table-cell table:formula="of:=[.AB22]*(1 +[.AC7])" office:value-type="currency" office:currency="COP" office:value="428442" calcext:value-type="currency">
            <text:p>$428,442.00</text:p>
          </table:table-cell>
          <table:table-cell table:formula="of:=[.AC22]*(1 +[.AD7])" office:value-type="currency" office:currency="COP" office:value="428442" calcext:value-type="currency">
            <text:p>$428,442.00</text:p>
          </table:table-cell>
          <table:table-cell table:formula="of:=[.AD22]*(1 +[.AE7])" office:value-type="currency" office:currency="COP" office:value="428442" calcext:value-type="currency">
            <text:p>$428,442.00</text:p>
          </table:table-cell>
          <table:table-cell table:formula="of:=[.AE22]*(1 +[.AF7])" office:value-type="currency" office:currency="COP" office:value="428442" calcext:value-type="currency">
            <text:p>$428,442.00</text:p>
          </table:table-cell>
          <table:table-cell table:formula="of:=[.AF22]*(1 +[.AG7])" office:value-type="currency" office:currency="COP" office:value="428442" calcext:value-type="currency">
            <text:p>$428,442.00</text:p>
          </table:table-cell>
          <table:table-cell table:formula="of:=[.AG22]*(1 +[.AH7])" office:value-type="currency" office:currency="COP" office:value="428442" calcext:value-type="currency">
            <text:p>$428,442.00</text:p>
          </table:table-cell>
          <table:table-cell table:formula="of:=[.AH22]*(1 +[.AI7])" office:value-type="currency" office:currency="COP" office:value="428442" calcext:value-type="currency">
            <text:p>$428,442.00</text:p>
          </table:table-cell>
          <table:table-cell table:formula="of:=[.AI22]*(1 +[.AJ7])" office:value-type="currency" office:currency="COP" office:value="428442" calcext:value-type="currency">
            <text:p>$428,442.00</text:p>
          </table:table-cell>
          <table:table-cell table:formula="of:=[.AJ22]*(1 +[.AK7])" office:value-type="currency" office:currency="COP" office:value="428442" calcext:value-type="currency">
            <text:p>$428,442.00</text:p>
          </table:table-cell>
          <table:table-cell table:formula="of:=[.AK22]*(1 +[.AL7])" office:value-type="currency" office:currency="COP" office:value="428442" calcext:value-type="currency">
            <text:p>$428,442.00</text:p>
          </table:table-cell>
          <table:table-cell table:formula="of:=[.AL22]*(1 +[.AM7])" office:value-type="currency" office:currency="COP" office:value="428442" calcext:value-type="currency">
            <text:p>$428,442.00</text:p>
          </table:table-cell>
          <table:table-cell table:formula="of:=[.AM22]*(1 +[.AN7])" office:value-type="currency" office:currency="COP" office:value="428442" calcext:value-type="currency">
            <text:p>$428,442.00</text:p>
          </table:table-cell>
          <table:table-cell table:formula="of:=[.AN22]*(1 +[.AO7])" office:value-type="currency" office:currency="COP" office:value="432726.42" calcext:value-type="currency">
            <text:p>$432,726.42</text:p>
          </table:table-cell>
          <table:table-cell table:formula="of:=[.AO22]*(1 +[.AP7])" office:value-type="currency" office:currency="COP" office:value="432726.42" calcext:value-type="currency">
            <text:p>$432,726.42</text:p>
          </table:table-cell>
          <table:table-cell table:formula="of:=[.AP22]*(1 +[.AQ7])" office:value-type="currency" office:currency="COP" office:value="432726.42" calcext:value-type="currency">
            <text:p>$432,726.42</text:p>
          </table:table-cell>
          <table:table-cell table:formula="of:=[.AQ22]*(1 +[.AR7])" office:value-type="currency" office:currency="COP" office:value="432726.42" calcext:value-type="currency">
            <text:p>$432,726.42</text:p>
          </table:table-cell>
          <table:table-cell table:formula="of:=[.AR22]*(1 +[.AS7])" office:value-type="currency" office:currency="COP" office:value="432726.42" calcext:value-type="currency">
            <text:p>$432,726.42</text:p>
          </table:table-cell>
          <table:table-cell table:formula="of:=[.AS22]*(1 +[.AT7])" office:value-type="currency" office:currency="COP" office:value="432726.42" calcext:value-type="currency">
            <text:p>$432,726.42</text:p>
          </table:table-cell>
          <table:table-cell table:formula="of:=[.AT22]*(1 +[.AU7])" office:value-type="currency" office:currency="COP" office:value="432726.42" calcext:value-type="currency">
            <text:p>$432,726.42</text:p>
          </table:table-cell>
          <table:table-cell table:formula="of:=[.AU22]*(1 +[.AV7])" office:value-type="currency" office:currency="COP" office:value="432726.42" calcext:value-type="currency">
            <text:p>$432,726.42</text:p>
          </table:table-cell>
          <table:table-cell table:formula="of:=[.AV22]*(1 +[.AW7])" office:value-type="currency" office:currency="COP" office:value="432726.42" calcext:value-type="currency">
            <text:p>$432,726.42</text:p>
          </table:table-cell>
          <table:table-cell table:formula="of:=[.AW22]*(1 +[.AX7])" office:value-type="currency" office:currency="COP" office:value="432726.42" calcext:value-type="currency">
            <text:p>$432,726.42</text:p>
          </table:table-cell>
          <table:table-cell table:formula="of:=[.AX22]*(1 +[.AY7])" office:value-type="currency" office:currency="COP" office:value="432726.42" calcext:value-type="currency">
            <text:p>$432,726.42</text:p>
          </table:table-cell>
          <table:table-cell table:formula="of:=[.AY22]*(1 +[.AZ7])" office:value-type="currency" office:currency="COP" office:value="432726.42" calcext:value-type="currency">
            <text:p>$432,726.42</text:p>
          </table:table-cell>
          <table:table-cell table:formula="of:=[.AZ22]*(1 +[.BA7])" office:value-type="currency" office:currency="COP" office:value="437053.6842" calcext:value-type="currency">
            <text:p>$437,053.68</text:p>
          </table:table-cell>
          <table:table-cell table:formula="of:=[.BA22]*(1 +[.BB7])" office:value-type="currency" office:currency="COP" office:value="437053.6842" calcext:value-type="currency">
            <text:p>$437,053.68</text:p>
          </table:table-cell>
          <table:table-cell table:formula="of:=[.BB22]*(1 +[.BC7])" office:value-type="currency" office:currency="COP" office:value="437053.6842" calcext:value-type="currency">
            <text:p>$437,053.68</text:p>
          </table:table-cell>
          <table:table-cell table:formula="of:=[.BC22]*(1 +[.BD7])" office:value-type="currency" office:currency="COP" office:value="437053.6842" calcext:value-type="currency">
            <text:p>$437,053.68</text:p>
          </table:table-cell>
          <table:table-cell table:formula="of:=[.BD22]*(1 +[.BE7])" office:value-type="currency" office:currency="COP" office:value="437053.6842" calcext:value-type="currency">
            <text:p>$437,053.68</text:p>
          </table:table-cell>
          <table:table-cell table:formula="of:=[.BE22]*(1 +[.BF7])" office:value-type="currency" office:currency="COP" office:value="437053.6842" calcext:value-type="currency">
            <text:p>$437,053.68</text:p>
          </table:table-cell>
          <table:table-cell table:formula="of:=[.BF22]*(1 +[.BG7])" office:value-type="currency" office:currency="COP" office:value="437053.6842" calcext:value-type="currency">
            <text:p>$437,053.68</text:p>
          </table:table-cell>
          <table:table-cell table:formula="of:=[.BG22]*(1 +[.BH7])" office:value-type="currency" office:currency="COP" office:value="437053.6842" calcext:value-type="currency">
            <text:p>$437,053.68</text:p>
          </table:table-cell>
          <table:table-cell table:formula="of:=[.BH22]*(1 +[.BI7])" office:value-type="currency" office:currency="COP" office:value="437053.6842" calcext:value-type="currency">
            <text:p>$437,053.68</text:p>
          </table:table-cell>
          <table:table-cell table:formula="of:=[.BI22]*(1 +[.BJ7])" office:value-type="currency" office:currency="COP" office:value="437053.6842" calcext:value-type="currency">
            <text:p>$437,053.68</text:p>
          </table:table-cell>
          <table:table-cell table:formula="of:=[.BJ22]*(1 +[.BK7])" office:value-type="currency" office:currency="COP" office:value="437053.6842" calcext:value-type="currency">
            <text:p>$437,053.68</text:p>
          </table:table-cell>
          <table:table-cell table:formula="of:=[.BK22]*(1 +[.BL7])" office:value-type="currency" office:currency="COP" office:value="437053.6842" calcext:value-type="currency">
            <text:p>$437,053.68</text:p>
          </table:table-cell>
          <table:table-cell table:formula="of:=[.BL22]*(1 +[.BM7])" office:value-type="currency" office:currency="COP" office:value="441424.221042" calcext:value-type="currency">
            <text:p>$441,424.22</text:p>
          </table:table-cell>
          <table:table-cell table:formula="of:=[.BM22]*(1 +[.BN7])" office:value-type="currency" office:currency="COP" office:value="441424.221042" calcext:value-type="currency">
            <text:p>$441,424.22</text:p>
          </table:table-cell>
          <table:table-cell table:formula="of:=[.BN22]*(1 +[.BO7])" office:value-type="currency" office:currency="COP" office:value="441424.221042" calcext:value-type="currency">
            <text:p>$441,424.22</text:p>
          </table:table-cell>
          <table:table-cell table:formula="of:=[.BO22]*(1 +[.BP7])" office:value-type="currency" office:currency="COP" office:value="441424.221042" calcext:value-type="currency">
            <text:p>$441,424.2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Q.Revisión</text:p>
          </table:table-cell>
          <table:table-cell table:number-columns-repeated="3"/>
          <table:table-cell table:style-name="ce9" table:formula="of:=[$DatosBases.D15]" office:value-type="currency" office:currency="COP" office:value="300" calcext:value-type="currency">
            <text:p>$300.00</text:p>
          </table:table-cell>
          <table:table-cell table:style-name="ce9" table:formula="of:=[.F23]*(1 +[.G5])" office:value-type="currency" office:currency="COP" office:value="300" calcext:value-type="currency">
            <text:p>$300.00</text:p>
          </table:table-cell>
          <table:table-cell table:style-name="ce9" table:formula="of:=[.G23]*(1 +[.H5])" office:value-type="currency" office:currency="COP" office:value="300" calcext:value-type="currency">
            <text:p>$300.00</text:p>
          </table:table-cell>
          <table:table-cell table:formula="of:=[.H23]*(1 +[.I5])" office:value-type="currency" office:currency="COP" office:value="303" calcext:value-type="currency">
            <text:p>$303.00</text:p>
          </table:table-cell>
          <table:table-cell table:formula="of:=[.I23]*(1 +[.J5])" office:value-type="currency" office:currency="COP" office:value="303" calcext:value-type="currency">
            <text:p>$303.00</text:p>
          </table:table-cell>
          <table:table-cell table:formula="of:=[.J23]*(1 +[.K5])" office:value-type="currency" office:currency="COP" office:value="303" calcext:value-type="currency">
            <text:p>$303.00</text:p>
          </table:table-cell>
          <table:table-cell table:formula="of:=[.K23]*(1 +[.L5])" office:value-type="currency" office:currency="COP" office:value="303" calcext:value-type="currency">
            <text:p>$303.00</text:p>
          </table:table-cell>
          <table:table-cell table:formula="of:=[.L23]*(1 +[.M5])" office:value-type="currency" office:currency="COP" office:value="303" calcext:value-type="currency">
            <text:p>$303.00</text:p>
          </table:table-cell>
          <table:table-cell table:formula="of:=[.M23]*(1 +[.N5])" office:value-type="currency" office:currency="COP" office:value="303" calcext:value-type="currency">
            <text:p>$303.00</text:p>
          </table:table-cell>
          <table:table-cell table:formula="of:=[.N23]*(1 +[.O5])" office:value-type="currency" office:currency="COP" office:value="306.03" calcext:value-type="currency">
            <text:p>$306.03</text:p>
          </table:table-cell>
          <table:table-cell table:formula="of:=[.O23]*(1 +[.P5])" office:value-type="currency" office:currency="COP" office:value="306.03" calcext:value-type="currency">
            <text:p>$306.03</text:p>
          </table:table-cell>
          <table:table-cell table:formula="of:=[.P23]*(1 +[.Q5])" office:value-type="currency" office:currency="COP" office:value="306.03" calcext:value-type="currency">
            <text:p>$306.03</text:p>
          </table:table-cell>
          <table:table-cell table:formula="of:=[.Q23]*(1 +[.R5])" office:value-type="currency" office:currency="COP" office:value="306.03" calcext:value-type="currency">
            <text:p>$306.03</text:p>
          </table:table-cell>
          <table:table-cell table:formula="of:=[.R23]*(1 +[.S5])" office:value-type="currency" office:currency="COP" office:value="306.03" calcext:value-type="currency">
            <text:p>$306.03</text:p>
          </table:table-cell>
          <table:table-cell table:formula="of:=[.S23]*(1 +[.T5])" office:value-type="currency" office:currency="COP" office:value="306.03" calcext:value-type="currency">
            <text:p>$306.03</text:p>
          </table:table-cell>
          <table:table-cell table:formula="of:=[.T23]*(1 +[.U5])" office:value-type="currency" office:currency="COP" office:value="309.0903" calcext:value-type="currency">
            <text:p>$309.09</text:p>
          </table:table-cell>
          <table:table-cell table:formula="of:=[.U23]*(1 +[.V5])" office:value-type="currency" office:currency="COP" office:value="309.0903" calcext:value-type="currency">
            <text:p>$309.09</text:p>
          </table:table-cell>
          <table:table-cell table:formula="of:=[.V23]*(1 +[.W5])" office:value-type="currency" office:currency="COP" office:value="309.0903" calcext:value-type="currency">
            <text:p>$309.09</text:p>
          </table:table-cell>
          <table:table-cell table:formula="of:=[.W23]*(1 +[.X5])" office:value-type="currency" office:currency="COP" office:value="309.0903" calcext:value-type="currency">
            <text:p>$309.09</text:p>
          </table:table-cell>
          <table:table-cell table:formula="of:=[.X23]*(1 +[.Y5])" office:value-type="currency" office:currency="COP" office:value="309.0903" calcext:value-type="currency">
            <text:p>$309.09</text:p>
          </table:table-cell>
          <table:table-cell table:formula="of:=[.Y23]*(1 +[.Z5])" office:value-type="currency" office:currency="COP" office:value="309.0903" calcext:value-type="currency">
            <text:p>$309.09</text:p>
          </table:table-cell>
          <table:table-cell table:formula="of:=[.Z23]*(1 +[.AA5])" office:value-type="currency" office:currency="COP" office:value="312.181203" calcext:value-type="currency">
            <text:p>$312.18</text:p>
          </table:table-cell>
          <table:table-cell table:formula="of:=[.AA23]*(1 +[.AB5])" office:value-type="currency" office:currency="COP" office:value="312.181203" calcext:value-type="currency">
            <text:p>$312.18</text:p>
          </table:table-cell>
          <table:table-cell table:formula="of:=[.AB23]*(1 +[.AC5])" office:value-type="currency" office:currency="COP" office:value="312.181203" calcext:value-type="currency">
            <text:p>$312.18</text:p>
          </table:table-cell>
          <table:table-cell table:formula="of:=[.AC23]*(1 +[.AD5])" office:value-type="currency" office:currency="COP" office:value="312.181203" calcext:value-type="currency">
            <text:p>$312.18</text:p>
          </table:table-cell>
          <table:table-cell table:formula="of:=[.AD23]*(1 +[.AE5])" office:value-type="currency" office:currency="COP" office:value="312.181203" calcext:value-type="currency">
            <text:p>$312.18</text:p>
          </table:table-cell>
          <table:table-cell table:formula="of:=[.AE23]*(1 +[.AF5])" office:value-type="currency" office:currency="COP" office:value="312.181203" calcext:value-type="currency">
            <text:p>$312.18</text:p>
          </table:table-cell>
          <table:table-cell table:formula="of:=[.AF23]*(1 +[.AG5])" office:value-type="currency" office:currency="COP" office:value="315.30301503" calcext:value-type="currency">
            <text:p>$315.30</text:p>
          </table:table-cell>
          <table:table-cell table:formula="of:=[.AG23]*(1 +[.AH5])" office:value-type="currency" office:currency="COP" office:value="315.30301503" calcext:value-type="currency">
            <text:p>$315.30</text:p>
          </table:table-cell>
          <table:table-cell table:formula="of:=[.AH23]*(1 +[.AI5])" office:value-type="currency" office:currency="COP" office:value="315.30301503" calcext:value-type="currency">
            <text:p>$315.30</text:p>
          </table:table-cell>
          <table:table-cell table:formula="of:=[.AI23]*(1 +[.AJ5])" office:value-type="currency" office:currency="COP" office:value="315.30301503" calcext:value-type="currency">
            <text:p>$315.30</text:p>
          </table:table-cell>
          <table:table-cell table:formula="of:=[.AJ23]*(1 +[.AK5])" office:value-type="currency" office:currency="COP" office:value="315.30301503" calcext:value-type="currency">
            <text:p>$315.30</text:p>
          </table:table-cell>
          <table:table-cell table:formula="of:=[.AK23]*(1 +[.AL5])" office:value-type="currency" office:currency="COP" office:value="315.30301503" calcext:value-type="currency">
            <text:p>$315.30</text:p>
          </table:table-cell>
          <table:table-cell table:formula="of:=[.AL23]*(1 +[.AM5])" office:value-type="currency" office:currency="COP" office:value="318.4560451803" calcext:value-type="currency">
            <text:p>$318.46</text:p>
          </table:table-cell>
          <table:table-cell table:formula="of:=[.AM23]*(1 +[.AN5])" office:value-type="currency" office:currency="COP" office:value="318.4560451803" calcext:value-type="currency">
            <text:p>$318.46</text:p>
          </table:table-cell>
          <table:table-cell table:formula="of:=[.AN23]*(1 +[.AO5])" office:value-type="currency" office:currency="COP" office:value="318.4560451803" calcext:value-type="currency">
            <text:p>$318.46</text:p>
          </table:table-cell>
          <table:table-cell table:formula="of:=[.AO23]*(1 +[.AP5])" office:value-type="currency" office:currency="COP" office:value="318.4560451803" calcext:value-type="currency">
            <text:p>$318.46</text:p>
          </table:table-cell>
          <table:table-cell table:formula="of:=[.AP23]*(1 +[.AQ5])" office:value-type="currency" office:currency="COP" office:value="318.4560451803" calcext:value-type="currency">
            <text:p>$318.46</text:p>
          </table:table-cell>
          <table:table-cell table:formula="of:=[.AQ23]*(1 +[.AR5])" office:value-type="currency" office:currency="COP" office:value="318.4560451803" calcext:value-type="currency">
            <text:p>$318.46</text:p>
          </table:table-cell>
          <table:table-cell table:formula="of:=[.AR23]*(1 +[.AS5])" office:value-type="currency" office:currency="COP" office:value="321.640605632103" calcext:value-type="currency">
            <text:p>$321.64</text:p>
          </table:table-cell>
          <table:table-cell table:formula="of:=[.AS23]*(1 +[.AT5])" office:value-type="currency" office:currency="COP" office:value="321.640605632103" calcext:value-type="currency">
            <text:p>$321.64</text:p>
          </table:table-cell>
          <table:table-cell table:formula="of:=[.AT23]*(1 +[.AU5])" office:value-type="currency" office:currency="COP" office:value="321.640605632103" calcext:value-type="currency">
            <text:p>$321.64</text:p>
          </table:table-cell>
          <table:table-cell table:formula="of:=[.AU23]*(1 +[.AV5])" office:value-type="currency" office:currency="COP" office:value="321.640605632103" calcext:value-type="currency">
            <text:p>$321.64</text:p>
          </table:table-cell>
          <table:table-cell table:formula="of:=[.AV23]*(1 +[.AW5])" office:value-type="currency" office:currency="COP" office:value="321.640605632103" calcext:value-type="currency">
            <text:p>$321.64</text:p>
          </table:table-cell>
          <table:table-cell table:formula="of:=[.AW23]*(1 +[.AX5])" office:value-type="currency" office:currency="COP" office:value="321.640605632103" calcext:value-type="currency">
            <text:p>$321.64</text:p>
          </table:table-cell>
          <table:table-cell table:formula="of:=[.AX23]*(1 +[.AY5])" office:value-type="currency" office:currency="COP" office:value="324.857011688424" calcext:value-type="currency">
            <text:p>$324.86</text:p>
          </table:table-cell>
          <table:table-cell table:formula="of:=[.AY23]*(1 +[.AZ5])" office:value-type="currency" office:currency="COP" office:value="324.857011688424" calcext:value-type="currency">
            <text:p>$324.86</text:p>
          </table:table-cell>
          <table:table-cell table:formula="of:=[.AZ23]*(1 +[.BA5])" office:value-type="currency" office:currency="COP" office:value="324.857011688424" calcext:value-type="currency">
            <text:p>$324.86</text:p>
          </table:table-cell>
          <table:table-cell table:formula="of:=[.BA23]*(1 +[.BB5])" office:value-type="currency" office:currency="COP" office:value="324.857011688424" calcext:value-type="currency">
            <text:p>$324.86</text:p>
          </table:table-cell>
          <table:table-cell table:formula="of:=[.BB23]*(1 +[.BC5])" office:value-type="currency" office:currency="COP" office:value="324.857011688424" calcext:value-type="currency">
            <text:p>$324.86</text:p>
          </table:table-cell>
          <table:table-cell table:formula="of:=[.BC23]*(1 +[.BD5])" office:value-type="currency" office:currency="COP" office:value="324.857011688424" calcext:value-type="currency">
            <text:p>$324.86</text:p>
          </table:table-cell>
          <table:table-cell table:formula="of:=[.BD23]*(1 +[.BE5])" office:value-type="currency" office:currency="COP" office:value="328.105581805308" calcext:value-type="currency">
            <text:p>$328.11</text:p>
          </table:table-cell>
          <table:table-cell table:formula="of:=[.BE23]*(1 +[.BF5])" office:value-type="currency" office:currency="COP" office:value="328.105581805308" calcext:value-type="currency">
            <text:p>$328.11</text:p>
          </table:table-cell>
          <table:table-cell table:formula="of:=[.BF23]*(1 +[.BG5])" office:value-type="currency" office:currency="COP" office:value="328.105581805308" calcext:value-type="currency">
            <text:p>$328.11</text:p>
          </table:table-cell>
          <table:table-cell table:formula="of:=[.BG23]*(1 +[.BH5])" office:value-type="currency" office:currency="COP" office:value="328.105581805308" calcext:value-type="currency">
            <text:p>$328.11</text:p>
          </table:table-cell>
          <table:table-cell table:formula="of:=[.BH23]*(1 +[.BI5])" office:value-type="currency" office:currency="COP" office:value="328.105581805308" calcext:value-type="currency">
            <text:p>$328.11</text:p>
          </table:table-cell>
          <table:table-cell table:formula="of:=[.BI23]*(1 +[.BJ5])" office:value-type="currency" office:currency="COP" office:value="328.105581805308" calcext:value-type="currency">
            <text:p>$328.11</text:p>
          </table:table-cell>
          <table:table-cell table:formula="of:=[.BJ23]*(1 +[.BK5])" office:value-type="currency" office:currency="COP" office:value="331.386637623361" calcext:value-type="currency">
            <text:p>$331.39</text:p>
          </table:table-cell>
          <table:table-cell table:formula="of:=[.BK23]*(1 +[.BL5])" office:value-type="currency" office:currency="COP" office:value="331.386637623361" calcext:value-type="currency">
            <text:p>$331.39</text:p>
          </table:table-cell>
          <table:table-cell table:formula="of:=[.BL23]*(1 +[.BM5])" office:value-type="currency" office:currency="COP" office:value="331.386637623361" calcext:value-type="currency">
            <text:p>$331.39</text:p>
          </table:table-cell>
          <table:table-cell table:formula="of:=[.BM23]*(1 +[.BN5])" office:value-type="currency" office:currency="COP" office:value="331.386637623361" calcext:value-type="currency">
            <text:p>$331.39</text:p>
          </table:table-cell>
          <table:table-cell table:formula="of:=[.BN23]*(1 +[.BO5])" office:value-type="currency" office:currency="COP" office:value="331.386637623361" calcext:value-type="currency">
            <text:p>$331.39</text:p>
          </table:table-cell>
          <table:table-cell table:formula="of:=[.BO23]*(1 +[.BP5])" office:value-type="currency" office:currency="COP" office:value="331.386637623361" calcext:value-type="currency">
            <text:p>$331.3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bT. Revisión</text:p>
          </table:table-cell>
          <table:table-cell table:number-columns-repeated="3"/>
          <table:table-cell table:style-name="ce9" table:formula="of:=[.F22]*[.F23]" office:value-type="currency" office:currency="COP" office:value="126000000" calcext:value-type="currency">
            <text:p>$126,000,000.00</text:p>
          </table:table-cell>
          <table:table-cell table:style-name="ce9" table:formula="of:=[.G22]*[.G23]" office:value-type="currency" office:currency="COP" office:value="126000000" calcext:value-type="currency">
            <text:p>$126,000,000.00</text:p>
          </table:table-cell>
          <table:table-cell table:style-name="ce9" table:formula="of:=[.H22]*[.H23]" office:value-type="currency" office:currency="COP" office:value="126000000" calcext:value-type="currency">
            <text:p>$126,000,000.00</text:p>
          </table:table-cell>
          <table:table-cell table:formula="of:=[.I22]*[.I23]" office:value-type="currency" office:currency="COP" office:value="127260000" calcext:value-type="currency">
            <text:p>$127,260,000.00</text:p>
          </table:table-cell>
          <table:table-cell table:formula="of:=[.J22]*[.J23]" office:value-type="currency" office:currency="COP" office:value="127260000" calcext:value-type="currency">
            <text:p>$127,260,000.00</text:p>
          </table:table-cell>
          <table:table-cell table:formula="of:=[.K22]*[.K23]" office:value-type="currency" office:currency="COP" office:value="127260000" calcext:value-type="currency">
            <text:p>$127,260,000.00</text:p>
          </table:table-cell>
          <table:table-cell table:formula="of:=[.L22]*[.L23]" office:value-type="currency" office:currency="COP" office:value="127260000" calcext:value-type="currency">
            <text:p>$127,260,000.00</text:p>
          </table:table-cell>
          <table:table-cell table:formula="of:=[.M22]*[.M23]" office:value-type="currency" office:currency="COP" office:value="127260000" calcext:value-type="currency">
            <text:p>$127,260,000.00</text:p>
          </table:table-cell>
          <table:table-cell table:formula="of:=[.N22]*[.N23]" office:value-type="currency" office:currency="COP" office:value="127260000" calcext:value-type="currency">
            <text:p>$127,260,000.00</text:p>
          </table:table-cell>
          <table:table-cell table:formula="of:=[.O22]*[.O23]" office:value-type="currency" office:currency="COP" office:value="128532600" calcext:value-type="currency">
            <text:p>$128,532,600.00</text:p>
          </table:table-cell>
          <table:table-cell table:formula="of:=[.P22]*[.P23]" office:value-type="currency" office:currency="COP" office:value="128532600" calcext:value-type="currency">
            <text:p>$128,532,600.00</text:p>
          </table:table-cell>
          <table:table-cell table:formula="of:=[.Q22]*[.Q23]" office:value-type="currency" office:currency="COP" office:value="129817926" calcext:value-type="currency">
            <text:p>$129,817,926.00</text:p>
          </table:table-cell>
          <table:table-cell table:formula="of:=[.R22]*[.R23]" office:value-type="currency" office:currency="COP" office:value="129817926" calcext:value-type="currency">
            <text:p>$129,817,926.00</text:p>
          </table:table-cell>
          <table:table-cell table:formula="of:=[.S22]*[.S23]" office:value-type="currency" office:currency="COP" office:value="129817926" calcext:value-type="currency">
            <text:p>$129,817,926.00</text:p>
          </table:table-cell>
          <table:table-cell table:formula="of:=[.T22]*[.T23]" office:value-type="currency" office:currency="COP" office:value="129817926" calcext:value-type="currency">
            <text:p>$129,817,926.00</text:p>
          </table:table-cell>
          <table:table-cell table:formula="of:=[.U22]*[.U23]" office:value-type="currency" office:currency="COP" office:value="131116105.26" calcext:value-type="currency">
            <text:p>$131,116,105.26</text:p>
          </table:table-cell>
          <table:table-cell table:formula="of:=[.V22]*[.V23]" office:value-type="currency" office:currency="COP" office:value="131116105.26" calcext:value-type="currency">
            <text:p>$131,116,105.26</text:p>
          </table:table-cell>
          <table:table-cell table:formula="of:=[.W22]*[.W23]" office:value-type="currency" office:currency="COP" office:value="131116105.26" calcext:value-type="currency">
            <text:p>$131,116,105.26</text:p>
          </table:table-cell>
          <table:table-cell table:formula="of:=[.X22]*[.X23]" office:value-type="currency" office:currency="COP" office:value="131116105.26" calcext:value-type="currency">
            <text:p>$131,116,105.26</text:p>
          </table:table-cell>
          <table:table-cell table:formula="of:=[.Y22]*[.Y23]" office:value-type="currency" office:currency="COP" office:value="131116105.26" calcext:value-type="currency">
            <text:p>$131,116,105.26</text:p>
          </table:table-cell>
          <table:table-cell table:formula="of:=[.Z22]*[.Z23]" office:value-type="currency" office:currency="COP" office:value="131116105.26" calcext:value-type="currency">
            <text:p>$131,116,105.26</text:p>
          </table:table-cell>
          <table:table-cell table:formula="of:=[.AA22]*[.AA23]" office:value-type="currency" office:currency="COP" office:value="132427266.3126" calcext:value-type="currency">
            <text:p>$132,427,266.31</text:p>
          </table:table-cell>
          <table:table-cell table:formula="of:=[.AB22]*[.AB23]" office:value-type="currency" office:currency="COP" office:value="132427266.3126" calcext:value-type="currency">
            <text:p>$132,427,266.31</text:p>
          </table:table-cell>
          <table:table-cell table:formula="of:=[.AC22]*[.AC23]" office:value-type="currency" office:currency="COP" office:value="133751538.975726" calcext:value-type="currency">
            <text:p>$133,751,538.98</text:p>
          </table:table-cell>
          <table:table-cell table:formula="of:=[.AD22]*[.AD23]" office:value-type="currency" office:currency="COP" office:value="133751538.975726" calcext:value-type="currency">
            <text:p>$133,751,538.98</text:p>
          </table:table-cell>
          <table:table-cell table:formula="of:=[.AE22]*[.AE23]" office:value-type="currency" office:currency="COP" office:value="133751538.975726" calcext:value-type="currency">
            <text:p>$133,751,538.98</text:p>
          </table:table-cell>
          <table:table-cell table:formula="of:=[.AF22]*[.AF23]" office:value-type="currency" office:currency="COP" office:value="133751538.975726" calcext:value-type="currency">
            <text:p>$133,751,538.98</text:p>
          </table:table-cell>
          <table:table-cell table:formula="of:=[.AG22]*[.AG23]" office:value-type="currency" office:currency="COP" office:value="135089054.365483" calcext:value-type="currency">
            <text:p>$135,089,054.37</text:p>
          </table:table-cell>
          <table:table-cell table:formula="of:=[.AH22]*[.AH23]" office:value-type="currency" office:currency="COP" office:value="135089054.365483" calcext:value-type="currency">
            <text:p>$135,089,054.37</text:p>
          </table:table-cell>
          <table:table-cell table:formula="of:=[.AI22]*[.AI23]" office:value-type="currency" office:currency="COP" office:value="135089054.365483" calcext:value-type="currency">
            <text:p>$135,089,054.37</text:p>
          </table:table-cell>
          <table:table-cell table:formula="of:=[.AJ22]*[.AJ23]" office:value-type="currency" office:currency="COP" office:value="135089054.365483" calcext:value-type="currency">
            <text:p>$135,089,054.37</text:p>
          </table:table-cell>
          <table:table-cell table:formula="of:=[.AK22]*[.AK23]" office:value-type="currency" office:currency="COP" office:value="135089054.365483" calcext:value-type="currency">
            <text:p>$135,089,054.37</text:p>
          </table:table-cell>
          <table:table-cell table:formula="of:=[.AL22]*[.AL23]" office:value-type="currency" office:currency="COP" office:value="135089054.365483" calcext:value-type="currency">
            <text:p>$135,089,054.37</text:p>
          </table:table-cell>
          <table:table-cell table:formula="of:=[.AM22]*[.AM23]" office:value-type="currency" office:currency="COP" office:value="136439944.909138" calcext:value-type="currency">
            <text:p>$136,439,944.91</text:p>
          </table:table-cell>
          <table:table-cell table:formula="of:=[.AN22]*[.AN23]" office:value-type="currency" office:currency="COP" office:value="136439944.909138" calcext:value-type="currency">
            <text:p>$136,439,944.91</text:p>
          </table:table-cell>
          <table:table-cell table:formula="of:=[.AO22]*[.AO23]" office:value-type="currency" office:currency="COP" office:value="137804344.35823" calcext:value-type="currency">
            <text:p>$137,804,344.36</text:p>
          </table:table-cell>
          <table:table-cell table:formula="of:=[.AP22]*[.AP23]" office:value-type="currency" office:currency="COP" office:value="137804344.35823" calcext:value-type="currency">
            <text:p>$137,804,344.36</text:p>
          </table:table-cell>
          <table:table-cell table:formula="of:=[.AQ22]*[.AQ23]" office:value-type="currency" office:currency="COP" office:value="137804344.35823" calcext:value-type="currency">
            <text:p>$137,804,344.36</text:p>
          </table:table-cell>
          <table:table-cell table:formula="of:=[.AR22]*[.AR23]" office:value-type="currency" office:currency="COP" office:value="137804344.35823" calcext:value-type="currency">
            <text:p>$137,804,344.36</text:p>
          </table:table-cell>
          <table:table-cell table:formula="of:=[.AS22]*[.AS23]" office:value-type="currency" office:currency="COP" office:value="139182387.801812" calcext:value-type="currency">
            <text:p>$139,182,387.80</text:p>
          </table:table-cell>
          <table:table-cell table:formula="of:=[.AT22]*[.AT23]" office:value-type="currency" office:currency="COP" office:value="139182387.801812" calcext:value-type="currency">
            <text:p>$139,182,387.80</text:p>
          </table:table-cell>
          <table:table-cell table:formula="of:=[.AU22]*[.AU23]" office:value-type="currency" office:currency="COP" office:value="139182387.801812" calcext:value-type="currency">
            <text:p>$139,182,387.80</text:p>
          </table:table-cell>
          <table:table-cell table:formula="of:=[.AV22]*[.AV23]" office:value-type="currency" office:currency="COP" office:value="139182387.801812" calcext:value-type="currency">
            <text:p>$139,182,387.80</text:p>
          </table:table-cell>
          <table:table-cell table:formula="of:=[.AW22]*[.AW23]" office:value-type="currency" office:currency="COP" office:value="139182387.801812" calcext:value-type="currency">
            <text:p>$139,182,387.80</text:p>
          </table:table-cell>
          <table:table-cell table:formula="of:=[.AX22]*[.AX23]" office:value-type="currency" office:currency="COP" office:value="139182387.801812" calcext:value-type="currency">
            <text:p>$139,182,387.80</text:p>
          </table:table-cell>
          <table:table-cell table:formula="of:=[.AY22]*[.AY23]" office:value-type="currency" office:currency="COP" office:value="140574211.67983" calcext:value-type="currency">
            <text:p>$140,574,211.68</text:p>
          </table:table-cell>
          <table:table-cell table:formula="of:=[.AZ22]*[.AZ23]" office:value-type="currency" office:currency="COP" office:value="140574211.67983" calcext:value-type="currency">
            <text:p>$140,574,211.68</text:p>
          </table:table-cell>
          <table:table-cell table:formula="of:=[.BA22]*[.BA23]" office:value-type="currency" office:currency="COP" office:value="141979953.796628" calcext:value-type="currency">
            <text:p>$141,979,953.80</text:p>
          </table:table-cell>
          <table:table-cell table:formula="of:=[.BB22]*[.BB23]" office:value-type="currency" office:currency="COP" office:value="141979953.796628" calcext:value-type="currency">
            <text:p>$141,979,953.80</text:p>
          </table:table-cell>
          <table:table-cell table:formula="of:=[.BC22]*[.BC23]" office:value-type="currency" office:currency="COP" office:value="141979953.796628" calcext:value-type="currency">
            <text:p>$141,979,953.80</text:p>
          </table:table-cell>
          <table:table-cell table:formula="of:=[.BD22]*[.BD23]" office:value-type="currency" office:currency="COP" office:value="141979953.796628" calcext:value-type="currency">
            <text:p>$141,979,953.80</text:p>
          </table:table-cell>
          <table:table-cell table:formula="of:=[.BE22]*[.BE23]" office:value-type="currency" office:currency="COP" office:value="143399753.334595" calcext:value-type="currency">
            <text:p>$143,399,753.33</text:p>
          </table:table-cell>
          <table:table-cell table:formula="of:=[.BF22]*[.BF23]" office:value-type="currency" office:currency="COP" office:value="143399753.334595" calcext:value-type="currency">
            <text:p>$143,399,753.33</text:p>
          </table:table-cell>
          <table:table-cell table:formula="of:=[.BG22]*[.BG23]" office:value-type="currency" office:currency="COP" office:value="143399753.334595" calcext:value-type="currency">
            <text:p>$143,399,753.33</text:p>
          </table:table-cell>
          <table:table-cell table:formula="of:=[.BH22]*[.BH23]" office:value-type="currency" office:currency="COP" office:value="143399753.334595" calcext:value-type="currency">
            <text:p>$143,399,753.33</text:p>
          </table:table-cell>
          <table:table-cell table:formula="of:=[.BI22]*[.BI23]" office:value-type="currency" office:currency="COP" office:value="143399753.334595" calcext:value-type="currency">
            <text:p>$143,399,753.33</text:p>
          </table:table-cell>
          <table:table-cell table:formula="of:=[.BJ22]*[.BJ23]" office:value-type="currency" office:currency="COP" office:value="143399753.334595" calcext:value-type="currency">
            <text:p>$143,399,753.33</text:p>
          </table:table-cell>
          <table:table-cell table:formula="of:=[.BK22]*[.BK23]" office:value-type="currency" office:currency="COP" office:value="144833750.86794" calcext:value-type="currency">
            <text:p>$144,833,750.87</text:p>
          </table:table-cell>
          <table:table-cell table:formula="of:=[.BL22]*[.BL23]" office:value-type="currency" office:currency="COP" office:value="144833750.86794" calcext:value-type="currency">
            <text:p>$144,833,750.87</text:p>
          </table:table-cell>
          <table:table-cell table:formula="of:=[.BM22]*[.BM23]" office:value-type="currency" office:currency="COP" office:value="146282088.37662" calcext:value-type="currency">
            <text:p>$146,282,088.38</text:p>
          </table:table-cell>
          <table:table-cell table:formula="of:=[.BN22]*[.BN23]" office:value-type="currency" office:currency="COP" office:value="146282088.37662" calcext:value-type="currency">
            <text:p>$146,282,088.38</text:p>
          </table:table-cell>
          <table:table-cell table:formula="of:=[.BO22]*[.BO23]" office:value-type="currency" office:currency="COP" office:value="146282088.37662" calcext:value-type="currency">
            <text:p>$146,282,088.38</text:p>
          </table:table-cell>
          <table:table-cell table:formula="of:=[.BP22]*[.BP23]" office:value-type="currency" office:currency="COP" office:value="146282088.37662" calcext:value-type="currency">
            <text:p>$146,282,088.38</text:p>
          </table:table-cell>
          <table:table-cell table:number-columns-repeated="13"/>
        </table:table-row>
      </table:table>
      <table:table table:name="CostosMensuales" table:style-name="ta1">
        <table:table-column table:style-name="co1" table:number-columns-repeated="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59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table:number-columns-repeated="8"/>
          <table:table-cell table:style-name="ce10"/>
          <table:table-cell table:number-columns-repeated="72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table:number-columns-repeated="3"/>
          <table:table-cell office:value-type="string" calcext:value-type="string">
            <text:p>Inc. P. EA</text:p>
          </table:table-cell>
          <table:table-cell table:style-name="ce4" office:value-type="percentage" office:value="0.01" calcext:value-type="percentage">
            <text:p>1.00%</text:p>
          </table:table-cell>
          <table:table-cell table:style-name="ce6" table:formula="of:=IF( MOD([.F9]; [$DatosBases.$E$21]) = 0; [.$E$7]; 0)" office:value-type="percentage" office:value="0" calcext:value-type="percentage">
            <text:p>0.00%</text:p>
          </table:table-cell>
          <table:table-cell table:style-name="ce6" table:formula="of:=IF( MOD([.G9]; [$DatosBases.$E$21]) = 0; [.$E$7]; 0)" office:value-type="percentage" office:value="0" calcext:value-type="percentage">
            <text:p>0.00%</text:p>
          </table:table-cell>
          <table:table-cell table:style-name="ce6" table:formula="of:=IF( MOD([.H9]; [$DatosBases.$E$21]) = 0; [.$E$7]; 0)" office:value-type="percentage" office:value="0" calcext:value-type="percentage">
            <text:p>0.00%</text:p>
          </table:table-cell>
          <table:table-cell table:style-name="ce6" table:formula="of:=IF( MOD([.I9]; [$DatosBases.$E$21]) = 0; [.$E$7]; 0)" office:value-type="percentage" office:value="0" calcext:value-type="percentage">
            <text:p>0.00%</text:p>
          </table:table-cell>
          <table:table-cell table:style-name="ce6" table:formula="of:=IF( MOD([.J9]; [$DatosBases.$E$21]) = 0; [.$E$7]; 0)" office:value-type="percentage" office:value="0" calcext:value-type="percentage">
            <text:p>0.00%</text:p>
          </table:table-cell>
          <table:table-cell table:style-name="ce6" table:formula="of:=IF( MOD([.K9]; [$DatosBases.$E$21]) = 0; [.$E$7]; 0)" office:value-type="percentage" office:value="0" calcext:value-type="percentage">
            <text:p>0.00%</text:p>
          </table:table-cell>
          <table:table-cell table:style-name="ce6" table:formula="of:=IF( MOD([.L9]; [$DatosBases.$E$21]) = 0; [.$E$7]; 0)" office:value-type="percentage" office:value="0" calcext:value-type="percentage">
            <text:p>0.00%</text:p>
          </table:table-cell>
          <table:table-cell table:style-name="ce6" table:formula="of:=IF( MOD([.M9]; [$DatosBases.$E$21]) = 0; [.$E$7]; 0)" office:value-type="percentage" office:value="0" calcext:value-type="percentage">
            <text:p>0.00%</text:p>
          </table:table-cell>
          <table:table-cell table:style-name="ce6" table:formula="of:=IF( MOD([.N9]; [$DatosBases.$E$21]) = 0; [.$E$7]; 0)" office:value-type="percentage" office:value="0" calcext:value-type="percentage">
            <text:p>0.00%</text:p>
          </table:table-cell>
          <table:table-cell table:style-name="ce6" table:formula="of:=IF( MOD([.O9]; [$DatosBases.$E$21]) = 0; [.$E$7]; 0)" office:value-type="percentage" office:value="0" calcext:value-type="percentage">
            <text:p>0.00%</text:p>
          </table:table-cell>
          <table:table-cell table:style-name="ce6" table:formula="of:=IF( MOD([.P9]; [$DatosBases.$E$21]) = 0; [.$E$7]; 0)" office:value-type="percentage" office:value="0" calcext:value-type="percentage">
            <text:p>0.00%</text:p>
          </table:table-cell>
          <table:table-cell table:style-name="ce6" table:formula="of:=IF( MOD([.Q9]; [$DatosBases.$E$21]) = 0; [.$E$7]; 0)" office:value-type="percentage" office:value="0.01" calcext:value-type="percentage">
            <text:p>1.00%</text:p>
          </table:table-cell>
          <table:table-cell table:style-name="ce6" table:formula="of:=IF( MOD([.R9]; [$DatosBases.$E$21]) = 0; [.$E$7]; 0)" office:value-type="percentage" office:value="0" calcext:value-type="percentage">
            <text:p>0.00%</text:p>
          </table:table-cell>
          <table:table-cell table:style-name="ce6" table:formula="of:=IF( MOD([.S9]; [$DatosBases.$E$21]) = 0; [.$E$7]; 0)" office:value-type="percentage" office:value="0" calcext:value-type="percentage">
            <text:p>0.00%</text:p>
          </table:table-cell>
          <table:table-cell table:style-name="ce6" table:formula="of:=IF( MOD([.T9]; [$DatosBases.$E$21]) = 0; [.$E$7]; 0)" office:value-type="percentage" office:value="0" calcext:value-type="percentage">
            <text:p>0.00%</text:p>
          </table:table-cell>
          <table:table-cell table:style-name="ce6" table:formula="of:=IF( MOD([.U9]; [$DatosBases.$E$21]) = 0; [.$E$7]; 0)" office:value-type="percentage" office:value="0" calcext:value-type="percentage">
            <text:p>0.00%</text:p>
          </table:table-cell>
          <table:table-cell table:style-name="ce6" table:formula="of:=IF( MOD([.V9]; [$DatosBases.$E$21]) = 0; [.$E$7]; 0)" office:value-type="percentage" office:value="0" calcext:value-type="percentage">
            <text:p>0.00%</text:p>
          </table:table-cell>
          <table:table-cell table:style-name="ce6" table:formula="of:=IF( MOD([.W9]; [$DatosBases.$E$21]) = 0; [.$E$7]; 0)" office:value-type="percentage" office:value="0" calcext:value-type="percentage">
            <text:p>0.00%</text:p>
          </table:table-cell>
          <table:table-cell table:style-name="ce6" table:formula="of:=IF( MOD([.X9]; [$DatosBases.$E$21]) = 0; [.$E$7]; 0)" office:value-type="percentage" office:value="0" calcext:value-type="percentage">
            <text:p>0.00%</text:p>
          </table:table-cell>
          <table:table-cell table:style-name="ce6" table:formula="of:=IF( MOD([.Y9]; [$DatosBases.$E$21]) = 0; [.$E$7]; 0)" office:value-type="percentage" office:value="0" calcext:value-type="percentage">
            <text:p>0.00%</text:p>
          </table:table-cell>
          <table:table-cell table:style-name="ce6" table:formula="of:=IF( MOD([.Z9]; [$DatosBases.$E$21]) = 0; [.$E$7]; 0)" office:value-type="percentage" office:value="0" calcext:value-type="percentage">
            <text:p>0.00%</text:p>
          </table:table-cell>
          <table:table-cell table:style-name="ce6" table:formula="of:=IF( MOD([.AA9]; [$DatosBases.$E$21]) = 0; [.$E$7]; 0)" office:value-type="percentage" office:value="0" calcext:value-type="percentage">
            <text:p>0.00%</text:p>
          </table:table-cell>
          <table:table-cell table:style-name="ce6" table:formula="of:=IF( MOD([.AB9]; [$DatosBases.$E$21]) = 0; [.$E$7]; 0)" office:value-type="percentage" office:value="0" calcext:value-type="percentage">
            <text:p>0.00%</text:p>
          </table:table-cell>
          <table:table-cell table:style-name="ce6" table:formula="of:=IF( MOD([.AC9]; [$DatosBases.$E$21]) = 0; [.$E$7]; 0)" office:value-type="percentage" office:value="0.01" calcext:value-type="percentage">
            <text:p>1.00%</text:p>
          </table:table-cell>
          <table:table-cell table:style-name="ce6" table:formula="of:=IF( MOD([.AD9]; [$DatosBases.$E$21]) = 0; [.$E$7]; 0)" office:value-type="percentage" office:value="0" calcext:value-type="percentage">
            <text:p>0.00%</text:p>
          </table:table-cell>
          <table:table-cell table:style-name="ce6" table:formula="of:=IF( MOD([.AE9]; [$DatosBases.$E$21]) = 0; [.$E$7]; 0)" office:value-type="percentage" office:value="0" calcext:value-type="percentage">
            <text:p>0.00%</text:p>
          </table:table-cell>
          <table:table-cell table:style-name="ce6" table:formula="of:=IF( MOD([.AF9]; [$DatosBases.$E$21]) = 0; [.$E$7]; 0)" office:value-type="percentage" office:value="0" calcext:value-type="percentage">
            <text:p>0.00%</text:p>
          </table:table-cell>
          <table:table-cell table:style-name="ce6" table:formula="of:=IF( MOD([.AG9]; [$DatosBases.$E$21]) = 0; [.$E$7]; 0)" office:value-type="percentage" office:value="0" calcext:value-type="percentage">
            <text:p>0.00%</text:p>
          </table:table-cell>
          <table:table-cell table:style-name="ce6" table:formula="of:=IF( MOD([.AH9]; [$DatosBases.$E$21]) = 0; [.$E$7]; 0)" office:value-type="percentage" office:value="0" calcext:value-type="percentage">
            <text:p>0.00%</text:p>
          </table:table-cell>
          <table:table-cell table:style-name="ce6" table:formula="of:=IF( MOD([.AI9]; [$DatosBases.$E$21]) = 0; [.$E$7]; 0)" office:value-type="percentage" office:value="0" calcext:value-type="percentage">
            <text:p>0.00%</text:p>
          </table:table-cell>
          <table:table-cell table:style-name="ce6" table:formula="of:=IF( MOD([.AJ9]; [$DatosBases.$E$21]) = 0; [.$E$7]; 0)" office:value-type="percentage" office:value="0" calcext:value-type="percentage">
            <text:p>0.00%</text:p>
          </table:table-cell>
          <table:table-cell table:style-name="ce6" table:formula="of:=IF( MOD([.AK9]; [$DatosBases.$E$21]) = 0; [.$E$7]; 0)" office:value-type="percentage" office:value="0" calcext:value-type="percentage">
            <text:p>0.00%</text:p>
          </table:table-cell>
          <table:table-cell table:style-name="ce6" table:formula="of:=IF( MOD([.AL9]; [$DatosBases.$E$21]) = 0; [.$E$7]; 0)" office:value-type="percentage" office:value="0" calcext:value-type="percentage">
            <text:p>0.00%</text:p>
          </table:table-cell>
          <table:table-cell table:style-name="ce6" table:formula="of:=IF( MOD([.AM9]; [$DatosBases.$E$21]) = 0; [.$E$7]; 0)" office:value-type="percentage" office:value="0" calcext:value-type="percentage">
            <text:p>0.00%</text:p>
          </table:table-cell>
          <table:table-cell table:style-name="ce6" table:formula="of:=IF( MOD([.AN9]; [$DatosBases.$E$21]) = 0; [.$E$7]; 0)" office:value-type="percentage" office:value="0" calcext:value-type="percentage">
            <text:p>0.00%</text:p>
          </table:table-cell>
          <table:table-cell table:style-name="ce6" table:formula="of:=IF( MOD([.AO9]; [$DatosBases.$E$21]) = 0; [.$E$7]; 0)" office:value-type="percentage" office:value="0.01" calcext:value-type="percentage">
            <text:p>1.00%</text:p>
          </table:table-cell>
          <table:table-cell table:style-name="ce6" table:formula="of:=IF( MOD([.AP9]; [$DatosBases.$E$21]) = 0; [.$E$7]; 0)" office:value-type="percentage" office:value="0" calcext:value-type="percentage">
            <text:p>0.00%</text:p>
          </table:table-cell>
          <table:table-cell table:style-name="ce6" table:formula="of:=IF( MOD([.AQ9]; [$DatosBases.$E$21]) = 0; [.$E$7]; 0)" office:value-type="percentage" office:value="0" calcext:value-type="percentage">
            <text:p>0.00%</text:p>
          </table:table-cell>
          <table:table-cell table:style-name="ce6" table:formula="of:=IF( MOD([.AR9]; [$DatosBases.$E$21]) = 0; [.$E$7]; 0)" office:value-type="percentage" office:value="0" calcext:value-type="percentage">
            <text:p>0.00%</text:p>
          </table:table-cell>
          <table:table-cell table:style-name="ce6" table:formula="of:=IF( MOD([.AS9]; [$DatosBases.$E$21]) = 0; [.$E$7]; 0)" office:value-type="percentage" office:value="0" calcext:value-type="percentage">
            <text:p>0.00%</text:p>
          </table:table-cell>
          <table:table-cell table:style-name="ce6" table:formula="of:=IF( MOD([.AT9]; [$DatosBases.$E$21]) = 0; [.$E$7]; 0)" office:value-type="percentage" office:value="0" calcext:value-type="percentage">
            <text:p>0.00%</text:p>
          </table:table-cell>
          <table:table-cell table:style-name="ce6" table:formula="of:=IF( MOD([.AU9]; [$DatosBases.$E$21]) = 0; [.$E$7]; 0)" office:value-type="percentage" office:value="0" calcext:value-type="percentage">
            <text:p>0.00%</text:p>
          </table:table-cell>
          <table:table-cell table:style-name="ce6" table:formula="of:=IF( MOD([.AV9]; [$DatosBases.$E$21]) = 0; [.$E$7]; 0)" office:value-type="percentage" office:value="0" calcext:value-type="percentage">
            <text:p>0.00%</text:p>
          </table:table-cell>
          <table:table-cell table:style-name="ce6" table:formula="of:=IF( MOD([.AW9]; [$DatosBases.$E$21]) = 0; [.$E$7]; 0)" office:value-type="percentage" office:value="0" calcext:value-type="percentage">
            <text:p>0.00%</text:p>
          </table:table-cell>
          <table:table-cell table:style-name="ce6" table:formula="of:=IF( MOD([.AX9]; [$DatosBases.$E$21]) = 0; [.$E$7]; 0)" office:value-type="percentage" office:value="0" calcext:value-type="percentage">
            <text:p>0.00%</text:p>
          </table:table-cell>
          <table:table-cell table:style-name="ce6" table:formula="of:=IF( MOD([.AY9]; [$DatosBases.$E$21]) = 0; [.$E$7]; 0)" office:value-type="percentage" office:value="0" calcext:value-type="percentage">
            <text:p>0.00%</text:p>
          </table:table-cell>
          <table:table-cell table:style-name="ce6" table:formula="of:=IF( MOD([.AZ9]; [$DatosBases.$E$21]) = 0; [.$E$7]; 0)" office:value-type="percentage" office:value="0" calcext:value-type="percentage">
            <text:p>0.00%</text:p>
          </table:table-cell>
          <table:table-cell table:style-name="ce6" table:formula="of:=IF( MOD([.BA9]; [$DatosBases.$E$21]) = 0; [.$E$7]; 0)" office:value-type="percentage" office:value="0.01" calcext:value-type="percentage">
            <text:p>1.00%</text:p>
          </table:table-cell>
          <table:table-cell table:style-name="ce6" table:formula="of:=IF( MOD([.BB9]; [$DatosBases.$E$21]) = 0; [.$E$7]; 0)" office:value-type="percentage" office:value="0" calcext:value-type="percentage">
            <text:p>0.00%</text:p>
          </table:table-cell>
          <table:table-cell table:style-name="ce6" table:formula="of:=IF( MOD([.BC9]; [$DatosBases.$E$21]) = 0; [.$E$7]; 0)" office:value-type="percentage" office:value="0" calcext:value-type="percentage">
            <text:p>0.00%</text:p>
          </table:table-cell>
          <table:table-cell table:style-name="ce6" table:formula="of:=IF( MOD([.BD9]; [$DatosBases.$E$21]) = 0; [.$E$7]; 0)" office:value-type="percentage" office:value="0" calcext:value-type="percentage">
            <text:p>0.00%</text:p>
          </table:table-cell>
          <table:table-cell table:style-name="ce6" table:formula="of:=IF( MOD([.BE9]; [$DatosBases.$E$21]) = 0; [.$E$7]; 0)" office:value-type="percentage" office:value="0" calcext:value-type="percentage">
            <text:p>0.00%</text:p>
          </table:table-cell>
          <table:table-cell table:style-name="ce6" table:formula="of:=IF( MOD([.BF9]; [$DatosBases.$E$21]) = 0; [.$E$7]; 0)" office:value-type="percentage" office:value="0" calcext:value-type="percentage">
            <text:p>0.00%</text:p>
          </table:table-cell>
          <table:table-cell table:style-name="ce6" table:formula="of:=IF( MOD([.BG9]; [$DatosBases.$E$21]) = 0; [.$E$7]; 0)" office:value-type="percentage" office:value="0" calcext:value-type="percentage">
            <text:p>0.00%</text:p>
          </table:table-cell>
          <table:table-cell table:style-name="ce6" table:formula="of:=IF( MOD([.BH9]; [$DatosBases.$E$21]) = 0; [.$E$7]; 0)" office:value-type="percentage" office:value="0" calcext:value-type="percentage">
            <text:p>0.00%</text:p>
          </table:table-cell>
          <table:table-cell table:style-name="ce6" table:formula="of:=IF( MOD([.BI9]; [$DatosBases.$E$21]) = 0; [.$E$7]; 0)" office:value-type="percentage" office:value="0" calcext:value-type="percentage">
            <text:p>0.00%</text:p>
          </table:table-cell>
          <table:table-cell table:style-name="ce6" table:formula="of:=IF( MOD([.BJ9]; [$DatosBases.$E$21]) = 0; [.$E$7]; 0)" office:value-type="percentage" office:value="0" calcext:value-type="percentage">
            <text:p>0.00%</text:p>
          </table:table-cell>
          <table:table-cell table:style-name="ce6" table:formula="of:=IF( MOD([.BK9]; [$DatosBases.$E$21]) = 0; [.$E$7]; 0)" office:value-type="percentage" office:value="0" calcext:value-type="percentage">
            <text:p>0.00%</text:p>
          </table:table-cell>
          <table:table-cell table:style-name="ce6" table:formula="of:=IF( MOD([.BL9]; [$DatosBases.$E$21]) = 0; [.$E$7]; 0)" office:value-type="percentage" office:value="0" calcext:value-type="percentage">
            <text:p>0.00%</text:p>
          </table:table-cell>
          <table:table-cell table:style-name="ce6" table:formula="of:=IF( MOD([.BM9]; [$DatosBases.$E$21]) = 0; [.$E$7]; 0)" office:value-type="percentage" office:value="0.01" calcext:value-type="percentage">
            <text:p>1.00%</text:p>
          </table:table-cell>
          <table:table-cell table:style-name="ce6" table:formula="of:=IF( MOD([.BN9]; [$DatosBases.$E$21]) = 0; [.$E$7]; 0)" office:value-type="percentage" office:value="0" calcext:value-type="percentage">
            <text:p>0.00%</text:p>
          </table:table-cell>
          <table:table-cell table:style-name="ce6" table:formula="of:=IF( MOD([.BO9]; [$DatosBases.$E$21]) = 0; [.$E$7]; 0)" office:value-type="percentage" office:value="0" calcext:value-type="percentage">
            <text:p>0.00%</text:p>
          </table:table-cell>
          <table:table-cell table:style-name="ce6" table:formula="of:=IF( MOD([.BP9]; [$DatosBases.$E$21]) = 0; [.$E$7]; 0)" office:value-type="percentage" office:value="0" calcext:value-type="percentage">
            <text:p>0.00%</text:p>
          </table:table-cell>
          <table:table-cell table:number-columns-repeated="13"/>
        </table:table-row>
        <table:table-row table:style-name="ro1"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1" table:number-rows-spanned="2">
            <text:p>Tiemp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3"/>
        </table:table-row>
        <table:table-row table:style-name="ro1">
          <table:table-cell table:number-columns-repeated="3"/>
          <table:covered-table-cell/>
          <table:table-cell/>
          <table:table-cell table:style-name="ce8" table:formula="of:=DATE(2025;10+[.F9];0)" office:value-type="date" office:date-value="2025-10-31" calcext:value-type="date">
            <text:p>31/10/25</text:p>
          </table:table-cell>
          <table:table-cell table:style-name="ce8" table:formula="of:=DATE(2025;10+[.G9];0)" office:value-type="date" office:date-value="2025-11-30" calcext:value-type="date">
            <text:p>30/11/25</text:p>
          </table:table-cell>
          <table:table-cell table:style-name="ce8" table:formula="of:=DATE(2025;10+[.H9];0)" office:value-type="date" office:date-value="2025-12-31" calcext:value-type="date">
            <text:p>31/12/25</text:p>
          </table:table-cell>
          <table:table-cell table:style-name="ce8" table:formula="of:=DATE(2025;10+[.I9];0)" office:value-type="date" office:date-value="2026-01-31" calcext:value-type="date">
            <text:p>31/01/26</text:p>
          </table:table-cell>
          <table:table-cell table:style-name="ce8" table:formula="of:=DATE(2025;10+[.J9];0)" office:value-type="date" office:date-value="2026-02-28" calcext:value-type="date">
            <text:p>28/02/26</text:p>
          </table:table-cell>
          <table:table-cell table:style-name="ce8" table:formula="of:=DATE(2025;10+[.K9];0)" office:value-type="date" office:date-value="2026-03-31" calcext:value-type="date">
            <text:p>31/03/26</text:p>
          </table:table-cell>
          <table:table-cell table:style-name="ce8" table:formula="of:=DATE(2025;10+[.L9];0)" office:value-type="date" office:date-value="2026-04-30" calcext:value-type="date">
            <text:p>30/04/26</text:p>
          </table:table-cell>
          <table:table-cell table:style-name="ce8" table:formula="of:=DATE(2025;10+[.M9];0)" office:value-type="date" office:date-value="2026-05-31" calcext:value-type="date">
            <text:p>31/05/26</text:p>
          </table:table-cell>
          <table:table-cell table:style-name="ce8" table:formula="of:=DATE(2025;10+[.N9];0)" office:value-type="date" office:date-value="2026-06-30" calcext:value-type="date">
            <text:p>30/06/26</text:p>
          </table:table-cell>
          <table:table-cell table:style-name="ce8" table:formula="of:=DATE(2025;10+[.O9];0)" office:value-type="date" office:date-value="2026-07-31" calcext:value-type="date">
            <text:p>31/07/26</text:p>
          </table:table-cell>
          <table:table-cell table:style-name="ce8" table:formula="of:=DATE(2025;10+[.P9];0)" office:value-type="date" office:date-value="2026-08-31" calcext:value-type="date">
            <text:p>31/08/26</text:p>
          </table:table-cell>
          <table:table-cell table:style-name="ce8" table:formula="of:=DATE(2025;10+[.Q9];0)" office:value-type="date" office:date-value="2026-09-30" calcext:value-type="date">
            <text:p>30/09/26</text:p>
          </table:table-cell>
          <table:table-cell table:style-name="ce8" table:formula="of:=DATE(2025;10+[.R9];0)" office:value-type="date" office:date-value="2026-10-31" calcext:value-type="date">
            <text:p>31/10/26</text:p>
          </table:table-cell>
          <table:table-cell table:style-name="ce8" table:formula="of:=DATE(2025;10+[.S9];0)" office:value-type="date" office:date-value="2026-11-30" calcext:value-type="date">
            <text:p>30/11/26</text:p>
          </table:table-cell>
          <table:table-cell table:style-name="ce8" table:formula="of:=DATE(2025;10+[.T9];0)" office:value-type="date" office:date-value="2026-12-31" calcext:value-type="date">
            <text:p>31/12/26</text:p>
          </table:table-cell>
          <table:table-cell table:style-name="ce8" table:formula="of:=DATE(2025;10+[.U9];0)" office:value-type="date" office:date-value="2027-01-31" calcext:value-type="date">
            <text:p>31/01/27</text:p>
          </table:table-cell>
          <table:table-cell table:style-name="ce8" table:formula="of:=DATE(2025;10+[.V9];0)" office:value-type="date" office:date-value="2027-02-28" calcext:value-type="date">
            <text:p>28/02/27</text:p>
          </table:table-cell>
          <table:table-cell table:style-name="ce8" table:formula="of:=DATE(2025;10+[.W9];0)" office:value-type="date" office:date-value="2027-03-31" calcext:value-type="date">
            <text:p>31/03/27</text:p>
          </table:table-cell>
          <table:table-cell table:style-name="ce8" table:formula="of:=DATE(2025;10+[.X9];0)" office:value-type="date" office:date-value="2027-04-30" calcext:value-type="date">
            <text:p>30/04/27</text:p>
          </table:table-cell>
          <table:table-cell table:style-name="ce8" table:formula="of:=DATE(2025;10+[.Y9];0)" office:value-type="date" office:date-value="2027-05-31" calcext:value-type="date">
            <text:p>31/05/27</text:p>
          </table:table-cell>
          <table:table-cell table:style-name="ce8" table:formula="of:=DATE(2025;10+[.Z9];0)" office:value-type="date" office:date-value="2027-06-30" calcext:value-type="date">
            <text:p>30/06/27</text:p>
          </table:table-cell>
          <table:table-cell table:style-name="ce8" table:formula="of:=DATE(2025;10+[.AA9];0)" office:value-type="date" office:date-value="2027-07-31" calcext:value-type="date">
            <text:p>31/07/27</text:p>
          </table:table-cell>
          <table:table-cell table:style-name="ce8" table:formula="of:=DATE(2025;10+[.AB9];0)" office:value-type="date" office:date-value="2027-08-31" calcext:value-type="date">
            <text:p>31/08/27</text:p>
          </table:table-cell>
          <table:table-cell table:style-name="ce8" table:formula="of:=DATE(2025;10+[.AC9];0)" office:value-type="date" office:date-value="2027-09-30" calcext:value-type="date">
            <text:p>30/09/27</text:p>
          </table:table-cell>
          <table:table-cell table:style-name="ce8" table:formula="of:=DATE(2025;10+[.AD9];0)" office:value-type="date" office:date-value="2027-10-31" calcext:value-type="date">
            <text:p>31/10/27</text:p>
          </table:table-cell>
          <table:table-cell table:style-name="ce8" table:formula="of:=DATE(2025;10+[.AE9];0)" office:value-type="date" office:date-value="2027-11-30" calcext:value-type="date">
            <text:p>30/11/27</text:p>
          </table:table-cell>
          <table:table-cell table:style-name="ce8" table:formula="of:=DATE(2025;10+[.AF9];0)" office:value-type="date" office:date-value="2027-12-31" calcext:value-type="date">
            <text:p>31/12/27</text:p>
          </table:table-cell>
          <table:table-cell table:style-name="ce8" table:formula="of:=DATE(2025;10+[.AG9];0)" office:value-type="date" office:date-value="2028-01-31" calcext:value-type="date">
            <text:p>31/01/28</text:p>
          </table:table-cell>
          <table:table-cell table:style-name="ce8" table:formula="of:=DATE(2025;10+[.AH9];0)" office:value-type="date" office:date-value="2028-02-29" calcext:value-type="date">
            <text:p>29/02/28</text:p>
          </table:table-cell>
          <table:table-cell table:style-name="ce8" table:formula="of:=DATE(2025;10+[.AI9];0)" office:value-type="date" office:date-value="2028-03-31" calcext:value-type="date">
            <text:p>31/03/28</text:p>
          </table:table-cell>
          <table:table-cell table:style-name="ce8" table:formula="of:=DATE(2025;10+[.AJ9];0)" office:value-type="date" office:date-value="2028-04-30" calcext:value-type="date">
            <text:p>30/04/28</text:p>
          </table:table-cell>
          <table:table-cell table:style-name="ce8" table:formula="of:=DATE(2025;10+[.AK9];0)" office:value-type="date" office:date-value="2028-05-31" calcext:value-type="date">
            <text:p>31/05/28</text:p>
          </table:table-cell>
          <table:table-cell table:style-name="ce8" table:formula="of:=DATE(2025;10+[.AL9];0)" office:value-type="date" office:date-value="2028-06-30" calcext:value-type="date">
            <text:p>30/06/28</text:p>
          </table:table-cell>
          <table:table-cell table:style-name="ce8" table:formula="of:=DATE(2025;10+[.AM9];0)" office:value-type="date" office:date-value="2028-07-31" calcext:value-type="date">
            <text:p>31/07/28</text:p>
          </table:table-cell>
          <table:table-cell table:style-name="ce8" table:formula="of:=DATE(2025;10+[.AN9];0)" office:value-type="date" office:date-value="2028-08-31" calcext:value-type="date">
            <text:p>31/08/28</text:p>
          </table:table-cell>
          <table:table-cell table:style-name="ce8" table:formula="of:=DATE(2025;10+[.AO9];0)" office:value-type="date" office:date-value="2028-09-30" calcext:value-type="date">
            <text:p>30/09/28</text:p>
          </table:table-cell>
          <table:table-cell table:style-name="ce8" table:formula="of:=DATE(2025;10+[.AP9];0)" office:value-type="date" office:date-value="2028-10-31" calcext:value-type="date">
            <text:p>31/10/28</text:p>
          </table:table-cell>
          <table:table-cell table:style-name="ce8" table:formula="of:=DATE(2025;10+[.AQ9];0)" office:value-type="date" office:date-value="2028-11-30" calcext:value-type="date">
            <text:p>30/11/28</text:p>
          </table:table-cell>
          <table:table-cell table:style-name="ce8" table:formula="of:=DATE(2025;10+[.AR9];0)" office:value-type="date" office:date-value="2028-12-31" calcext:value-type="date">
            <text:p>31/12/28</text:p>
          </table:table-cell>
          <table:table-cell table:style-name="ce8" table:formula="of:=DATE(2025;10+[.AS9];0)" office:value-type="date" office:date-value="2029-01-31" calcext:value-type="date">
            <text:p>31/01/29</text:p>
          </table:table-cell>
          <table:table-cell table:style-name="ce8" table:formula="of:=DATE(2025;10+[.AT9];0)" office:value-type="date" office:date-value="2029-02-28" calcext:value-type="date">
            <text:p>28/02/29</text:p>
          </table:table-cell>
          <table:table-cell table:style-name="ce8" table:formula="of:=DATE(2025;10+[.AU9];0)" office:value-type="date" office:date-value="2029-03-31" calcext:value-type="date">
            <text:p>31/03/29</text:p>
          </table:table-cell>
          <table:table-cell table:style-name="ce8" table:formula="of:=DATE(2025;10+[.AV9];0)" office:value-type="date" office:date-value="2029-04-30" calcext:value-type="date">
            <text:p>30/04/29</text:p>
          </table:table-cell>
          <table:table-cell table:style-name="ce8" table:formula="of:=DATE(2025;10+[.AW9];0)" office:value-type="date" office:date-value="2029-05-31" calcext:value-type="date">
            <text:p>31/05/29</text:p>
          </table:table-cell>
          <table:table-cell table:style-name="ce8" table:formula="of:=DATE(2025;10+[.AX9];0)" office:value-type="date" office:date-value="2029-06-30" calcext:value-type="date">
            <text:p>30/06/29</text:p>
          </table:table-cell>
          <table:table-cell table:style-name="ce8" table:formula="of:=DATE(2025;10+[.AY9];0)" office:value-type="date" office:date-value="2029-07-31" calcext:value-type="date">
            <text:p>31/07/29</text:p>
          </table:table-cell>
          <table:table-cell table:style-name="ce8" table:formula="of:=DATE(2025;10+[.AZ9];0)" office:value-type="date" office:date-value="2029-08-31" calcext:value-type="date">
            <text:p>31/08/29</text:p>
          </table:table-cell>
          <table:table-cell table:style-name="ce8" table:formula="of:=DATE(2025;10+[.BA9];0)" office:value-type="date" office:date-value="2029-09-30" calcext:value-type="date">
            <text:p>30/09/29</text:p>
          </table:table-cell>
          <table:table-cell table:style-name="ce8" table:formula="of:=DATE(2025;10+[.BB9];0)" office:value-type="date" office:date-value="2029-10-31" calcext:value-type="date">
            <text:p>31/10/29</text:p>
          </table:table-cell>
          <table:table-cell table:style-name="ce8" table:formula="of:=DATE(2025;10+[.BC9];0)" office:value-type="date" office:date-value="2029-11-30" calcext:value-type="date">
            <text:p>30/11/29</text:p>
          </table:table-cell>
          <table:table-cell table:style-name="ce8" table:formula="of:=DATE(2025;10+[.BD9];0)" office:value-type="date" office:date-value="2029-12-31" calcext:value-type="date">
            <text:p>31/12/29</text:p>
          </table:table-cell>
          <table:table-cell table:style-name="ce8" table:formula="of:=DATE(2025;10+[.BE9];0)" office:value-type="date" office:date-value="2030-01-31" calcext:value-type="date">
            <text:p>31/01/30</text:p>
          </table:table-cell>
          <table:table-cell table:style-name="ce8" table:formula="of:=DATE(2025;10+[.BF9];0)" office:value-type="date" office:date-value="2030-02-28" calcext:value-type="date">
            <text:p>28/02/30</text:p>
          </table:table-cell>
          <table:table-cell table:style-name="ce8" table:formula="of:=DATE(2025;10+[.BG9];0)" office:value-type="date" office:date-value="2030-03-31" calcext:value-type="date">
            <text:p>31/03/30</text:p>
          </table:table-cell>
          <table:table-cell table:style-name="ce8" table:formula="of:=DATE(2025;10+[.BH9];0)" office:value-type="date" office:date-value="2030-04-30" calcext:value-type="date">
            <text:p>30/04/30</text:p>
          </table:table-cell>
          <table:table-cell table:style-name="ce8" table:formula="of:=DATE(2025;10+[.BI9];0)" office:value-type="date" office:date-value="2030-05-31" calcext:value-type="date">
            <text:p>31/05/30</text:p>
          </table:table-cell>
          <table:table-cell table:style-name="ce8" table:formula="of:=DATE(2025;10+[.BJ9];0)" office:value-type="date" office:date-value="2030-06-30" calcext:value-type="date">
            <text:p>30/06/30</text:p>
          </table:table-cell>
          <table:table-cell table:style-name="ce8" table:formula="of:=DATE(2025;10+[.BK9];0)" office:value-type="date" office:date-value="2030-07-31" calcext:value-type="date">
            <text:p>31/07/30</text:p>
          </table:table-cell>
          <table:table-cell table:style-name="ce8" table:formula="of:=DATE(2025;10+[.BL9];0)" office:value-type="date" office:date-value="2030-08-31" calcext:value-type="date">
            <text:p>31/08/30</text:p>
          </table:table-cell>
          <table:table-cell table:style-name="ce8" table:formula="of:=DATE(2025;10+[.BM9];0)" office:value-type="date" office:date-value="2030-09-30" calcext:value-type="date">
            <text:p>30/09/30</text:p>
          </table:table-cell>
          <table:table-cell table:style-name="ce8" table:formula="of:=DATE(2025;10+[.BN9];0)" office:value-type="date" office:date-value="2030-10-31" calcext:value-type="date">
            <text:p>31/10/30</text:p>
          </table:table-cell>
          <table:table-cell table:style-name="ce8" table:formula="of:=DATE(2025;10+[.BO9];0)" office:value-type="date" office:date-value="2030-11-30" calcext:value-type="date">
            <text:p>30/11/30</text:p>
          </table:table-cell>
          <table:table-cell table:style-name="ce8" table:formula="of:=DATE(2025;10+[.BP9];0)" office:value-type="date" office:date-value="2030-12-31" calcext:value-type="date">
            <text:p>31/12/30</text:p>
          </table:table-cell>
          <table:table-cell table:style-name="ce8" table:number-columns-repeated="13"/>
        </table:table-row>
        <table:table-row table:style-name="ro1">
          <table:table-cell office:value-type="string" calcext:value-type="string">
            <text:p>Ingresos</text:p>
          </table:table-cell>
          <table:table-cell table:number-columns-repeated="7"/>
          <table:table-cell table:style-name="Default"/>
          <table:table-cell table:number-columns-repeated="72"/>
        </table:table-row>
        <table:table-row table:style-name="ro1">
          <table:table-cell table:number-columns-repeated="8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Ventas</text:p>
          </table:table-cell>
          <table:table-cell table:number-columns-repeated="7"/>
          <table:table-cell table:style-name="Default"/>
          <table:table-cell table:number-columns-repeated="72"/>
        </table:table-row>
        <table:table-row table:style-name="ro1">
          <table:table-cell/>
          <table:table-cell office:value-type="string" calcext:value-type="string">
            <text:p>P.Diseño</text:p>
          </table:table-cell>
          <table:table-cell table:number-columns-repeated="3"/>
          <table:table-cell table:style-name="ce9" table:formula="of:=[$DatosBases.D26]" office:value-type="currency" office:currency="COP" office:value="350000" calcext:value-type="currency">
            <text:p>$350,000.00</text:p>
          </table:table-cell>
          <table:table-cell table:style-name="ce9" table:formula="of:=[.F14]*(1+[.G7])" office:value-type="currency" office:currency="COP" office:value="350000" calcext:value-type="currency">
            <text:p>$350,000.00</text:p>
          </table:table-cell>
          <table:table-cell table:style-name="ce9" table:formula="of:=[.G14]*(1+[.H7])" office:value-type="currency" office:currency="COP" office:value="350000" calcext:value-type="currency">
            <text:p>$350,000.00</text:p>
          </table:table-cell>
          <table:table-cell table:formula="of:=[.H14]*(1+[.I7])" office:value-type="currency" office:currency="COP" office:value="350000" calcext:value-type="currency">
            <text:p>$350,000.00</text:p>
          </table:table-cell>
          <table:table-cell table:style-name="ce9" table:formula="of:=[.I14]*(1+[.J7])" office:value-type="currency" office:currency="COP" office:value="350000" calcext:value-type="currency">
            <text:p>$350,000.00</text:p>
          </table:table-cell>
          <table:table-cell table:style-name="ce9" table:formula="of:=[.J14]*(1+[.K7])" office:value-type="currency" office:currency="COP" office:value="350000" calcext:value-type="currency">
            <text:p>$350,000.00</text:p>
          </table:table-cell>
          <table:table-cell table:style-name="ce9" table:formula="of:=[.K14]*(1+[.L7])" office:value-type="currency" office:currency="COP" office:value="350000" calcext:value-type="currency">
            <text:p>$350,000.00</text:p>
          </table:table-cell>
          <table:table-cell table:style-name="ce9" table:formula="of:=[.L14]*(1+[.M7])" office:value-type="currency" office:currency="COP" office:value="350000" calcext:value-type="currency">
            <text:p>$350,000.00</text:p>
          </table:table-cell>
          <table:table-cell table:style-name="ce9" table:formula="of:=[.M14]*(1+[.N7])" office:value-type="currency" office:currency="COP" office:value="350000" calcext:value-type="currency">
            <text:p>$350,000.00</text:p>
          </table:table-cell>
          <table:table-cell table:style-name="ce9" table:formula="of:=[.N14]*(1+[.O7])" office:value-type="currency" office:currency="COP" office:value="350000" calcext:value-type="currency">
            <text:p>$350,000.00</text:p>
          </table:table-cell>
          <table:table-cell table:style-name="ce9" table:formula="of:=[.O14]*(1+[.P7])" office:value-type="currency" office:currency="COP" office:value="350000" calcext:value-type="currency">
            <text:p>$350,000.00</text:p>
          </table:table-cell>
          <table:table-cell table:style-name="ce9" table:formula="of:=[.P14]*(1+[.Q7])" office:value-type="currency" office:currency="COP" office:value="353500" calcext:value-type="currency">
            <text:p>$353,500.00</text:p>
          </table:table-cell>
          <table:table-cell table:style-name="ce9" table:formula="of:=[.Q14]*(1+[.R7])" office:value-type="currency" office:currency="COP" office:value="353500" calcext:value-type="currency">
            <text:p>$353,500.00</text:p>
          </table:table-cell>
          <table:table-cell table:style-name="ce9" table:formula="of:=[.R14]*(1+[.S7])" office:value-type="currency" office:currency="COP" office:value="353500" calcext:value-type="currency">
            <text:p>$353,500.00</text:p>
          </table:table-cell>
          <table:table-cell table:style-name="ce9" table:formula="of:=[.S14]*(1+[.T7])" office:value-type="currency" office:currency="COP" office:value="353500" calcext:value-type="currency">
            <text:p>$353,500.00</text:p>
          </table:table-cell>
          <table:table-cell table:style-name="ce9" table:formula="of:=[.T14]*(1+[.U7])" office:value-type="currency" office:currency="COP" office:value="353500" calcext:value-type="currency">
            <text:p>$353,500.00</text:p>
          </table:table-cell>
          <table:table-cell table:style-name="ce9" table:formula="of:=[.U14]*(1+[.V7])" office:value-type="currency" office:currency="COP" office:value="353500" calcext:value-type="currency">
            <text:p>$353,500.00</text:p>
          </table:table-cell>
          <table:table-cell table:style-name="ce9" table:formula="of:=[.V14]*(1+[.W7])" office:value-type="currency" office:currency="COP" office:value="353500" calcext:value-type="currency">
            <text:p>$353,500.00</text:p>
          </table:table-cell>
          <table:table-cell table:style-name="ce9" table:formula="of:=[.W14]*(1+[.X7])" office:value-type="currency" office:currency="COP" office:value="353500" calcext:value-type="currency">
            <text:p>$353,500.00</text:p>
          </table:table-cell>
          <table:table-cell table:style-name="ce9" table:formula="of:=[.X14]*(1+[.Y7])" office:value-type="currency" office:currency="COP" office:value="353500" calcext:value-type="currency">
            <text:p>$353,500.00</text:p>
          </table:table-cell>
          <table:table-cell table:style-name="ce9" table:formula="of:=[.Y14]*(1+[.Z7])" office:value-type="currency" office:currency="COP" office:value="353500" calcext:value-type="currency">
            <text:p>$353,500.00</text:p>
          </table:table-cell>
          <table:table-cell table:style-name="ce9" table:formula="of:=[.Z14]*(1+[.AA7])" office:value-type="currency" office:currency="COP" office:value="353500" calcext:value-type="currency">
            <text:p>$353,500.00</text:p>
          </table:table-cell>
          <table:table-cell table:style-name="ce9" table:formula="of:=[.AA14]*(1+[.AB7])" office:value-type="currency" office:currency="COP" office:value="353500" calcext:value-type="currency">
            <text:p>$353,500.00</text:p>
          </table:table-cell>
          <table:table-cell table:style-name="ce9" table:formula="of:=[.AB14]*(1+[.AC7])" office:value-type="currency" office:currency="COP" office:value="357035" calcext:value-type="currency">
            <text:p>$357,035.00</text:p>
          </table:table-cell>
          <table:table-cell table:style-name="ce9" table:formula="of:=[.AC14]*(1+[.AD7])" office:value-type="currency" office:currency="COP" office:value="357035" calcext:value-type="currency">
            <text:p>$357,035.00</text:p>
          </table:table-cell>
          <table:table-cell table:style-name="ce9" table:formula="of:=[.AD14]*(1+[.AE7])" office:value-type="currency" office:currency="COP" office:value="357035" calcext:value-type="currency">
            <text:p>$357,035.00</text:p>
          </table:table-cell>
          <table:table-cell table:style-name="ce9" table:formula="of:=[.AE14]*(1+[.AF7])" office:value-type="currency" office:currency="COP" office:value="357035" calcext:value-type="currency">
            <text:p>$357,035.00</text:p>
          </table:table-cell>
          <table:table-cell table:style-name="ce9" table:formula="of:=[.AF14]*(1+[.AG7])" office:value-type="currency" office:currency="COP" office:value="357035" calcext:value-type="currency">
            <text:p>$357,035.00</text:p>
          </table:table-cell>
          <table:table-cell table:style-name="ce9" table:formula="of:=[.AG14]*(1+[.AH7])" office:value-type="currency" office:currency="COP" office:value="357035" calcext:value-type="currency">
            <text:p>$357,035.00</text:p>
          </table:table-cell>
          <table:table-cell table:style-name="ce9" table:formula="of:=[.AH14]*(1+[.AI7])" office:value-type="currency" office:currency="COP" office:value="357035" calcext:value-type="currency">
            <text:p>$357,035.00</text:p>
          </table:table-cell>
          <table:table-cell table:style-name="ce9" table:formula="of:=[.AI14]*(1+[.AJ7])" office:value-type="currency" office:currency="COP" office:value="357035" calcext:value-type="currency">
            <text:p>$357,035.00</text:p>
          </table:table-cell>
          <table:table-cell table:style-name="ce9" table:formula="of:=[.AJ14]*(1+[.AK7])" office:value-type="currency" office:currency="COP" office:value="357035" calcext:value-type="currency">
            <text:p>$357,035.00</text:p>
          </table:table-cell>
          <table:table-cell table:style-name="ce9" table:formula="of:=[.AK14]*(1+[.AL7])" office:value-type="currency" office:currency="COP" office:value="357035" calcext:value-type="currency">
            <text:p>$357,035.00</text:p>
          </table:table-cell>
          <table:table-cell table:style-name="ce9" table:formula="of:=[.AL14]*(1+[.AM7])" office:value-type="currency" office:currency="COP" office:value="357035" calcext:value-type="currency">
            <text:p>$357,035.00</text:p>
          </table:table-cell>
          <table:table-cell table:style-name="ce9" table:formula="of:=[.AM14]*(1+[.AN7])" office:value-type="currency" office:currency="COP" office:value="357035" calcext:value-type="currency">
            <text:p>$357,035.00</text:p>
          </table:table-cell>
          <table:table-cell table:style-name="ce9" table:formula="of:=[.AN14]*(1+[.AO7])" office:value-type="currency" office:currency="COP" office:value="360605.35" calcext:value-type="currency">
            <text:p>$360,605.35</text:p>
          </table:table-cell>
          <table:table-cell table:style-name="ce9" table:formula="of:=[.AO14]*(1+[.AP7])" office:value-type="currency" office:currency="COP" office:value="360605.35" calcext:value-type="currency">
            <text:p>$360,605.35</text:p>
          </table:table-cell>
          <table:table-cell table:style-name="ce9" table:formula="of:=[.AP14]*(1+[.AQ7])" office:value-type="currency" office:currency="COP" office:value="360605.35" calcext:value-type="currency">
            <text:p>$360,605.35</text:p>
          </table:table-cell>
          <table:table-cell table:style-name="ce9" table:formula="of:=[.AQ14]*(1+[.AR7])" office:value-type="currency" office:currency="COP" office:value="360605.35" calcext:value-type="currency">
            <text:p>$360,605.35</text:p>
          </table:table-cell>
          <table:table-cell table:style-name="ce9" table:formula="of:=[.AR14]*(1+[.AS7])" office:value-type="currency" office:currency="COP" office:value="360605.35" calcext:value-type="currency">
            <text:p>$360,605.35</text:p>
          </table:table-cell>
          <table:table-cell table:style-name="ce9" table:formula="of:=[.AS14]*(1+[.AT7])" office:value-type="currency" office:currency="COP" office:value="360605.35" calcext:value-type="currency">
            <text:p>$360,605.35</text:p>
          </table:table-cell>
          <table:table-cell table:style-name="ce9" table:formula="of:=[.AT14]*(1+[.AU7])" office:value-type="currency" office:currency="COP" office:value="360605.35" calcext:value-type="currency">
            <text:p>$360,605.35</text:p>
          </table:table-cell>
          <table:table-cell table:style-name="ce9" table:formula="of:=[.AU14]*(1+[.AV7])" office:value-type="currency" office:currency="COP" office:value="360605.35" calcext:value-type="currency">
            <text:p>$360,605.35</text:p>
          </table:table-cell>
          <table:table-cell table:style-name="ce9" table:formula="of:=[.AV14]*(1+[.AW7])" office:value-type="currency" office:currency="COP" office:value="360605.35" calcext:value-type="currency">
            <text:p>$360,605.35</text:p>
          </table:table-cell>
          <table:table-cell table:style-name="ce9" table:formula="of:=[.AW14]*(1+[.AX7])" office:value-type="currency" office:currency="COP" office:value="360605.35" calcext:value-type="currency">
            <text:p>$360,605.35</text:p>
          </table:table-cell>
          <table:table-cell table:style-name="ce9" table:formula="of:=[.AX14]*(1+[.AY7])" office:value-type="currency" office:currency="COP" office:value="360605.35" calcext:value-type="currency">
            <text:p>$360,605.35</text:p>
          </table:table-cell>
          <table:table-cell table:style-name="ce9" table:formula="of:=[.AY14]*(1+[.AZ7])" office:value-type="currency" office:currency="COP" office:value="360605.35" calcext:value-type="currency">
            <text:p>$360,605.35</text:p>
          </table:table-cell>
          <table:table-cell table:style-name="ce9" table:formula="of:=[.AZ14]*(1+[.BA7])" office:value-type="currency" office:currency="COP" office:value="364211.4035" calcext:value-type="currency">
            <text:p>$364,211.40</text:p>
          </table:table-cell>
          <table:table-cell table:style-name="ce9" table:formula="of:=[.BA14]*(1+[.BB7])" office:value-type="currency" office:currency="COP" office:value="364211.4035" calcext:value-type="currency">
            <text:p>$364,211.40</text:p>
          </table:table-cell>
          <table:table-cell table:style-name="ce9" table:formula="of:=[.BB14]*(1+[.BC7])" office:value-type="currency" office:currency="COP" office:value="364211.4035" calcext:value-type="currency">
            <text:p>$364,211.40</text:p>
          </table:table-cell>
          <table:table-cell table:style-name="ce9" table:formula="of:=[.BC14]*(1+[.BD7])" office:value-type="currency" office:currency="COP" office:value="364211.4035" calcext:value-type="currency">
            <text:p>$364,211.40</text:p>
          </table:table-cell>
          <table:table-cell table:style-name="ce9" table:formula="of:=[.BD14]*(1+[.BE7])" office:value-type="currency" office:currency="COP" office:value="364211.4035" calcext:value-type="currency">
            <text:p>$364,211.40</text:p>
          </table:table-cell>
          <table:table-cell table:style-name="ce9" table:formula="of:=[.BE14]*(1+[.BF7])" office:value-type="currency" office:currency="COP" office:value="364211.4035" calcext:value-type="currency">
            <text:p>$364,211.40</text:p>
          </table:table-cell>
          <table:table-cell table:style-name="ce9" table:formula="of:=[.BF14]*(1+[.BG7])" office:value-type="currency" office:currency="COP" office:value="364211.4035" calcext:value-type="currency">
            <text:p>$364,211.40</text:p>
          </table:table-cell>
          <table:table-cell table:style-name="ce9" table:formula="of:=[.BG14]*(1+[.BH7])" office:value-type="currency" office:currency="COP" office:value="364211.4035" calcext:value-type="currency">
            <text:p>$364,211.40</text:p>
          </table:table-cell>
          <table:table-cell table:style-name="ce9" table:formula="of:=[.BH14]*(1+[.BI7])" office:value-type="currency" office:currency="COP" office:value="364211.4035" calcext:value-type="currency">
            <text:p>$364,211.40</text:p>
          </table:table-cell>
          <table:table-cell table:style-name="ce9" table:formula="of:=[.BI14]*(1+[.BJ7])" office:value-type="currency" office:currency="COP" office:value="364211.4035" calcext:value-type="currency">
            <text:p>$364,211.40</text:p>
          </table:table-cell>
          <table:table-cell table:style-name="ce9" table:formula="of:=[.BJ14]*(1+[.BK7])" office:value-type="currency" office:currency="COP" office:value="364211.4035" calcext:value-type="currency">
            <text:p>$364,211.40</text:p>
          </table:table-cell>
          <table:table-cell table:style-name="ce9" table:formula="of:=[.BK14]*(1+[.BL7])" office:value-type="currency" office:currency="COP" office:value="364211.4035" calcext:value-type="currency">
            <text:p>$364,211.40</text:p>
          </table:table-cell>
          <table:table-cell table:style-name="ce9" table:formula="of:=[.BL14]*(1+[.BM7])" office:value-type="currency" office:currency="COP" office:value="367853.517535" calcext:value-type="currency">
            <text:p>$367,853.52</text:p>
          </table:table-cell>
          <table:table-cell table:style-name="ce9" table:formula="of:=[.BM14]*(1+[.BN7])" office:value-type="currency" office:currency="COP" office:value="367853.517535" calcext:value-type="currency">
            <text:p>$367,853.52</text:p>
          </table:table-cell>
          <table:table-cell table:style-name="ce9" table:formula="of:=[.BN14]*(1+[.BO7])" office:value-type="currency" office:currency="COP" office:value="367853.517535" calcext:value-type="currency">
            <text:p>$367,853.52</text:p>
          </table:table-cell>
          <table:table-cell table:style-name="ce9" table:formula="of:=[.BO14]*(1+[.BP7])" office:value-type="currency" office:currency="COP" office:value="367853.517535" calcext:value-type="currency">
            <text:p>$367,853.5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Q.Diseño</text:p>
          </table:table-cell>
          <table:table-cell table:number-columns-repeated="3"/>
          <table:table-cell table:style-name="ce9" table:formula="of:=[$IngresosMensuales.F15]" office:value-type="currency" office:currency="COP" office:value="150" calcext:value-type="currency">
            <text:p>$150.00</text:p>
          </table:table-cell>
          <table:table-cell table:style-name="ce9" table:formula="of:=[$IngresosMensuales.G15]" office:value-type="currency" office:currency="COP" office:value="150" calcext:value-type="currency">
            <text:p>$150.00</text:p>
          </table:table-cell>
          <table:table-cell table:style-name="ce9" table:formula="of:=[$IngresosMensuales.H15]" office:value-type="currency" office:currency="COP" office:value="150" calcext:value-type="currency">
            <text:p>$150.00</text:p>
          </table:table-cell>
          <table:table-cell table:formula="of:=[$IngresosMensuales.I15]" office:value-type="currency" office:currency="COP" office:value="151.5" calcext:value-type="currency">
            <text:p>$151.50</text:p>
          </table:table-cell>
          <table:table-cell table:style-name="ce9" table:formula="of:=[$IngresosMensuales.J15]" office:value-type="currency" office:currency="COP" office:value="151.5" calcext:value-type="currency">
            <text:p>$151.50</text:p>
          </table:table-cell>
          <table:table-cell table:style-name="ce9" table:formula="of:=[$IngresosMensuales.K15]" office:value-type="currency" office:currency="COP" office:value="151.5" calcext:value-type="currency">
            <text:p>$151.50</text:p>
          </table:table-cell>
          <table:table-cell table:style-name="ce9" table:formula="of:=[$IngresosMensuales.L15]" office:value-type="currency" office:currency="COP" office:value="151.5" calcext:value-type="currency">
            <text:p>$151.50</text:p>
          </table:table-cell>
          <table:table-cell table:style-name="ce9" table:formula="of:=[$IngresosMensuales.M15]" office:value-type="currency" office:currency="COP" office:value="151.5" calcext:value-type="currency">
            <text:p>$151.50</text:p>
          </table:table-cell>
          <table:table-cell table:style-name="ce9" table:formula="of:=[$IngresosMensuales.N15]" office:value-type="currency" office:currency="COP" office:value="151.5" calcext:value-type="currency">
            <text:p>$151.50</text:p>
          </table:table-cell>
          <table:table-cell table:style-name="ce9" table:formula="of:=[$IngresosMensuales.O15]" office:value-type="currency" office:currency="COP" office:value="153.015" calcext:value-type="currency">
            <text:p>$153.02</text:p>
          </table:table-cell>
          <table:table-cell table:style-name="ce9" table:formula="of:=[$IngresosMensuales.P15]" office:value-type="currency" office:currency="COP" office:value="153.015" calcext:value-type="currency">
            <text:p>$153.02</text:p>
          </table:table-cell>
          <table:table-cell table:style-name="ce9" table:formula="of:=[$IngresosMensuales.Q15]" office:value-type="currency" office:currency="COP" office:value="153.015" calcext:value-type="currency">
            <text:p>$153.02</text:p>
          </table:table-cell>
          <table:table-cell table:style-name="ce9" table:formula="of:=[$IngresosMensuales.R15]" office:value-type="currency" office:currency="COP" office:value="153.015" calcext:value-type="currency">
            <text:p>$153.02</text:p>
          </table:table-cell>
          <table:table-cell table:style-name="ce9" table:formula="of:=[$IngresosMensuales.S15]" office:value-type="currency" office:currency="COP" office:value="153.015" calcext:value-type="currency">
            <text:p>$153.02</text:p>
          </table:table-cell>
          <table:table-cell table:style-name="ce9" table:formula="of:=[$IngresosMensuales.T15]" office:value-type="currency" office:currency="COP" office:value="153.015" calcext:value-type="currency">
            <text:p>$153.02</text:p>
          </table:table-cell>
          <table:table-cell table:style-name="ce9" table:formula="of:=[$IngresosMensuales.U15]" office:value-type="currency" office:currency="COP" office:value="154.54515" calcext:value-type="currency">
            <text:p>$154.55</text:p>
          </table:table-cell>
          <table:table-cell table:style-name="ce9" table:formula="of:=[$IngresosMensuales.V15]" office:value-type="currency" office:currency="COP" office:value="154.54515" calcext:value-type="currency">
            <text:p>$154.55</text:p>
          </table:table-cell>
          <table:table-cell table:style-name="ce9" table:formula="of:=[$IngresosMensuales.W15]" office:value-type="currency" office:currency="COP" office:value="154.54515" calcext:value-type="currency">
            <text:p>$154.55</text:p>
          </table:table-cell>
          <table:table-cell table:style-name="ce9" table:formula="of:=[$IngresosMensuales.X15]" office:value-type="currency" office:currency="COP" office:value="154.54515" calcext:value-type="currency">
            <text:p>$154.55</text:p>
          </table:table-cell>
          <table:table-cell table:style-name="ce9" table:formula="of:=[$IngresosMensuales.Y15]" office:value-type="currency" office:currency="COP" office:value="154.54515" calcext:value-type="currency">
            <text:p>$154.55</text:p>
          </table:table-cell>
          <table:table-cell table:style-name="ce9" table:formula="of:=[$IngresosMensuales.Z15]" office:value-type="currency" office:currency="COP" office:value="154.54515" calcext:value-type="currency">
            <text:p>$154.55</text:p>
          </table:table-cell>
          <table:table-cell table:style-name="ce9" table:formula="of:=[$IngresosMensuales.AA15]" office:value-type="currency" office:currency="COP" office:value="156.0906015" calcext:value-type="currency">
            <text:p>$156.09</text:p>
          </table:table-cell>
          <table:table-cell table:style-name="ce9" table:formula="of:=[$IngresosMensuales.AB15]" office:value-type="currency" office:currency="COP" office:value="156.0906015" calcext:value-type="currency">
            <text:p>$156.09</text:p>
          </table:table-cell>
          <table:table-cell table:style-name="ce9" table:formula="of:=[$IngresosMensuales.AC15]" office:value-type="currency" office:currency="COP" office:value="156.0906015" calcext:value-type="currency">
            <text:p>$156.09</text:p>
          </table:table-cell>
          <table:table-cell table:style-name="ce9" table:formula="of:=[$IngresosMensuales.AD15]" office:value-type="currency" office:currency="COP" office:value="156.0906015" calcext:value-type="currency">
            <text:p>$156.09</text:p>
          </table:table-cell>
          <table:table-cell table:style-name="ce9" table:formula="of:=[$IngresosMensuales.AE15]" office:value-type="currency" office:currency="COP" office:value="156.0906015" calcext:value-type="currency">
            <text:p>$156.09</text:p>
          </table:table-cell>
          <table:table-cell table:style-name="ce9" table:formula="of:=[$IngresosMensuales.AF15]" office:value-type="currency" office:currency="COP" office:value="156.0906015" calcext:value-type="currency">
            <text:p>$156.09</text:p>
          </table:table-cell>
          <table:table-cell table:style-name="ce9" table:formula="of:=[$IngresosMensuales.AG15]" office:value-type="currency" office:currency="COP" office:value="157.651507515" calcext:value-type="currency">
            <text:p>$157.65</text:p>
          </table:table-cell>
          <table:table-cell table:style-name="ce9" table:formula="of:=[$IngresosMensuales.AH15]" office:value-type="currency" office:currency="COP" office:value="157.651507515" calcext:value-type="currency">
            <text:p>$157.65</text:p>
          </table:table-cell>
          <table:table-cell table:style-name="ce9" table:formula="of:=[$IngresosMensuales.AI15]" office:value-type="currency" office:currency="COP" office:value="157.651507515" calcext:value-type="currency">
            <text:p>$157.65</text:p>
          </table:table-cell>
          <table:table-cell table:style-name="ce9" table:formula="of:=[$IngresosMensuales.AJ15]" office:value-type="currency" office:currency="COP" office:value="157.651507515" calcext:value-type="currency">
            <text:p>$157.65</text:p>
          </table:table-cell>
          <table:table-cell table:style-name="ce9" table:formula="of:=[$IngresosMensuales.AK15]" office:value-type="currency" office:currency="COP" office:value="157.651507515" calcext:value-type="currency">
            <text:p>$157.65</text:p>
          </table:table-cell>
          <table:table-cell table:style-name="ce9" table:formula="of:=[$IngresosMensuales.AL15]" office:value-type="currency" office:currency="COP" office:value="157.651507515" calcext:value-type="currency">
            <text:p>$157.65</text:p>
          </table:table-cell>
          <table:table-cell table:style-name="ce9" table:formula="of:=[$IngresosMensuales.AM15]" office:value-type="currency" office:currency="COP" office:value="159.22802259015" calcext:value-type="currency">
            <text:p>$159.23</text:p>
          </table:table-cell>
          <table:table-cell table:style-name="ce9" table:formula="of:=[$IngresosMensuales.AN15]" office:value-type="currency" office:currency="COP" office:value="159.22802259015" calcext:value-type="currency">
            <text:p>$159.23</text:p>
          </table:table-cell>
          <table:table-cell table:style-name="ce9" table:formula="of:=[$IngresosMensuales.AO15]" office:value-type="currency" office:currency="COP" office:value="159.22802259015" calcext:value-type="currency">
            <text:p>$159.23</text:p>
          </table:table-cell>
          <table:table-cell table:style-name="ce9" table:formula="of:=[$IngresosMensuales.AP15]" office:value-type="currency" office:currency="COP" office:value="159.22802259015" calcext:value-type="currency">
            <text:p>$159.23</text:p>
          </table:table-cell>
          <table:table-cell table:style-name="ce9" table:formula="of:=[$IngresosMensuales.AQ15]" office:value-type="currency" office:currency="COP" office:value="159.22802259015" calcext:value-type="currency">
            <text:p>$159.23</text:p>
          </table:table-cell>
          <table:table-cell table:style-name="ce9" table:formula="of:=[$IngresosMensuales.AR15]" office:value-type="currency" office:currency="COP" office:value="159.22802259015" calcext:value-type="currency">
            <text:p>$159.23</text:p>
          </table:table-cell>
          <table:table-cell table:style-name="ce9" table:formula="of:=[$IngresosMensuales.AS15]" office:value-type="currency" office:currency="COP" office:value="160.820302816052" calcext:value-type="currency">
            <text:p>$160.82</text:p>
          </table:table-cell>
          <table:table-cell table:style-name="ce9" table:formula="of:=[$IngresosMensuales.AT15]" office:value-type="currency" office:currency="COP" office:value="160.820302816052" calcext:value-type="currency">
            <text:p>$160.82</text:p>
          </table:table-cell>
          <table:table-cell table:style-name="ce9" table:formula="of:=[$IngresosMensuales.AU15]" office:value-type="currency" office:currency="COP" office:value="160.820302816052" calcext:value-type="currency">
            <text:p>$160.82</text:p>
          </table:table-cell>
          <table:table-cell table:style-name="ce9" table:formula="of:=[$IngresosMensuales.AV15]" office:value-type="currency" office:currency="COP" office:value="160.820302816052" calcext:value-type="currency">
            <text:p>$160.82</text:p>
          </table:table-cell>
          <table:table-cell table:style-name="ce9" table:formula="of:=[$IngresosMensuales.AW15]" office:value-type="currency" office:currency="COP" office:value="160.820302816052" calcext:value-type="currency">
            <text:p>$160.82</text:p>
          </table:table-cell>
          <table:table-cell table:style-name="ce9" table:formula="of:=[$IngresosMensuales.AX15]" office:value-type="currency" office:currency="COP" office:value="160.820302816052" calcext:value-type="currency">
            <text:p>$160.82</text:p>
          </table:table-cell>
          <table:table-cell table:style-name="ce9" table:formula="of:=[$IngresosMensuales.AY15]" office:value-type="currency" office:currency="COP" office:value="162.428505844212" calcext:value-type="currency">
            <text:p>$162.43</text:p>
          </table:table-cell>
          <table:table-cell table:style-name="ce9" table:formula="of:=[$IngresosMensuales.AZ15]" office:value-type="currency" office:currency="COP" office:value="162.428505844212" calcext:value-type="currency">
            <text:p>$162.43</text:p>
          </table:table-cell>
          <table:table-cell table:style-name="ce9" table:formula="of:=[$IngresosMensuales.BA15]" office:value-type="currency" office:currency="COP" office:value="162.428505844212" calcext:value-type="currency">
            <text:p>$162.43</text:p>
          </table:table-cell>
          <table:table-cell table:style-name="ce9" table:formula="of:=[$IngresosMensuales.BB15]" office:value-type="currency" office:currency="COP" office:value="162.428505844212" calcext:value-type="currency">
            <text:p>$162.43</text:p>
          </table:table-cell>
          <table:table-cell table:style-name="ce9" table:formula="of:=[$IngresosMensuales.BC15]" office:value-type="currency" office:currency="COP" office:value="162.428505844212" calcext:value-type="currency">
            <text:p>$162.43</text:p>
          </table:table-cell>
          <table:table-cell table:style-name="ce9" table:formula="of:=[$IngresosMensuales.BD15]" office:value-type="currency" office:currency="COP" office:value="162.428505844212" calcext:value-type="currency">
            <text:p>$162.43</text:p>
          </table:table-cell>
          <table:table-cell table:style-name="ce9" table:formula="of:=[$IngresosMensuales.BE15]" office:value-type="currency" office:currency="COP" office:value="164.052790902654" calcext:value-type="currency">
            <text:p>$164.05</text:p>
          </table:table-cell>
          <table:table-cell table:style-name="ce9" table:formula="of:=[$IngresosMensuales.BF15]" office:value-type="currency" office:currency="COP" office:value="164.052790902654" calcext:value-type="currency">
            <text:p>$164.05</text:p>
          </table:table-cell>
          <table:table-cell table:style-name="ce9" table:formula="of:=[$IngresosMensuales.BG15]" office:value-type="currency" office:currency="COP" office:value="164.052790902654" calcext:value-type="currency">
            <text:p>$164.05</text:p>
          </table:table-cell>
          <table:table-cell table:style-name="ce9" table:formula="of:=[$IngresosMensuales.BH15]" office:value-type="currency" office:currency="COP" office:value="164.052790902654" calcext:value-type="currency">
            <text:p>$164.05</text:p>
          </table:table-cell>
          <table:table-cell table:style-name="ce9" table:formula="of:=[$IngresosMensuales.BI15]" office:value-type="currency" office:currency="COP" office:value="164.052790902654" calcext:value-type="currency">
            <text:p>$164.05</text:p>
          </table:table-cell>
          <table:table-cell table:style-name="ce9" table:formula="of:=[$IngresosMensuales.BJ15]" office:value-type="currency" office:currency="COP" office:value="164.052790902654" calcext:value-type="currency">
            <text:p>$164.05</text:p>
          </table:table-cell>
          <table:table-cell table:style-name="ce9" table:formula="of:=[$IngresosMensuales.BK15]" office:value-type="currency" office:currency="COP" office:value="165.693318811681" calcext:value-type="currency">
            <text:p>$165.69</text:p>
          </table:table-cell>
          <table:table-cell table:style-name="ce9" table:formula="of:=[$IngresosMensuales.BL15]" office:value-type="currency" office:currency="COP" office:value="165.693318811681" calcext:value-type="currency">
            <text:p>$165.69</text:p>
          </table:table-cell>
          <table:table-cell table:style-name="ce9" table:formula="of:=[$IngresosMensuales.BM15]" office:value-type="currency" office:currency="COP" office:value="165.693318811681" calcext:value-type="currency">
            <text:p>$165.69</text:p>
          </table:table-cell>
          <table:table-cell table:style-name="ce9" table:formula="of:=[$IngresosMensuales.BN15]" office:value-type="currency" office:currency="COP" office:value="165.693318811681" calcext:value-type="currency">
            <text:p>$165.69</text:p>
          </table:table-cell>
          <table:table-cell table:style-name="ce9" table:formula="of:=[$IngresosMensuales.BO15]" office:value-type="currency" office:currency="COP" office:value="165.693318811681" calcext:value-type="currency">
            <text:p>$165.69</text:p>
          </table:table-cell>
          <table:table-cell table:style-name="ce9" table:formula="of:=[$IngresosMensuales.BP15]" office:value-type="currency" office:currency="COP" office:value="165.693318811681" calcext:value-type="currency">
            <text:p>$165.6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bT. Diseño</text:p>
          </table:table-cell>
          <table:table-cell table:number-columns-repeated="3"/>
          <table:table-cell table:style-name="ce9" table:formula="of:=[.F14] *[.F15]" office:value-type="currency" office:currency="COP" office:value="52500000" calcext:value-type="currency">
            <text:p>$52,500,000.00</text:p>
          </table:table-cell>
          <table:table-cell table:style-name="ce9" table:formula="of:=[.G14] *[.G15]" office:value-type="currency" office:currency="COP" office:value="52500000" calcext:value-type="currency">
            <text:p>$52,500,000.00</text:p>
          </table:table-cell>
          <table:table-cell table:style-name="ce9" table:formula="of:=[.H14] *[.H15]" office:value-type="currency" office:currency="COP" office:value="52500000" calcext:value-type="currency">
            <text:p>$52,500,000.00</text:p>
          </table:table-cell>
          <table:table-cell table:formula="of:=[.I14] *[.I15]" office:value-type="currency" office:currency="COP" office:value="53025000" calcext:value-type="currency">
            <text:p>$53,025,000.00</text:p>
          </table:table-cell>
          <table:table-cell table:style-name="ce9" table:formula="of:=[.J14] *[.J15]" office:value-type="currency" office:currency="COP" office:value="53025000" calcext:value-type="currency">
            <text:p>$53,025,000.00</text:p>
          </table:table-cell>
          <table:table-cell table:style-name="ce9" table:formula="of:=[.K14] *[.K15]" office:value-type="currency" office:currency="COP" office:value="53025000" calcext:value-type="currency">
            <text:p>$53,025,000.00</text:p>
          </table:table-cell>
          <table:table-cell table:style-name="ce9" table:formula="of:=[.L14] *[.L15]" office:value-type="currency" office:currency="COP" office:value="53025000" calcext:value-type="currency">
            <text:p>$53,025,000.00</text:p>
          </table:table-cell>
          <table:table-cell table:style-name="ce9" table:formula="of:=[.M14] *[.M15]" office:value-type="currency" office:currency="COP" office:value="53025000" calcext:value-type="currency">
            <text:p>$53,025,000.00</text:p>
          </table:table-cell>
          <table:table-cell table:style-name="ce9" table:formula="of:=[.N14] *[.N15]" office:value-type="currency" office:currency="COP" office:value="53025000" calcext:value-type="currency">
            <text:p>$53,025,000.00</text:p>
          </table:table-cell>
          <table:table-cell table:style-name="ce9" table:formula="of:=[.O14] *[.O15]" office:value-type="currency" office:currency="COP" office:value="53555250" calcext:value-type="currency">
            <text:p>$53,555,250.00</text:p>
          </table:table-cell>
          <table:table-cell table:style-name="ce9" table:formula="of:=[.P14] *[.P15]" office:value-type="currency" office:currency="COP" office:value="53555250" calcext:value-type="currency">
            <text:p>$53,555,250.00</text:p>
          </table:table-cell>
          <table:table-cell table:style-name="ce9" table:formula="of:=[.Q14] *[.Q15]" office:value-type="currency" office:currency="COP" office:value="54090802.5" calcext:value-type="currency">
            <text:p>$54,090,802.50</text:p>
          </table:table-cell>
          <table:table-cell table:style-name="ce9" table:formula="of:=[.R14] *[.R15]" office:value-type="currency" office:currency="COP" office:value="54090802.5" calcext:value-type="currency">
            <text:p>$54,090,802.50</text:p>
          </table:table-cell>
          <table:table-cell table:style-name="ce9" table:formula="of:=[.S14] *[.S15]" office:value-type="currency" office:currency="COP" office:value="54090802.5" calcext:value-type="currency">
            <text:p>$54,090,802.50</text:p>
          </table:table-cell>
          <table:table-cell table:style-name="ce9" table:formula="of:=[.T14] *[.T15]" office:value-type="currency" office:currency="COP" office:value="54090802.5" calcext:value-type="currency">
            <text:p>$54,090,802.50</text:p>
          </table:table-cell>
          <table:table-cell table:style-name="ce9" table:formula="of:=[.U14] *[.U15]" office:value-type="currency" office:currency="COP" office:value="54631710.525" calcext:value-type="currency">
            <text:p>$54,631,710.53</text:p>
          </table:table-cell>
          <table:table-cell table:style-name="ce9" table:formula="of:=[.V14] *[.V15]" office:value-type="currency" office:currency="COP" office:value="54631710.525" calcext:value-type="currency">
            <text:p>$54,631,710.53</text:p>
          </table:table-cell>
          <table:table-cell table:style-name="ce9" table:formula="of:=[.W14] *[.W15]" office:value-type="currency" office:currency="COP" office:value="54631710.525" calcext:value-type="currency">
            <text:p>$54,631,710.53</text:p>
          </table:table-cell>
          <table:table-cell table:style-name="ce9" table:formula="of:=[.X14] *[.X15]" office:value-type="currency" office:currency="COP" office:value="54631710.525" calcext:value-type="currency">
            <text:p>$54,631,710.53</text:p>
          </table:table-cell>
          <table:table-cell table:style-name="ce9" table:formula="of:=[.Y14] *[.Y15]" office:value-type="currency" office:currency="COP" office:value="54631710.525" calcext:value-type="currency">
            <text:p>$54,631,710.53</text:p>
          </table:table-cell>
          <table:table-cell table:style-name="ce9" table:formula="of:=[.Z14] *[.Z15]" office:value-type="currency" office:currency="COP" office:value="54631710.525" calcext:value-type="currency">
            <text:p>$54,631,710.53</text:p>
          </table:table-cell>
          <table:table-cell table:style-name="ce9" table:formula="of:=[.AA14] *[.AA15]" office:value-type="currency" office:currency="COP" office:value="55178027.63025" calcext:value-type="currency">
            <text:p>$55,178,027.63</text:p>
          </table:table-cell>
          <table:table-cell table:style-name="ce9" table:formula="of:=[.AB14] *[.AB15]" office:value-type="currency" office:currency="COP" office:value="55178027.63025" calcext:value-type="currency">
            <text:p>$55,178,027.63</text:p>
          </table:table-cell>
          <table:table-cell table:style-name="ce9" table:formula="of:=[.AC14] *[.AC15]" office:value-type="currency" office:currency="COP" office:value="55729807.9065525" calcext:value-type="currency">
            <text:p>$55,729,807.91</text:p>
          </table:table-cell>
          <table:table-cell table:style-name="ce9" table:formula="of:=[.AD14] *[.AD15]" office:value-type="currency" office:currency="COP" office:value="55729807.9065525" calcext:value-type="currency">
            <text:p>$55,729,807.91</text:p>
          </table:table-cell>
          <table:table-cell table:style-name="ce9" table:formula="of:=[.AE14] *[.AE15]" office:value-type="currency" office:currency="COP" office:value="55729807.9065525" calcext:value-type="currency">
            <text:p>$55,729,807.91</text:p>
          </table:table-cell>
          <table:table-cell table:style-name="ce9" table:formula="of:=[.AF14] *[.AF15]" office:value-type="currency" office:currency="COP" office:value="55729807.9065525" calcext:value-type="currency">
            <text:p>$55,729,807.91</text:p>
          </table:table-cell>
          <table:table-cell table:style-name="ce9" table:formula="of:=[.AG14] *[.AG15]" office:value-type="currency" office:currency="COP" office:value="56287105.985618" calcext:value-type="currency">
            <text:p>$56,287,105.99</text:p>
          </table:table-cell>
          <table:table-cell table:style-name="ce9" table:formula="of:=[.AH14] *[.AH15]" office:value-type="currency" office:currency="COP" office:value="56287105.985618" calcext:value-type="currency">
            <text:p>$56,287,105.99</text:p>
          </table:table-cell>
          <table:table-cell table:style-name="ce9" table:formula="of:=[.AI14] *[.AI15]" office:value-type="currency" office:currency="COP" office:value="56287105.985618" calcext:value-type="currency">
            <text:p>$56,287,105.99</text:p>
          </table:table-cell>
          <table:table-cell table:style-name="ce9" table:formula="of:=[.AJ14] *[.AJ15]" office:value-type="currency" office:currency="COP" office:value="56287105.985618" calcext:value-type="currency">
            <text:p>$56,287,105.99</text:p>
          </table:table-cell>
          <table:table-cell table:style-name="ce9" table:formula="of:=[.AK14] *[.AK15]" office:value-type="currency" office:currency="COP" office:value="56287105.985618" calcext:value-type="currency">
            <text:p>$56,287,105.99</text:p>
          </table:table-cell>
          <table:table-cell table:style-name="ce9" table:formula="of:=[.AL14] *[.AL15]" office:value-type="currency" office:currency="COP" office:value="56287105.985618" calcext:value-type="currency">
            <text:p>$56,287,105.99</text:p>
          </table:table-cell>
          <table:table-cell table:style-name="ce9" table:formula="of:=[.AM14] *[.AM15]" office:value-type="currency" office:currency="COP" office:value="56849977.0454742" calcext:value-type="currency">
            <text:p>$56,849,977.05</text:p>
          </table:table-cell>
          <table:table-cell table:style-name="ce9" table:formula="of:=[.AN14] *[.AN15]" office:value-type="currency" office:currency="COP" office:value="56849977.0454742" calcext:value-type="currency">
            <text:p>$56,849,977.05</text:p>
          </table:table-cell>
          <table:table-cell table:style-name="ce9" table:formula="of:=[.AO14] *[.AO15]" office:value-type="currency" office:currency="COP" office:value="57418476.815929" calcext:value-type="currency">
            <text:p>$57,418,476.82</text:p>
          </table:table-cell>
          <table:table-cell table:style-name="ce9" table:formula="of:=[.AP14] *[.AP15]" office:value-type="currency" office:currency="COP" office:value="57418476.815929" calcext:value-type="currency">
            <text:p>$57,418,476.82</text:p>
          </table:table-cell>
          <table:table-cell table:style-name="ce9" table:formula="of:=[.AQ14] *[.AQ15]" office:value-type="currency" office:currency="COP" office:value="57418476.815929" calcext:value-type="currency">
            <text:p>$57,418,476.82</text:p>
          </table:table-cell>
          <table:table-cell table:style-name="ce9" table:formula="of:=[.AR14] *[.AR15]" office:value-type="currency" office:currency="COP" office:value="57418476.815929" calcext:value-type="currency">
            <text:p>$57,418,476.82</text:p>
          </table:table-cell>
          <table:table-cell table:style-name="ce9" table:formula="of:=[.AS14] *[.AS15]" office:value-type="currency" office:currency="COP" office:value="57992661.5840882" calcext:value-type="currency">
            <text:p>$57,992,661.58</text:p>
          </table:table-cell>
          <table:table-cell table:style-name="ce9" table:formula="of:=[.AT14] *[.AT15]" office:value-type="currency" office:currency="COP" office:value="57992661.5840882" calcext:value-type="currency">
            <text:p>$57,992,661.58</text:p>
          </table:table-cell>
          <table:table-cell table:style-name="ce9" table:formula="of:=[.AU14] *[.AU15]" office:value-type="currency" office:currency="COP" office:value="57992661.5840882" calcext:value-type="currency">
            <text:p>$57,992,661.58</text:p>
          </table:table-cell>
          <table:table-cell table:style-name="ce9" table:formula="of:=[.AV14] *[.AV15]" office:value-type="currency" office:currency="COP" office:value="57992661.5840882" calcext:value-type="currency">
            <text:p>$57,992,661.58</text:p>
          </table:table-cell>
          <table:table-cell table:style-name="ce9" table:formula="of:=[.AW14] *[.AW15]" office:value-type="currency" office:currency="COP" office:value="57992661.5840882" calcext:value-type="currency">
            <text:p>$57,992,661.58</text:p>
          </table:table-cell>
          <table:table-cell table:style-name="ce9" table:formula="of:=[.AX14] *[.AX15]" office:value-type="currency" office:currency="COP" office:value="57992661.5840882" calcext:value-type="currency">
            <text:p>$57,992,661.58</text:p>
          </table:table-cell>
          <table:table-cell table:style-name="ce9" table:formula="of:=[.AY14] *[.AY15]" office:value-type="currency" office:currency="COP" office:value="58572588.1999291" calcext:value-type="currency">
            <text:p>$58,572,588.20</text:p>
          </table:table-cell>
          <table:table-cell table:style-name="ce9" table:formula="of:=[.AZ14] *[.AZ15]" office:value-type="currency" office:currency="COP" office:value="58572588.1999291" calcext:value-type="currency">
            <text:p>$58,572,588.20</text:p>
          </table:table-cell>
          <table:table-cell table:style-name="ce9" table:formula="of:=[.BA14] *[.BA15]" office:value-type="currency" office:currency="COP" office:value="59158314.0819284" calcext:value-type="currency">
            <text:p>$59,158,314.08</text:p>
          </table:table-cell>
          <table:table-cell table:style-name="ce9" table:formula="of:=[.BB14] *[.BB15]" office:value-type="currency" office:currency="COP" office:value="59158314.0819284" calcext:value-type="currency">
            <text:p>$59,158,314.08</text:p>
          </table:table-cell>
          <table:table-cell table:style-name="ce9" table:formula="of:=[.BC14] *[.BC15]" office:value-type="currency" office:currency="COP" office:value="59158314.0819284" calcext:value-type="currency">
            <text:p>$59,158,314.08</text:p>
          </table:table-cell>
          <table:table-cell table:style-name="ce9" table:formula="of:=[.BD14] *[.BD15]" office:value-type="currency" office:currency="COP" office:value="59158314.0819284" calcext:value-type="currency">
            <text:p>$59,158,314.08</text:p>
          </table:table-cell>
          <table:table-cell table:style-name="ce9" table:formula="of:=[.BE14] *[.BE15]" office:value-type="currency" office:currency="COP" office:value="59749897.2227477" calcext:value-type="currency">
            <text:p>$59,749,897.22</text:p>
          </table:table-cell>
          <table:table-cell table:style-name="ce9" table:formula="of:=[.BF14] *[.BF15]" office:value-type="currency" office:currency="COP" office:value="59749897.2227477" calcext:value-type="currency">
            <text:p>$59,749,897.22</text:p>
          </table:table-cell>
          <table:table-cell table:style-name="ce9" table:formula="of:=[.BG14] *[.BG15]" office:value-type="currency" office:currency="COP" office:value="59749897.2227477" calcext:value-type="currency">
            <text:p>$59,749,897.22</text:p>
          </table:table-cell>
          <table:table-cell table:style-name="ce9" table:formula="of:=[.BH14] *[.BH15]" office:value-type="currency" office:currency="COP" office:value="59749897.2227477" calcext:value-type="currency">
            <text:p>$59,749,897.22</text:p>
          </table:table-cell>
          <table:table-cell table:style-name="ce9" table:formula="of:=[.BI14] *[.BI15]" office:value-type="currency" office:currency="COP" office:value="59749897.2227477" calcext:value-type="currency">
            <text:p>$59,749,897.22</text:p>
          </table:table-cell>
          <table:table-cell table:style-name="ce9" table:formula="of:=[.BJ14] *[.BJ15]" office:value-type="currency" office:currency="COP" office:value="59749897.2227477" calcext:value-type="currency">
            <text:p>$59,749,897.22</text:p>
          </table:table-cell>
          <table:table-cell table:style-name="ce9" table:formula="of:=[.BK14] *[.BK15]" office:value-type="currency" office:currency="COP" office:value="60347396.1949752" calcext:value-type="currency">
            <text:p>$60,347,396.19</text:p>
          </table:table-cell>
          <table:table-cell table:style-name="ce9" table:formula="of:=[.BL14] *[.BL15]" office:value-type="currency" office:currency="COP" office:value="60347396.1949752" calcext:value-type="currency">
            <text:p>$60,347,396.19</text:p>
          </table:table-cell>
          <table:table-cell table:style-name="ce9" table:formula="of:=[.BM14] *[.BM15]" office:value-type="currency" office:currency="COP" office:value="60950870.1569249" calcext:value-type="currency">
            <text:p>$60,950,870.16</text:p>
          </table:table-cell>
          <table:table-cell table:style-name="ce9" table:formula="of:=[.BN14] *[.BN15]" office:value-type="currency" office:currency="COP" office:value="60950870.1569249" calcext:value-type="currency">
            <text:p>$60,950,870.16</text:p>
          </table:table-cell>
          <table:table-cell table:style-name="ce9" table:formula="of:=[.BO14] *[.BO15]" office:value-type="currency" office:currency="COP" office:value="60950870.1569249" calcext:value-type="currency">
            <text:p>$60,950,870.16</text:p>
          </table:table-cell>
          <table:table-cell table:style-name="ce9" table:formula="of:=[.BP14] *[.BP15]" office:value-type="currency" office:currency="COP" office:value="60950870.1569249" calcext:value-type="currency">
            <text:p>$60,950,870.16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9" table:number-columns-repeated="3"/>
          <table:table-cell/>
          <table:table-cell table:style-name="ce9" table:number-columns-repeated="59"/>
          <table:table-cell table:number-columns-repeated="13"/>
        </table:table-row>
        <table:table-row table:style-name="ro1">
          <table:table-cell/>
          <table:table-cell office:value-type="string" calcext:value-type="string">
            <text:p>P.Desarrollo</text:p>
          </table:table-cell>
          <table:table-cell table:number-columns-repeated="3"/>
          <table:table-cell table:style-name="ce9" table:formula="of:=[$DatosBases.D28]" office:value-type="currency" office:currency="COP" office:value="490000" calcext:value-type="currency">
            <text:p>$490,000.00</text:p>
          </table:table-cell>
          <table:table-cell table:style-name="ce9" table:formula="of:=[.F18]*1*(1 + [.G7])" office:value-type="currency" office:currency="COP" office:value="490000" calcext:value-type="currency">
            <text:p>$490,000.00</text:p>
          </table:table-cell>
          <table:table-cell table:style-name="ce9" table:formula="of:=[.G18]*1*(1 + [.H7])" office:value-type="currency" office:currency="COP" office:value="490000" calcext:value-type="currency">
            <text:p>$490,000.00</text:p>
          </table:table-cell>
          <table:table-cell table:formula="of:=[.H18]*1*(1 + [.I7])" office:value-type="currency" office:currency="COP" office:value="490000" calcext:value-type="currency">
            <text:p>$490,000.00</text:p>
          </table:table-cell>
          <table:table-cell table:style-name="ce9" table:formula="of:=[.I18]*1*(1 + [.J7])" office:value-type="currency" office:currency="COP" office:value="490000" calcext:value-type="currency">
            <text:p>$490,000.00</text:p>
          </table:table-cell>
          <table:table-cell table:style-name="ce9" table:formula="of:=[.J18]*1*(1 + [.K7])" office:value-type="currency" office:currency="COP" office:value="490000" calcext:value-type="currency">
            <text:p>$490,000.00</text:p>
          </table:table-cell>
          <table:table-cell table:style-name="ce9" table:formula="of:=[.K18]*1*(1 + [.L7])" office:value-type="currency" office:currency="COP" office:value="490000" calcext:value-type="currency">
            <text:p>$490,000.00</text:p>
          </table:table-cell>
          <table:table-cell table:style-name="ce9" table:formula="of:=[.L18]*1*(1 + [.M7])" office:value-type="currency" office:currency="COP" office:value="490000" calcext:value-type="currency">
            <text:p>$490,000.00</text:p>
          </table:table-cell>
          <table:table-cell table:style-name="ce9" table:formula="of:=[.M18]*1*(1 + [.N7])" office:value-type="currency" office:currency="COP" office:value="490000" calcext:value-type="currency">
            <text:p>$490,000.00</text:p>
          </table:table-cell>
          <table:table-cell table:style-name="ce9" table:formula="of:=[.N18]*1*(1 + [.O7])" office:value-type="currency" office:currency="COP" office:value="490000" calcext:value-type="currency">
            <text:p>$490,000.00</text:p>
          </table:table-cell>
          <table:table-cell table:style-name="ce9" table:formula="of:=[.O18]*1*(1 + [.P7])" office:value-type="currency" office:currency="COP" office:value="490000" calcext:value-type="currency">
            <text:p>$490,000.00</text:p>
          </table:table-cell>
          <table:table-cell table:style-name="ce9" table:formula="of:=[.P18]*1*(1 + [.Q7])" office:value-type="currency" office:currency="COP" office:value="494900" calcext:value-type="currency">
            <text:p>$494,900.00</text:p>
          </table:table-cell>
          <table:table-cell table:style-name="ce9" table:formula="of:=[.Q18]*1*(1 + [.R7])" office:value-type="currency" office:currency="COP" office:value="494900" calcext:value-type="currency">
            <text:p>$494,900.00</text:p>
          </table:table-cell>
          <table:table-cell table:style-name="ce9" table:formula="of:=[.R18]*1*(1 + [.S7])" office:value-type="currency" office:currency="COP" office:value="494900" calcext:value-type="currency">
            <text:p>$494,900.00</text:p>
          </table:table-cell>
          <table:table-cell table:style-name="ce9" table:formula="of:=[.S18]*1*(1 + [.T7])" office:value-type="currency" office:currency="COP" office:value="494900" calcext:value-type="currency">
            <text:p>$494,900.00</text:p>
          </table:table-cell>
          <table:table-cell table:style-name="ce9" table:formula="of:=[.T18]*1*(1 + [.U7])" office:value-type="currency" office:currency="COP" office:value="494900" calcext:value-type="currency">
            <text:p>$494,900.00</text:p>
          </table:table-cell>
          <table:table-cell table:style-name="ce9" table:formula="of:=[.U18]*1*(1 + [.V7])" office:value-type="currency" office:currency="COP" office:value="494900" calcext:value-type="currency">
            <text:p>$494,900.00</text:p>
          </table:table-cell>
          <table:table-cell table:style-name="ce9" table:formula="of:=[.V18]*1*(1 + [.W7])" office:value-type="currency" office:currency="COP" office:value="494900" calcext:value-type="currency">
            <text:p>$494,900.00</text:p>
          </table:table-cell>
          <table:table-cell table:style-name="ce9" table:formula="of:=[.W18]*1*(1 + [.X7])" office:value-type="currency" office:currency="COP" office:value="494900" calcext:value-type="currency">
            <text:p>$494,900.00</text:p>
          </table:table-cell>
          <table:table-cell table:style-name="ce9" table:formula="of:=[.X18]*1*(1 + [.Y7])" office:value-type="currency" office:currency="COP" office:value="494900" calcext:value-type="currency">
            <text:p>$494,900.00</text:p>
          </table:table-cell>
          <table:table-cell table:style-name="ce9" table:formula="of:=[.Y18]*1*(1 + [.Z7])" office:value-type="currency" office:currency="COP" office:value="494900" calcext:value-type="currency">
            <text:p>$494,900.00</text:p>
          </table:table-cell>
          <table:table-cell table:style-name="ce9" table:formula="of:=[.Z18]*1*(1 + [.AA7])" office:value-type="currency" office:currency="COP" office:value="494900" calcext:value-type="currency">
            <text:p>$494,900.00</text:p>
          </table:table-cell>
          <table:table-cell table:style-name="ce9" table:formula="of:=[.AA18]*1*(1 + [.AB7])" office:value-type="currency" office:currency="COP" office:value="494900" calcext:value-type="currency">
            <text:p>$494,900.00</text:p>
          </table:table-cell>
          <table:table-cell table:style-name="ce9" table:formula="of:=[.AB18]*1*(1 + [.AC7])" office:value-type="currency" office:currency="COP" office:value="499849" calcext:value-type="currency">
            <text:p>$499,849.00</text:p>
          </table:table-cell>
          <table:table-cell table:style-name="ce9" table:formula="of:=[.AC18]*1*(1 + [.AD7])" office:value-type="currency" office:currency="COP" office:value="499849" calcext:value-type="currency">
            <text:p>$499,849.00</text:p>
          </table:table-cell>
          <table:table-cell table:style-name="ce9" table:formula="of:=[.AD18]*1*(1 + [.AE7])" office:value-type="currency" office:currency="COP" office:value="499849" calcext:value-type="currency">
            <text:p>$499,849.00</text:p>
          </table:table-cell>
          <table:table-cell table:style-name="ce9" table:formula="of:=[.AE18]*1*(1 + [.AF7])" office:value-type="currency" office:currency="COP" office:value="499849" calcext:value-type="currency">
            <text:p>$499,849.00</text:p>
          </table:table-cell>
          <table:table-cell table:style-name="ce9" table:formula="of:=[.AF18]*1*(1 + [.AG7])" office:value-type="currency" office:currency="COP" office:value="499849" calcext:value-type="currency">
            <text:p>$499,849.00</text:p>
          </table:table-cell>
          <table:table-cell table:style-name="ce9" table:formula="of:=[.AG18]*1*(1 + [.AH7])" office:value-type="currency" office:currency="COP" office:value="499849" calcext:value-type="currency">
            <text:p>$499,849.00</text:p>
          </table:table-cell>
          <table:table-cell table:style-name="ce9" table:formula="of:=[.AH18]*1*(1 + [.AI7])" office:value-type="currency" office:currency="COP" office:value="499849" calcext:value-type="currency">
            <text:p>$499,849.00</text:p>
          </table:table-cell>
          <table:table-cell table:style-name="ce9" table:formula="of:=[.AI18]*1*(1 + [.AJ7])" office:value-type="currency" office:currency="COP" office:value="499849" calcext:value-type="currency">
            <text:p>$499,849.00</text:p>
          </table:table-cell>
          <table:table-cell table:style-name="ce9" table:formula="of:=[.AJ18]*1*(1 + [.AK7])" office:value-type="currency" office:currency="COP" office:value="499849" calcext:value-type="currency">
            <text:p>$499,849.00</text:p>
          </table:table-cell>
          <table:table-cell table:style-name="ce9" table:formula="of:=[.AK18]*1*(1 + [.AL7])" office:value-type="currency" office:currency="COP" office:value="499849" calcext:value-type="currency">
            <text:p>$499,849.00</text:p>
          </table:table-cell>
          <table:table-cell table:style-name="ce9" table:formula="of:=[.AL18]*1*(1 + [.AM7])" office:value-type="currency" office:currency="COP" office:value="499849" calcext:value-type="currency">
            <text:p>$499,849.00</text:p>
          </table:table-cell>
          <table:table-cell table:style-name="ce9" table:formula="of:=[.AM18]*1*(1 + [.AN7])" office:value-type="currency" office:currency="COP" office:value="499849" calcext:value-type="currency">
            <text:p>$499,849.00</text:p>
          </table:table-cell>
          <table:table-cell table:style-name="ce9" table:formula="of:=[.AN18]*1*(1 + [.AO7])" office:value-type="currency" office:currency="COP" office:value="504847.49" calcext:value-type="currency">
            <text:p>$504,847.49</text:p>
          </table:table-cell>
          <table:table-cell table:style-name="ce9" table:formula="of:=[.AO18]*1*(1 + [.AP7])" office:value-type="currency" office:currency="COP" office:value="504847.49" calcext:value-type="currency">
            <text:p>$504,847.49</text:p>
          </table:table-cell>
          <table:table-cell table:style-name="ce9" table:formula="of:=[.AP18]*1*(1 + [.AQ7])" office:value-type="currency" office:currency="COP" office:value="504847.49" calcext:value-type="currency">
            <text:p>$504,847.49</text:p>
          </table:table-cell>
          <table:table-cell table:style-name="ce9" table:formula="of:=[.AQ18]*1*(1 + [.AR7])" office:value-type="currency" office:currency="COP" office:value="504847.49" calcext:value-type="currency">
            <text:p>$504,847.49</text:p>
          </table:table-cell>
          <table:table-cell table:style-name="ce9" table:formula="of:=[.AR18]*1*(1 + [.AS7])" office:value-type="currency" office:currency="COP" office:value="504847.49" calcext:value-type="currency">
            <text:p>$504,847.49</text:p>
          </table:table-cell>
          <table:table-cell table:style-name="ce9" table:formula="of:=[.AS18]*1*(1 + [.AT7])" office:value-type="currency" office:currency="COP" office:value="504847.49" calcext:value-type="currency">
            <text:p>$504,847.49</text:p>
          </table:table-cell>
          <table:table-cell table:style-name="ce9" table:formula="of:=[.AT18]*1*(1 + [.AU7])" office:value-type="currency" office:currency="COP" office:value="504847.49" calcext:value-type="currency">
            <text:p>$504,847.49</text:p>
          </table:table-cell>
          <table:table-cell table:style-name="ce9" table:formula="of:=[.AU18]*1*(1 + [.AV7])" office:value-type="currency" office:currency="COP" office:value="504847.49" calcext:value-type="currency">
            <text:p>$504,847.49</text:p>
          </table:table-cell>
          <table:table-cell table:style-name="ce9" table:formula="of:=[.AV18]*1*(1 + [.AW7])" office:value-type="currency" office:currency="COP" office:value="504847.49" calcext:value-type="currency">
            <text:p>$504,847.49</text:p>
          </table:table-cell>
          <table:table-cell table:style-name="ce9" table:formula="of:=[.AW18]*1*(1 + [.AX7])" office:value-type="currency" office:currency="COP" office:value="504847.49" calcext:value-type="currency">
            <text:p>$504,847.49</text:p>
          </table:table-cell>
          <table:table-cell table:style-name="ce9" table:formula="of:=[.AX18]*1*(1 + [.AY7])" office:value-type="currency" office:currency="COP" office:value="504847.49" calcext:value-type="currency">
            <text:p>$504,847.49</text:p>
          </table:table-cell>
          <table:table-cell table:style-name="ce9" table:formula="of:=[.AY18]*1*(1 + [.AZ7])" office:value-type="currency" office:currency="COP" office:value="504847.49" calcext:value-type="currency">
            <text:p>$504,847.49</text:p>
          </table:table-cell>
          <table:table-cell table:style-name="ce9" table:formula="of:=[.AZ18]*1*(1 + [.BA7])" office:value-type="currency" office:currency="COP" office:value="509895.9649" calcext:value-type="currency">
            <text:p>$509,895.96</text:p>
          </table:table-cell>
          <table:table-cell table:style-name="ce9" table:formula="of:=[.BA18]*1*(1 + [.BB7])" office:value-type="currency" office:currency="COP" office:value="509895.9649" calcext:value-type="currency">
            <text:p>$509,895.96</text:p>
          </table:table-cell>
          <table:table-cell table:style-name="ce9" table:formula="of:=[.BB18]*1*(1 + [.BC7])" office:value-type="currency" office:currency="COP" office:value="509895.9649" calcext:value-type="currency">
            <text:p>$509,895.96</text:p>
          </table:table-cell>
          <table:table-cell table:style-name="ce9" table:formula="of:=[.BC18]*1*(1 + [.BD7])" office:value-type="currency" office:currency="COP" office:value="509895.9649" calcext:value-type="currency">
            <text:p>$509,895.96</text:p>
          </table:table-cell>
          <table:table-cell table:style-name="ce9" table:formula="of:=[.BD18]*1*(1 + [.BE7])" office:value-type="currency" office:currency="COP" office:value="509895.9649" calcext:value-type="currency">
            <text:p>$509,895.96</text:p>
          </table:table-cell>
          <table:table-cell table:style-name="ce9" table:formula="of:=[.BE18]*1*(1 + [.BF7])" office:value-type="currency" office:currency="COP" office:value="509895.9649" calcext:value-type="currency">
            <text:p>$509,895.96</text:p>
          </table:table-cell>
          <table:table-cell table:style-name="ce9" table:formula="of:=[.BF18]*1*(1 + [.BG7])" office:value-type="currency" office:currency="COP" office:value="509895.9649" calcext:value-type="currency">
            <text:p>$509,895.96</text:p>
          </table:table-cell>
          <table:table-cell table:style-name="ce9" table:formula="of:=[.BG18]*1*(1 + [.BH7])" office:value-type="currency" office:currency="COP" office:value="509895.9649" calcext:value-type="currency">
            <text:p>$509,895.96</text:p>
          </table:table-cell>
          <table:table-cell table:style-name="ce9" table:formula="of:=[.BH18]*1*(1 + [.BI7])" office:value-type="currency" office:currency="COP" office:value="509895.9649" calcext:value-type="currency">
            <text:p>$509,895.96</text:p>
          </table:table-cell>
          <table:table-cell table:style-name="ce9" table:formula="of:=[.BI18]*1*(1 + [.BJ7])" office:value-type="currency" office:currency="COP" office:value="509895.9649" calcext:value-type="currency">
            <text:p>$509,895.96</text:p>
          </table:table-cell>
          <table:table-cell table:style-name="ce9" table:formula="of:=[.BJ18]*1*(1 + [.BK7])" office:value-type="currency" office:currency="COP" office:value="509895.9649" calcext:value-type="currency">
            <text:p>$509,895.96</text:p>
          </table:table-cell>
          <table:table-cell table:style-name="ce9" table:formula="of:=[.BK18]*1*(1 + [.BL7])" office:value-type="currency" office:currency="COP" office:value="509895.9649" calcext:value-type="currency">
            <text:p>$509,895.96</text:p>
          </table:table-cell>
          <table:table-cell table:style-name="ce9" table:formula="of:=[.BL18]*1*(1 + [.BM7])" office:value-type="currency" office:currency="COP" office:value="514994.924549" calcext:value-type="currency">
            <text:p>$514,994.92</text:p>
          </table:table-cell>
          <table:table-cell table:style-name="ce9" table:formula="of:=[.BM18]*1*(1 + [.BN7])" office:value-type="currency" office:currency="COP" office:value="514994.924549" calcext:value-type="currency">
            <text:p>$514,994.92</text:p>
          </table:table-cell>
          <table:table-cell table:style-name="ce9" table:formula="of:=[.BN18]*1*(1 + [.BO7])" office:value-type="currency" office:currency="COP" office:value="514994.924549" calcext:value-type="currency">
            <text:p>$514,994.92</text:p>
          </table:table-cell>
          <table:table-cell table:style-name="ce9" table:formula="of:=[.BO18]*1*(1 + [.BP7])" office:value-type="currency" office:currency="COP" office:value="514994.924549" calcext:value-type="currency">
            <text:p>$514,994.9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Q.Desarrollo</text:p>
          </table:table-cell>
          <table:table-cell table:number-columns-repeated="3"/>
          <table:table-cell table:style-name="ce9" table:formula="of:=[$IngresosMensuales.F19]" office:value-type="currency" office:currency="COP" office:value="200" calcext:value-type="currency">
            <text:p>$200.00</text:p>
          </table:table-cell>
          <table:table-cell table:style-name="ce9" table:formula="of:=[$IngresosMensuales.G19]" office:value-type="currency" office:currency="COP" office:value="200" calcext:value-type="currency">
            <text:p>$200.00</text:p>
          </table:table-cell>
          <table:table-cell table:style-name="ce9" table:formula="of:=[$IngresosMensuales.H19]" office:value-type="currency" office:currency="COP" office:value="200" calcext:value-type="currency">
            <text:p>$200.00</text:p>
          </table:table-cell>
          <table:table-cell table:formula="of:=[$IngresosMensuales.I19]" office:value-type="currency" office:currency="COP" office:value="202" calcext:value-type="currency">
            <text:p>$202.00</text:p>
          </table:table-cell>
          <table:table-cell table:style-name="ce9" table:formula="of:=[$IngresosMensuales.J19]" office:value-type="currency" office:currency="COP" office:value="202" calcext:value-type="currency">
            <text:p>$202.00</text:p>
          </table:table-cell>
          <table:table-cell table:style-name="ce9" table:formula="of:=[$IngresosMensuales.K19]" office:value-type="currency" office:currency="COP" office:value="202" calcext:value-type="currency">
            <text:p>$202.00</text:p>
          </table:table-cell>
          <table:table-cell table:style-name="ce9" table:formula="of:=[$IngresosMensuales.L19]" office:value-type="currency" office:currency="COP" office:value="202" calcext:value-type="currency">
            <text:p>$202.00</text:p>
          </table:table-cell>
          <table:table-cell table:style-name="ce9" table:formula="of:=[$IngresosMensuales.M19]" office:value-type="currency" office:currency="COP" office:value="202" calcext:value-type="currency">
            <text:p>$202.00</text:p>
          </table:table-cell>
          <table:table-cell table:style-name="ce9" table:formula="of:=[$IngresosMensuales.N19]" office:value-type="currency" office:currency="COP" office:value="202" calcext:value-type="currency">
            <text:p>$202.00</text:p>
          </table:table-cell>
          <table:table-cell table:style-name="ce9" table:formula="of:=[$IngresosMensuales.O19]" office:value-type="currency" office:currency="COP" office:value="204.02" calcext:value-type="currency">
            <text:p>$204.02</text:p>
          </table:table-cell>
          <table:table-cell table:style-name="ce9" table:formula="of:=[$IngresosMensuales.P19]" office:value-type="currency" office:currency="COP" office:value="204.02" calcext:value-type="currency">
            <text:p>$204.02</text:p>
          </table:table-cell>
          <table:table-cell table:style-name="ce9" table:formula="of:=[$IngresosMensuales.Q19]" office:value-type="currency" office:currency="COP" office:value="204.02" calcext:value-type="currency">
            <text:p>$204.02</text:p>
          </table:table-cell>
          <table:table-cell table:style-name="ce9" table:formula="of:=[$IngresosMensuales.R19]" office:value-type="currency" office:currency="COP" office:value="204.02" calcext:value-type="currency">
            <text:p>$204.02</text:p>
          </table:table-cell>
          <table:table-cell table:style-name="ce9" table:formula="of:=[$IngresosMensuales.S19]" office:value-type="currency" office:currency="COP" office:value="204.02" calcext:value-type="currency">
            <text:p>$204.02</text:p>
          </table:table-cell>
          <table:table-cell table:style-name="ce9" table:formula="of:=[$IngresosMensuales.T19]" office:value-type="currency" office:currency="COP" office:value="204.02" calcext:value-type="currency">
            <text:p>$204.02</text:p>
          </table:table-cell>
          <table:table-cell table:style-name="ce9" table:formula="of:=[$IngresosMensuales.U19]" office:value-type="currency" office:currency="COP" office:value="206.0602" calcext:value-type="currency">
            <text:p>$206.06</text:p>
          </table:table-cell>
          <table:table-cell table:style-name="ce9" table:formula="of:=[$IngresosMensuales.V19]" office:value-type="currency" office:currency="COP" office:value="206.0602" calcext:value-type="currency">
            <text:p>$206.06</text:p>
          </table:table-cell>
          <table:table-cell table:style-name="ce9" table:formula="of:=[$IngresosMensuales.W19]" office:value-type="currency" office:currency="COP" office:value="206.0602" calcext:value-type="currency">
            <text:p>$206.06</text:p>
          </table:table-cell>
          <table:table-cell table:style-name="ce9" table:formula="of:=[$IngresosMensuales.X19]" office:value-type="currency" office:currency="COP" office:value="206.0602" calcext:value-type="currency">
            <text:p>$206.06</text:p>
          </table:table-cell>
          <table:table-cell table:style-name="ce9" table:formula="of:=[$IngresosMensuales.Y19]" office:value-type="currency" office:currency="COP" office:value="206.0602" calcext:value-type="currency">
            <text:p>$206.06</text:p>
          </table:table-cell>
          <table:table-cell table:style-name="ce9" table:formula="of:=[$IngresosMensuales.Z19]" office:value-type="currency" office:currency="COP" office:value="206.0602" calcext:value-type="currency">
            <text:p>$206.06</text:p>
          </table:table-cell>
          <table:table-cell table:style-name="ce9" table:formula="of:=[$IngresosMensuales.AA19]" office:value-type="currency" office:currency="COP" office:value="208.120802" calcext:value-type="currency">
            <text:p>$208.12</text:p>
          </table:table-cell>
          <table:table-cell table:style-name="ce9" table:formula="of:=[$IngresosMensuales.AB19]" office:value-type="currency" office:currency="COP" office:value="208.120802" calcext:value-type="currency">
            <text:p>$208.12</text:p>
          </table:table-cell>
          <table:table-cell table:style-name="ce9" table:formula="of:=[$IngresosMensuales.AC19]" office:value-type="currency" office:currency="COP" office:value="208.120802" calcext:value-type="currency">
            <text:p>$208.12</text:p>
          </table:table-cell>
          <table:table-cell table:style-name="ce9" table:formula="of:=[$IngresosMensuales.AD19]" office:value-type="currency" office:currency="COP" office:value="208.120802" calcext:value-type="currency">
            <text:p>$208.12</text:p>
          </table:table-cell>
          <table:table-cell table:style-name="ce9" table:formula="of:=[$IngresosMensuales.AE19]" office:value-type="currency" office:currency="COP" office:value="208.120802" calcext:value-type="currency">
            <text:p>$208.12</text:p>
          </table:table-cell>
          <table:table-cell table:style-name="ce9" table:formula="of:=[$IngresosMensuales.AF19]" office:value-type="currency" office:currency="COP" office:value="208.120802" calcext:value-type="currency">
            <text:p>$208.12</text:p>
          </table:table-cell>
          <table:table-cell table:style-name="ce9" table:formula="of:=[$IngresosMensuales.AG19]" office:value-type="currency" office:currency="COP" office:value="210.20201002" calcext:value-type="currency">
            <text:p>$210.20</text:p>
          </table:table-cell>
          <table:table-cell table:style-name="ce9" table:formula="of:=[$IngresosMensuales.AH19]" office:value-type="currency" office:currency="COP" office:value="210.20201002" calcext:value-type="currency">
            <text:p>$210.20</text:p>
          </table:table-cell>
          <table:table-cell table:style-name="ce9" table:formula="of:=[$IngresosMensuales.AI19]" office:value-type="currency" office:currency="COP" office:value="210.20201002" calcext:value-type="currency">
            <text:p>$210.20</text:p>
          </table:table-cell>
          <table:table-cell table:style-name="ce9" table:formula="of:=[$IngresosMensuales.AJ19]" office:value-type="currency" office:currency="COP" office:value="210.20201002" calcext:value-type="currency">
            <text:p>$210.20</text:p>
          </table:table-cell>
          <table:table-cell table:style-name="ce9" table:formula="of:=[$IngresosMensuales.AK19]" office:value-type="currency" office:currency="COP" office:value="210.20201002" calcext:value-type="currency">
            <text:p>$210.20</text:p>
          </table:table-cell>
          <table:table-cell table:style-name="ce9" table:formula="of:=[$IngresosMensuales.AL19]" office:value-type="currency" office:currency="COP" office:value="210.20201002" calcext:value-type="currency">
            <text:p>$210.20</text:p>
          </table:table-cell>
          <table:table-cell table:style-name="ce9" table:formula="of:=[$IngresosMensuales.AM19]" office:value-type="currency" office:currency="COP" office:value="212.3040301202" calcext:value-type="currency">
            <text:p>$212.30</text:p>
          </table:table-cell>
          <table:table-cell table:style-name="ce9" table:formula="of:=[$IngresosMensuales.AN19]" office:value-type="currency" office:currency="COP" office:value="212.3040301202" calcext:value-type="currency">
            <text:p>$212.30</text:p>
          </table:table-cell>
          <table:table-cell table:style-name="ce9" table:formula="of:=[$IngresosMensuales.AO19]" office:value-type="currency" office:currency="COP" office:value="212.3040301202" calcext:value-type="currency">
            <text:p>$212.30</text:p>
          </table:table-cell>
          <table:table-cell table:style-name="ce9" table:formula="of:=[$IngresosMensuales.AP19]" office:value-type="currency" office:currency="COP" office:value="212.3040301202" calcext:value-type="currency">
            <text:p>$212.30</text:p>
          </table:table-cell>
          <table:table-cell table:style-name="ce9" table:formula="of:=[$IngresosMensuales.AQ19]" office:value-type="currency" office:currency="COP" office:value="212.3040301202" calcext:value-type="currency">
            <text:p>$212.30</text:p>
          </table:table-cell>
          <table:table-cell table:style-name="ce9" table:formula="of:=[$IngresosMensuales.AR19]" office:value-type="currency" office:currency="COP" office:value="212.3040301202" calcext:value-type="currency">
            <text:p>$212.30</text:p>
          </table:table-cell>
          <table:table-cell table:style-name="ce9" table:formula="of:=[$IngresosMensuales.AS19]" office:value-type="currency" office:currency="COP" office:value="214.427070421402" calcext:value-type="currency">
            <text:p>$214.43</text:p>
          </table:table-cell>
          <table:table-cell table:style-name="ce9" table:formula="of:=[$IngresosMensuales.AT19]" office:value-type="currency" office:currency="COP" office:value="214.427070421402" calcext:value-type="currency">
            <text:p>$214.43</text:p>
          </table:table-cell>
          <table:table-cell table:style-name="ce9" table:formula="of:=[$IngresosMensuales.AU19]" office:value-type="currency" office:currency="COP" office:value="214.427070421402" calcext:value-type="currency">
            <text:p>$214.43</text:p>
          </table:table-cell>
          <table:table-cell table:style-name="ce9" table:formula="of:=[$IngresosMensuales.AV19]" office:value-type="currency" office:currency="COP" office:value="214.427070421402" calcext:value-type="currency">
            <text:p>$214.43</text:p>
          </table:table-cell>
          <table:table-cell table:style-name="ce9" table:formula="of:=[$IngresosMensuales.AW19]" office:value-type="currency" office:currency="COP" office:value="214.427070421402" calcext:value-type="currency">
            <text:p>$214.43</text:p>
          </table:table-cell>
          <table:table-cell table:style-name="ce9" table:formula="of:=[$IngresosMensuales.AX19]" office:value-type="currency" office:currency="COP" office:value="214.427070421402" calcext:value-type="currency">
            <text:p>$214.43</text:p>
          </table:table-cell>
          <table:table-cell table:style-name="ce9" table:formula="of:=[$IngresosMensuales.AY19]" office:value-type="currency" office:currency="COP" office:value="216.571341125616" calcext:value-type="currency">
            <text:p>$216.57</text:p>
          </table:table-cell>
          <table:table-cell table:style-name="ce9" table:formula="of:=[$IngresosMensuales.AZ19]" office:value-type="currency" office:currency="COP" office:value="216.571341125616" calcext:value-type="currency">
            <text:p>$216.57</text:p>
          </table:table-cell>
          <table:table-cell table:style-name="ce9" table:formula="of:=[$IngresosMensuales.BA19]" office:value-type="currency" office:currency="COP" office:value="216.571341125616" calcext:value-type="currency">
            <text:p>$216.57</text:p>
          </table:table-cell>
          <table:table-cell table:style-name="ce9" table:formula="of:=[$IngresosMensuales.BB19]" office:value-type="currency" office:currency="COP" office:value="216.571341125616" calcext:value-type="currency">
            <text:p>$216.57</text:p>
          </table:table-cell>
          <table:table-cell table:style-name="ce9" table:formula="of:=[$IngresosMensuales.BC19]" office:value-type="currency" office:currency="COP" office:value="216.571341125616" calcext:value-type="currency">
            <text:p>$216.57</text:p>
          </table:table-cell>
          <table:table-cell table:style-name="ce9" table:formula="of:=[$IngresosMensuales.BD19]" office:value-type="currency" office:currency="COP" office:value="216.571341125616" calcext:value-type="currency">
            <text:p>$216.57</text:p>
          </table:table-cell>
          <table:table-cell table:style-name="ce9" table:formula="of:=[$IngresosMensuales.BE19]" office:value-type="currency" office:currency="COP" office:value="218.737054536872" calcext:value-type="currency">
            <text:p>$218.74</text:p>
          </table:table-cell>
          <table:table-cell table:style-name="ce9" table:formula="of:=[$IngresosMensuales.BF19]" office:value-type="currency" office:currency="COP" office:value="218.737054536872" calcext:value-type="currency">
            <text:p>$218.74</text:p>
          </table:table-cell>
          <table:table-cell table:style-name="ce9" table:formula="of:=[$IngresosMensuales.BG19]" office:value-type="currency" office:currency="COP" office:value="218.737054536872" calcext:value-type="currency">
            <text:p>$218.74</text:p>
          </table:table-cell>
          <table:table-cell table:style-name="ce9" table:formula="of:=[$IngresosMensuales.BH19]" office:value-type="currency" office:currency="COP" office:value="218.737054536872" calcext:value-type="currency">
            <text:p>$218.74</text:p>
          </table:table-cell>
          <table:table-cell table:style-name="ce9" table:formula="of:=[$IngresosMensuales.BI19]" office:value-type="currency" office:currency="COP" office:value="218.737054536872" calcext:value-type="currency">
            <text:p>$218.74</text:p>
          </table:table-cell>
          <table:table-cell table:style-name="ce9" table:formula="of:=[$IngresosMensuales.BJ19]" office:value-type="currency" office:currency="COP" office:value="218.737054536872" calcext:value-type="currency">
            <text:p>$218.74</text:p>
          </table:table-cell>
          <table:table-cell table:style-name="ce9" table:formula="of:=[$IngresosMensuales.BK19]" office:value-type="currency" office:currency="COP" office:value="220.924425082241" calcext:value-type="currency">
            <text:p>$220.92</text:p>
          </table:table-cell>
          <table:table-cell table:style-name="ce9" table:formula="of:=[$IngresosMensuales.BL19]" office:value-type="currency" office:currency="COP" office:value="220.924425082241" calcext:value-type="currency">
            <text:p>$220.92</text:p>
          </table:table-cell>
          <table:table-cell table:style-name="ce9" table:formula="of:=[$IngresosMensuales.BM19]" office:value-type="currency" office:currency="COP" office:value="220.924425082241" calcext:value-type="currency">
            <text:p>$220.92</text:p>
          </table:table-cell>
          <table:table-cell table:style-name="ce9" table:formula="of:=[$IngresosMensuales.BN19]" office:value-type="currency" office:currency="COP" office:value="220.924425082241" calcext:value-type="currency">
            <text:p>$220.92</text:p>
          </table:table-cell>
          <table:table-cell table:style-name="ce9" table:formula="of:=[$IngresosMensuales.BO19]" office:value-type="currency" office:currency="COP" office:value="220.924425082241" calcext:value-type="currency">
            <text:p>$220.92</text:p>
          </table:table-cell>
          <table:table-cell table:style-name="ce9" table:formula="of:=[$IngresosMensuales.BP19]" office:value-type="currency" office:currency="COP" office:value="220.924425082241" calcext:value-type="currency">
            <text:p>$220.9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bT. Desarrollo</text:p>
          </table:table-cell>
          <table:table-cell table:number-columns-repeated="3"/>
          <table:table-cell table:style-name="ce9" table:formula="of:=[.F18]*[.F19]" office:value-type="currency" office:currency="COP" office:value="98000000" calcext:value-type="currency">
            <text:p>$98,000,000.00</text:p>
          </table:table-cell>
          <table:table-cell table:style-name="ce9" table:formula="of:=[.G18]*[.G19]" office:value-type="currency" office:currency="COP" office:value="98000000" calcext:value-type="currency">
            <text:p>$98,000,000.00</text:p>
          </table:table-cell>
          <table:table-cell table:style-name="ce9" table:formula="of:=[.H18]*[.H19]" office:value-type="currency" office:currency="COP" office:value="98000000" calcext:value-type="currency">
            <text:p>$98,000,000.00</text:p>
          </table:table-cell>
          <table:table-cell table:formula="of:=[.I18]*[.I19]" office:value-type="currency" office:currency="COP" office:value="98980000" calcext:value-type="currency">
            <text:p>$98,980,000.00</text:p>
          </table:table-cell>
          <table:table-cell table:style-name="ce9" table:formula="of:=[.J18]*[.J19]" office:value-type="currency" office:currency="COP" office:value="98980000" calcext:value-type="currency">
            <text:p>$98,980,000.00</text:p>
          </table:table-cell>
          <table:table-cell table:style-name="ce9" table:formula="of:=[.K18]*[.K19]" office:value-type="currency" office:currency="COP" office:value="98980000" calcext:value-type="currency">
            <text:p>$98,980,000.00</text:p>
          </table:table-cell>
          <table:table-cell table:style-name="ce9" table:formula="of:=[.L18]*[.L19]" office:value-type="currency" office:currency="COP" office:value="98980000" calcext:value-type="currency">
            <text:p>$98,980,000.00</text:p>
          </table:table-cell>
          <table:table-cell table:style-name="ce9" table:formula="of:=[.M18]*[.M19]" office:value-type="currency" office:currency="COP" office:value="98980000" calcext:value-type="currency">
            <text:p>$98,980,000.00</text:p>
          </table:table-cell>
          <table:table-cell table:style-name="ce9" table:formula="of:=[.N18]*[.N19]" office:value-type="currency" office:currency="COP" office:value="98980000" calcext:value-type="currency">
            <text:p>$98,980,000.00</text:p>
          </table:table-cell>
          <table:table-cell table:style-name="ce9" table:formula="of:=[.O18]*[.O19]" office:value-type="currency" office:currency="COP" office:value="99969800" calcext:value-type="currency">
            <text:p>$99,969,800.00</text:p>
          </table:table-cell>
          <table:table-cell table:style-name="ce9" table:formula="of:=[.P18]*[.P19]" office:value-type="currency" office:currency="COP" office:value="99969800" calcext:value-type="currency">
            <text:p>$99,969,800.00</text:p>
          </table:table-cell>
          <table:table-cell table:style-name="ce9" table:formula="of:=[.Q18]*[.Q19]" office:value-type="currency" office:currency="COP" office:value="100969498" calcext:value-type="currency">
            <text:p>$100,969,498.00</text:p>
          </table:table-cell>
          <table:table-cell table:style-name="ce9" table:formula="of:=[.R18]*[.R19]" office:value-type="currency" office:currency="COP" office:value="100969498" calcext:value-type="currency">
            <text:p>$100,969,498.00</text:p>
          </table:table-cell>
          <table:table-cell table:style-name="ce9" table:formula="of:=[.S18]*[.S19]" office:value-type="currency" office:currency="COP" office:value="100969498" calcext:value-type="currency">
            <text:p>$100,969,498.00</text:p>
          </table:table-cell>
          <table:table-cell table:style-name="ce9" table:formula="of:=[.T18]*[.T19]" office:value-type="currency" office:currency="COP" office:value="100969498" calcext:value-type="currency">
            <text:p>$100,969,498.00</text:p>
          </table:table-cell>
          <table:table-cell table:style-name="ce9" table:formula="of:=[.U18]*[.U19]" office:value-type="currency" office:currency="COP" office:value="101979192.98" calcext:value-type="currency">
            <text:p>$101,979,192.98</text:p>
          </table:table-cell>
          <table:table-cell table:style-name="ce9" table:formula="of:=[.V18]*[.V19]" office:value-type="currency" office:currency="COP" office:value="101979192.98" calcext:value-type="currency">
            <text:p>$101,979,192.98</text:p>
          </table:table-cell>
          <table:table-cell table:style-name="ce9" table:formula="of:=[.W18]*[.W19]" office:value-type="currency" office:currency="COP" office:value="101979192.98" calcext:value-type="currency">
            <text:p>$101,979,192.98</text:p>
          </table:table-cell>
          <table:table-cell table:style-name="ce9" table:formula="of:=[.X18]*[.X19]" office:value-type="currency" office:currency="COP" office:value="101979192.98" calcext:value-type="currency">
            <text:p>$101,979,192.98</text:p>
          </table:table-cell>
          <table:table-cell table:style-name="ce9" table:formula="of:=[.Y18]*[.Y19]" office:value-type="currency" office:currency="COP" office:value="101979192.98" calcext:value-type="currency">
            <text:p>$101,979,192.98</text:p>
          </table:table-cell>
          <table:table-cell table:style-name="ce9" table:formula="of:=[.Z18]*[.Z19]" office:value-type="currency" office:currency="COP" office:value="101979192.98" calcext:value-type="currency">
            <text:p>$101,979,192.98</text:p>
          </table:table-cell>
          <table:table-cell table:style-name="ce9" table:formula="of:=[.AA18]*[.AA19]" office:value-type="currency" office:currency="COP" office:value="102998984.9098" calcext:value-type="currency">
            <text:p>$102,998,984.91</text:p>
          </table:table-cell>
          <table:table-cell table:style-name="ce9" table:formula="of:=[.AB18]*[.AB19]" office:value-type="currency" office:currency="COP" office:value="102998984.9098" calcext:value-type="currency">
            <text:p>$102,998,984.91</text:p>
          </table:table-cell>
          <table:table-cell table:style-name="ce9" table:formula="of:=[.AC18]*[.AC19]" office:value-type="currency" office:currency="COP" office:value="104028974.758898" calcext:value-type="currency">
            <text:p>$104,028,974.76</text:p>
          </table:table-cell>
          <table:table-cell table:style-name="ce9" table:formula="of:=[.AD18]*[.AD19]" office:value-type="currency" office:currency="COP" office:value="104028974.758898" calcext:value-type="currency">
            <text:p>$104,028,974.76</text:p>
          </table:table-cell>
          <table:table-cell table:style-name="ce9" table:formula="of:=[.AE18]*[.AE19]" office:value-type="currency" office:currency="COP" office:value="104028974.758898" calcext:value-type="currency">
            <text:p>$104,028,974.76</text:p>
          </table:table-cell>
          <table:table-cell table:style-name="ce9" table:formula="of:=[.AF18]*[.AF19]" office:value-type="currency" office:currency="COP" office:value="104028974.758898" calcext:value-type="currency">
            <text:p>$104,028,974.76</text:p>
          </table:table-cell>
          <table:table-cell table:style-name="ce9" table:formula="of:=[.AG18]*[.AG19]" office:value-type="currency" office:currency="COP" office:value="105069264.506487" calcext:value-type="currency">
            <text:p>$105,069,264.51</text:p>
          </table:table-cell>
          <table:table-cell table:style-name="ce9" table:formula="of:=[.AH18]*[.AH19]" office:value-type="currency" office:currency="COP" office:value="105069264.506487" calcext:value-type="currency">
            <text:p>$105,069,264.51</text:p>
          </table:table-cell>
          <table:table-cell table:style-name="ce9" table:formula="of:=[.AI18]*[.AI19]" office:value-type="currency" office:currency="COP" office:value="105069264.506487" calcext:value-type="currency">
            <text:p>$105,069,264.51</text:p>
          </table:table-cell>
          <table:table-cell table:style-name="ce9" table:formula="of:=[.AJ18]*[.AJ19]" office:value-type="currency" office:currency="COP" office:value="105069264.506487" calcext:value-type="currency">
            <text:p>$105,069,264.51</text:p>
          </table:table-cell>
          <table:table-cell table:style-name="ce9" table:formula="of:=[.AK18]*[.AK19]" office:value-type="currency" office:currency="COP" office:value="105069264.506487" calcext:value-type="currency">
            <text:p>$105,069,264.51</text:p>
          </table:table-cell>
          <table:table-cell table:style-name="ce9" table:formula="of:=[.AL18]*[.AL19]" office:value-type="currency" office:currency="COP" office:value="105069264.506487" calcext:value-type="currency">
            <text:p>$105,069,264.51</text:p>
          </table:table-cell>
          <table:table-cell table:style-name="ce9" table:formula="of:=[.AM18]*[.AM19]" office:value-type="currency" office:currency="COP" office:value="106119957.151552" calcext:value-type="currency">
            <text:p>$106,119,957.15</text:p>
          </table:table-cell>
          <table:table-cell table:style-name="ce9" table:formula="of:=[.AN18]*[.AN19]" office:value-type="currency" office:currency="COP" office:value="106119957.151552" calcext:value-type="currency">
            <text:p>$106,119,957.15</text:p>
          </table:table-cell>
          <table:table-cell table:style-name="ce9" table:formula="of:=[.AO18]*[.AO19]" office:value-type="currency" office:currency="COP" office:value="107181156.723067" calcext:value-type="currency">
            <text:p>$107,181,156.72</text:p>
          </table:table-cell>
          <table:table-cell table:style-name="ce9" table:formula="of:=[.AP18]*[.AP19]" office:value-type="currency" office:currency="COP" office:value="107181156.723067" calcext:value-type="currency">
            <text:p>$107,181,156.72</text:p>
          </table:table-cell>
          <table:table-cell table:style-name="ce9" table:formula="of:=[.AQ18]*[.AQ19]" office:value-type="currency" office:currency="COP" office:value="107181156.723067" calcext:value-type="currency">
            <text:p>$107,181,156.72</text:p>
          </table:table-cell>
          <table:table-cell table:style-name="ce9" table:formula="of:=[.AR18]*[.AR19]" office:value-type="currency" office:currency="COP" office:value="107181156.723067" calcext:value-type="currency">
            <text:p>$107,181,156.72</text:p>
          </table:table-cell>
          <table:table-cell table:style-name="ce9" table:formula="of:=[.AS18]*[.AS19]" office:value-type="currency" office:currency="COP" office:value="108252968.290298" calcext:value-type="currency">
            <text:p>$108,252,968.29</text:p>
          </table:table-cell>
          <table:table-cell table:style-name="ce9" table:formula="of:=[.AT18]*[.AT19]" office:value-type="currency" office:currency="COP" office:value="108252968.290298" calcext:value-type="currency">
            <text:p>$108,252,968.29</text:p>
          </table:table-cell>
          <table:table-cell table:style-name="ce9" table:formula="of:=[.AU18]*[.AU19]" office:value-type="currency" office:currency="COP" office:value="108252968.290298" calcext:value-type="currency">
            <text:p>$108,252,968.29</text:p>
          </table:table-cell>
          <table:table-cell table:style-name="ce9" table:formula="of:=[.AV18]*[.AV19]" office:value-type="currency" office:currency="COP" office:value="108252968.290298" calcext:value-type="currency">
            <text:p>$108,252,968.29</text:p>
          </table:table-cell>
          <table:table-cell table:style-name="ce9" table:formula="of:=[.AW18]*[.AW19]" office:value-type="currency" office:currency="COP" office:value="108252968.290298" calcext:value-type="currency">
            <text:p>$108,252,968.29</text:p>
          </table:table-cell>
          <table:table-cell table:style-name="ce9" table:formula="of:=[.AX18]*[.AX19]" office:value-type="currency" office:currency="COP" office:value="108252968.290298" calcext:value-type="currency">
            <text:p>$108,252,968.29</text:p>
          </table:table-cell>
          <table:table-cell table:style-name="ce9" table:formula="of:=[.AY18]*[.AY19]" office:value-type="currency" office:currency="COP" office:value="109335497.973201" calcext:value-type="currency">
            <text:p>$109,335,497.97</text:p>
          </table:table-cell>
          <table:table-cell table:style-name="ce9" table:formula="of:=[.AZ18]*[.AZ19]" office:value-type="currency" office:currency="COP" office:value="109335497.973201" calcext:value-type="currency">
            <text:p>$109,335,497.97</text:p>
          </table:table-cell>
          <table:table-cell table:style-name="ce9" table:formula="of:=[.BA18]*[.BA19]" office:value-type="currency" office:currency="COP" office:value="110428852.952933" calcext:value-type="currency">
            <text:p>$110,428,852.95</text:p>
          </table:table-cell>
          <table:table-cell table:style-name="ce9" table:formula="of:=[.BB18]*[.BB19]" office:value-type="currency" office:currency="COP" office:value="110428852.952933" calcext:value-type="currency">
            <text:p>$110,428,852.95</text:p>
          </table:table-cell>
          <table:table-cell table:style-name="ce9" table:formula="of:=[.BC18]*[.BC19]" office:value-type="currency" office:currency="COP" office:value="110428852.952933" calcext:value-type="currency">
            <text:p>$110,428,852.95</text:p>
          </table:table-cell>
          <table:table-cell table:style-name="ce9" table:formula="of:=[.BD18]*[.BD19]" office:value-type="currency" office:currency="COP" office:value="110428852.952933" calcext:value-type="currency">
            <text:p>$110,428,852.95</text:p>
          </table:table-cell>
          <table:table-cell table:style-name="ce9" table:formula="of:=[.BE18]*[.BE19]" office:value-type="currency" office:currency="COP" office:value="111533141.482462" calcext:value-type="currency">
            <text:p>$111,533,141.48</text:p>
          </table:table-cell>
          <table:table-cell table:style-name="ce9" table:formula="of:=[.BF18]*[.BF19]" office:value-type="currency" office:currency="COP" office:value="111533141.482462" calcext:value-type="currency">
            <text:p>$111,533,141.48</text:p>
          </table:table-cell>
          <table:table-cell table:style-name="ce9" table:formula="of:=[.BG18]*[.BG19]" office:value-type="currency" office:currency="COP" office:value="111533141.482462" calcext:value-type="currency">
            <text:p>$111,533,141.48</text:p>
          </table:table-cell>
          <table:table-cell table:style-name="ce9" table:formula="of:=[.BH18]*[.BH19]" office:value-type="currency" office:currency="COP" office:value="111533141.482462" calcext:value-type="currency">
            <text:p>$111,533,141.48</text:p>
          </table:table-cell>
          <table:table-cell table:style-name="ce9" table:formula="of:=[.BI18]*[.BI19]" office:value-type="currency" office:currency="COP" office:value="111533141.482462" calcext:value-type="currency">
            <text:p>$111,533,141.48</text:p>
          </table:table-cell>
          <table:table-cell table:style-name="ce9" table:formula="of:=[.BJ18]*[.BJ19]" office:value-type="currency" office:currency="COP" office:value="111533141.482462" calcext:value-type="currency">
            <text:p>$111,533,141.48</text:p>
          </table:table-cell>
          <table:table-cell table:style-name="ce9" table:formula="of:=[.BK18]*[.BK19]" office:value-type="currency" office:currency="COP" office:value="112648472.897287" calcext:value-type="currency">
            <text:p>$112,648,472.90</text:p>
          </table:table-cell>
          <table:table-cell table:style-name="ce9" table:formula="of:=[.BL18]*[.BL19]" office:value-type="currency" office:currency="COP" office:value="112648472.897287" calcext:value-type="currency">
            <text:p>$112,648,472.90</text:p>
          </table:table-cell>
          <table:table-cell table:style-name="ce9" table:formula="of:=[.BM18]*[.BM19]" office:value-type="currency" office:currency="COP" office:value="113774957.62626" calcext:value-type="currency">
            <text:p>$113,774,957.63</text:p>
          </table:table-cell>
          <table:table-cell table:style-name="ce9" table:formula="of:=[.BN18]*[.BN19]" office:value-type="currency" office:currency="COP" office:value="113774957.62626" calcext:value-type="currency">
            <text:p>$113,774,957.63</text:p>
          </table:table-cell>
          <table:table-cell table:style-name="ce9" table:formula="of:=[.BO18]*[.BO19]" office:value-type="currency" office:currency="COP" office:value="113774957.62626" calcext:value-type="currency">
            <text:p>$113,774,957.63</text:p>
          </table:table-cell>
          <table:table-cell table:style-name="ce9" table:formula="of:=[.BP18]*[.BP19]" office:value-type="currency" office:currency="COP" office:value="113774957.62626" calcext:value-type="currency">
            <text:p>$113,774,957.63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9" table:number-columns-repeated="3"/>
          <table:table-cell/>
          <table:table-cell table:style-name="ce9" table:number-columns-repeated="59"/>
          <table:table-cell table:number-columns-repeated="13"/>
        </table:table-row>
        <table:table-row table:style-name="ro1">
          <table:table-cell/>
          <table:table-cell office:value-type="string" calcext:value-type="string">
            <text:p>P.Revisión</text:p>
          </table:table-cell>
          <table:table-cell table:number-columns-repeated="3"/>
          <table:table-cell table:style-name="ce9" table:formula="of:=[$DatosBases.D30]" office:value-type="currency" office:currency="COP" office:value="280000" calcext:value-type="currency">
            <text:p>$280,000.00</text:p>
          </table:table-cell>
          <table:table-cell table:style-name="ce9" table:formula="of:=[.F22]*(1 +[.G7])" office:value-type="currency" office:currency="COP" office:value="280000" calcext:value-type="currency">
            <text:p>$280,000.00</text:p>
          </table:table-cell>
          <table:table-cell table:style-name="ce9" table:formula="of:=[.G22]*(1 +[.H7])" office:value-type="currency" office:currency="COP" office:value="280000" calcext:value-type="currency">
            <text:p>$280,000.00</text:p>
          </table:table-cell>
          <table:table-cell table:formula="of:=[.H22]*(1 +[.I7])" office:value-type="currency" office:currency="COP" office:value="280000" calcext:value-type="currency">
            <text:p>$280,000.00</text:p>
          </table:table-cell>
          <table:table-cell table:style-name="ce9" table:formula="of:=[.I22]*(1 +[.J7])" office:value-type="currency" office:currency="COP" office:value="280000" calcext:value-type="currency">
            <text:p>$280,000.00</text:p>
          </table:table-cell>
          <table:table-cell table:style-name="ce9" table:formula="of:=[.J22]*(1 +[.K7])" office:value-type="currency" office:currency="COP" office:value="280000" calcext:value-type="currency">
            <text:p>$280,000.00</text:p>
          </table:table-cell>
          <table:table-cell table:style-name="ce9" table:formula="of:=[.K22]*(1 +[.L7])" office:value-type="currency" office:currency="COP" office:value="280000" calcext:value-type="currency">
            <text:p>$280,000.00</text:p>
          </table:table-cell>
          <table:table-cell table:style-name="ce9" table:formula="of:=[.L22]*(1 +[.M7])" office:value-type="currency" office:currency="COP" office:value="280000" calcext:value-type="currency">
            <text:p>$280,000.00</text:p>
          </table:table-cell>
          <table:table-cell table:style-name="ce9" table:formula="of:=[.M22]*(1 +[.N7])" office:value-type="currency" office:currency="COP" office:value="280000" calcext:value-type="currency">
            <text:p>$280,000.00</text:p>
          </table:table-cell>
          <table:table-cell table:style-name="ce9" table:formula="of:=[.N22]*(1 +[.O7])" office:value-type="currency" office:currency="COP" office:value="280000" calcext:value-type="currency">
            <text:p>$280,000.00</text:p>
          </table:table-cell>
          <table:table-cell table:style-name="ce9" table:formula="of:=[.O22]*(1 +[.P7])" office:value-type="currency" office:currency="COP" office:value="280000" calcext:value-type="currency">
            <text:p>$280,000.00</text:p>
          </table:table-cell>
          <table:table-cell table:style-name="ce9" table:formula="of:=[.P22]*(1 +[.Q7])" office:value-type="currency" office:currency="COP" office:value="282800" calcext:value-type="currency">
            <text:p>$282,800.00</text:p>
          </table:table-cell>
          <table:table-cell table:style-name="ce9" table:formula="of:=[.Q22]*(1 +[.R7])" office:value-type="currency" office:currency="COP" office:value="282800" calcext:value-type="currency">
            <text:p>$282,800.00</text:p>
          </table:table-cell>
          <table:table-cell table:style-name="ce9" table:formula="of:=[.R22]*(1 +[.S7])" office:value-type="currency" office:currency="COP" office:value="282800" calcext:value-type="currency">
            <text:p>$282,800.00</text:p>
          </table:table-cell>
          <table:table-cell table:style-name="ce9" table:formula="of:=[.S22]*(1 +[.T7])" office:value-type="currency" office:currency="COP" office:value="282800" calcext:value-type="currency">
            <text:p>$282,800.00</text:p>
          </table:table-cell>
          <table:table-cell table:style-name="ce9" table:formula="of:=[.T22]*(1 +[.U7])" office:value-type="currency" office:currency="COP" office:value="282800" calcext:value-type="currency">
            <text:p>$282,800.00</text:p>
          </table:table-cell>
          <table:table-cell table:style-name="ce9" table:formula="of:=[.U22]*(1 +[.V7])" office:value-type="currency" office:currency="COP" office:value="282800" calcext:value-type="currency">
            <text:p>$282,800.00</text:p>
          </table:table-cell>
          <table:table-cell table:style-name="ce9" table:formula="of:=[.V22]*(1 +[.W7])" office:value-type="currency" office:currency="COP" office:value="282800" calcext:value-type="currency">
            <text:p>$282,800.00</text:p>
          </table:table-cell>
          <table:table-cell table:style-name="ce9" table:formula="of:=[.W22]*(1 +[.X7])" office:value-type="currency" office:currency="COP" office:value="282800" calcext:value-type="currency">
            <text:p>$282,800.00</text:p>
          </table:table-cell>
          <table:table-cell table:style-name="ce9" table:formula="of:=[.X22]*(1 +[.Y7])" office:value-type="currency" office:currency="COP" office:value="282800" calcext:value-type="currency">
            <text:p>$282,800.00</text:p>
          </table:table-cell>
          <table:table-cell table:style-name="ce9" table:formula="of:=[.Y22]*(1 +[.Z7])" office:value-type="currency" office:currency="COP" office:value="282800" calcext:value-type="currency">
            <text:p>$282,800.00</text:p>
          </table:table-cell>
          <table:table-cell table:style-name="ce9" table:formula="of:=[.Z22]*(1 +[.AA7])" office:value-type="currency" office:currency="COP" office:value="282800" calcext:value-type="currency">
            <text:p>$282,800.00</text:p>
          </table:table-cell>
          <table:table-cell table:style-name="ce9" table:formula="of:=[.AA22]*(1 +[.AB7])" office:value-type="currency" office:currency="COP" office:value="282800" calcext:value-type="currency">
            <text:p>$282,800.00</text:p>
          </table:table-cell>
          <table:table-cell table:style-name="ce9" table:formula="of:=[.AB22]*(1 +[.AC7])" office:value-type="currency" office:currency="COP" office:value="285628" calcext:value-type="currency">
            <text:p>$285,628.00</text:p>
          </table:table-cell>
          <table:table-cell table:style-name="ce9" table:formula="of:=[.AC22]*(1 +[.AD7])" office:value-type="currency" office:currency="COP" office:value="285628" calcext:value-type="currency">
            <text:p>$285,628.00</text:p>
          </table:table-cell>
          <table:table-cell table:style-name="ce9" table:formula="of:=[.AD22]*(1 +[.AE7])" office:value-type="currency" office:currency="COP" office:value="285628" calcext:value-type="currency">
            <text:p>$285,628.00</text:p>
          </table:table-cell>
          <table:table-cell table:style-name="ce9" table:formula="of:=[.AE22]*(1 +[.AF7])" office:value-type="currency" office:currency="COP" office:value="285628" calcext:value-type="currency">
            <text:p>$285,628.00</text:p>
          </table:table-cell>
          <table:table-cell table:style-name="ce9" table:formula="of:=[.AF22]*(1 +[.AG7])" office:value-type="currency" office:currency="COP" office:value="285628" calcext:value-type="currency">
            <text:p>$285,628.00</text:p>
          </table:table-cell>
          <table:table-cell table:style-name="ce9" table:formula="of:=[.AG22]*(1 +[.AH7])" office:value-type="currency" office:currency="COP" office:value="285628" calcext:value-type="currency">
            <text:p>$285,628.00</text:p>
          </table:table-cell>
          <table:table-cell table:style-name="ce9" table:formula="of:=[.AH22]*(1 +[.AI7])" office:value-type="currency" office:currency="COP" office:value="285628" calcext:value-type="currency">
            <text:p>$285,628.00</text:p>
          </table:table-cell>
          <table:table-cell table:style-name="ce9" table:formula="of:=[.AI22]*(1 +[.AJ7])" office:value-type="currency" office:currency="COP" office:value="285628" calcext:value-type="currency">
            <text:p>$285,628.00</text:p>
          </table:table-cell>
          <table:table-cell table:style-name="ce9" table:formula="of:=[.AJ22]*(1 +[.AK7])" office:value-type="currency" office:currency="COP" office:value="285628" calcext:value-type="currency">
            <text:p>$285,628.00</text:p>
          </table:table-cell>
          <table:table-cell table:style-name="ce9" table:formula="of:=[.AK22]*(1 +[.AL7])" office:value-type="currency" office:currency="COP" office:value="285628" calcext:value-type="currency">
            <text:p>$285,628.00</text:p>
          </table:table-cell>
          <table:table-cell table:style-name="ce9" table:formula="of:=[.AL22]*(1 +[.AM7])" office:value-type="currency" office:currency="COP" office:value="285628" calcext:value-type="currency">
            <text:p>$285,628.00</text:p>
          </table:table-cell>
          <table:table-cell table:style-name="ce9" table:formula="of:=[.AM22]*(1 +[.AN7])" office:value-type="currency" office:currency="COP" office:value="285628" calcext:value-type="currency">
            <text:p>$285,628.00</text:p>
          </table:table-cell>
          <table:table-cell table:style-name="ce9" table:formula="of:=[.AN22]*(1 +[.AO7])" office:value-type="currency" office:currency="COP" office:value="288484.28" calcext:value-type="currency">
            <text:p>$288,484.28</text:p>
          </table:table-cell>
          <table:table-cell table:style-name="ce9" table:formula="of:=[.AO22]*(1 +[.AP7])" office:value-type="currency" office:currency="COP" office:value="288484.28" calcext:value-type="currency">
            <text:p>$288,484.28</text:p>
          </table:table-cell>
          <table:table-cell table:style-name="ce9" table:formula="of:=[.AP22]*(1 +[.AQ7])" office:value-type="currency" office:currency="COP" office:value="288484.28" calcext:value-type="currency">
            <text:p>$288,484.28</text:p>
          </table:table-cell>
          <table:table-cell table:style-name="ce9" table:formula="of:=[.AQ22]*(1 +[.AR7])" office:value-type="currency" office:currency="COP" office:value="288484.28" calcext:value-type="currency">
            <text:p>$288,484.28</text:p>
          </table:table-cell>
          <table:table-cell table:style-name="ce9" table:formula="of:=[.AR22]*(1 +[.AS7])" office:value-type="currency" office:currency="COP" office:value="288484.28" calcext:value-type="currency">
            <text:p>$288,484.28</text:p>
          </table:table-cell>
          <table:table-cell table:style-name="ce9" table:formula="of:=[.AS22]*(1 +[.AT7])" office:value-type="currency" office:currency="COP" office:value="288484.28" calcext:value-type="currency">
            <text:p>$288,484.28</text:p>
          </table:table-cell>
          <table:table-cell table:style-name="ce9" table:formula="of:=[.AT22]*(1 +[.AU7])" office:value-type="currency" office:currency="COP" office:value="288484.28" calcext:value-type="currency">
            <text:p>$288,484.28</text:p>
          </table:table-cell>
          <table:table-cell table:style-name="ce9" table:formula="of:=[.AU22]*(1 +[.AV7])" office:value-type="currency" office:currency="COP" office:value="288484.28" calcext:value-type="currency">
            <text:p>$288,484.28</text:p>
          </table:table-cell>
          <table:table-cell table:style-name="ce9" table:formula="of:=[.AV22]*(1 +[.AW7])" office:value-type="currency" office:currency="COP" office:value="288484.28" calcext:value-type="currency">
            <text:p>$288,484.28</text:p>
          </table:table-cell>
          <table:table-cell table:style-name="ce9" table:formula="of:=[.AW22]*(1 +[.AX7])" office:value-type="currency" office:currency="COP" office:value="288484.28" calcext:value-type="currency">
            <text:p>$288,484.28</text:p>
          </table:table-cell>
          <table:table-cell table:style-name="ce9" table:formula="of:=[.AX22]*(1 +[.AY7])" office:value-type="currency" office:currency="COP" office:value="288484.28" calcext:value-type="currency">
            <text:p>$288,484.28</text:p>
          </table:table-cell>
          <table:table-cell table:style-name="ce9" table:formula="of:=[.AY22]*(1 +[.AZ7])" office:value-type="currency" office:currency="COP" office:value="288484.28" calcext:value-type="currency">
            <text:p>$288,484.28</text:p>
          </table:table-cell>
          <table:table-cell table:style-name="ce9" table:formula="of:=[.AZ22]*(1 +[.BA7])" office:value-type="currency" office:currency="COP" office:value="291369.1228" calcext:value-type="currency">
            <text:p>$291,369.12</text:p>
          </table:table-cell>
          <table:table-cell table:style-name="ce9" table:formula="of:=[.BA22]*(1 +[.BB7])" office:value-type="currency" office:currency="COP" office:value="291369.1228" calcext:value-type="currency">
            <text:p>$291,369.12</text:p>
          </table:table-cell>
          <table:table-cell table:style-name="ce9" table:formula="of:=[.BB22]*(1 +[.BC7])" office:value-type="currency" office:currency="COP" office:value="291369.1228" calcext:value-type="currency">
            <text:p>$291,369.12</text:p>
          </table:table-cell>
          <table:table-cell table:style-name="ce9" table:formula="of:=[.BC22]*(1 +[.BD7])" office:value-type="currency" office:currency="COP" office:value="291369.1228" calcext:value-type="currency">
            <text:p>$291,369.12</text:p>
          </table:table-cell>
          <table:table-cell table:style-name="ce9" table:formula="of:=[.BD22]*(1 +[.BE7])" office:value-type="currency" office:currency="COP" office:value="291369.1228" calcext:value-type="currency">
            <text:p>$291,369.12</text:p>
          </table:table-cell>
          <table:table-cell table:style-name="ce9" table:formula="of:=[.BE22]*(1 +[.BF7])" office:value-type="currency" office:currency="COP" office:value="291369.1228" calcext:value-type="currency">
            <text:p>$291,369.12</text:p>
          </table:table-cell>
          <table:table-cell table:style-name="ce9" table:formula="of:=[.BF22]*(1 +[.BG7])" office:value-type="currency" office:currency="COP" office:value="291369.1228" calcext:value-type="currency">
            <text:p>$291,369.12</text:p>
          </table:table-cell>
          <table:table-cell table:style-name="ce9" table:formula="of:=[.BG22]*(1 +[.BH7])" office:value-type="currency" office:currency="COP" office:value="291369.1228" calcext:value-type="currency">
            <text:p>$291,369.12</text:p>
          </table:table-cell>
          <table:table-cell table:style-name="ce9" table:formula="of:=[.BH22]*(1 +[.BI7])" office:value-type="currency" office:currency="COP" office:value="291369.1228" calcext:value-type="currency">
            <text:p>$291,369.12</text:p>
          </table:table-cell>
          <table:table-cell table:style-name="ce9" table:formula="of:=[.BI22]*(1 +[.BJ7])" office:value-type="currency" office:currency="COP" office:value="291369.1228" calcext:value-type="currency">
            <text:p>$291,369.12</text:p>
          </table:table-cell>
          <table:table-cell table:style-name="ce9" table:formula="of:=[.BJ22]*(1 +[.BK7])" office:value-type="currency" office:currency="COP" office:value="291369.1228" calcext:value-type="currency">
            <text:p>$291,369.12</text:p>
          </table:table-cell>
          <table:table-cell table:style-name="ce9" table:formula="of:=[.BK22]*(1 +[.BL7])" office:value-type="currency" office:currency="COP" office:value="291369.1228" calcext:value-type="currency">
            <text:p>$291,369.12</text:p>
          </table:table-cell>
          <table:table-cell table:style-name="ce9" table:formula="of:=[.BL22]*(1 +[.BM7])" office:value-type="currency" office:currency="COP" office:value="294282.814028" calcext:value-type="currency">
            <text:p>$294,282.81</text:p>
          </table:table-cell>
          <table:table-cell table:style-name="ce9" table:formula="of:=[.BM22]*(1 +[.BN7])" office:value-type="currency" office:currency="COP" office:value="294282.814028" calcext:value-type="currency">
            <text:p>$294,282.81</text:p>
          </table:table-cell>
          <table:table-cell table:style-name="ce9" table:formula="of:=[.BN22]*(1 +[.BO7])" office:value-type="currency" office:currency="COP" office:value="294282.814028" calcext:value-type="currency">
            <text:p>$294,282.81</text:p>
          </table:table-cell>
          <table:table-cell table:style-name="ce9" table:formula="of:=[.BO22]*(1 +[.BP7])" office:value-type="currency" office:currency="COP" office:value="294282.814028" calcext:value-type="currency">
            <text:p>$294,282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Q.Revisión</text:p>
          </table:table-cell>
          <table:table-cell table:number-columns-repeated="3"/>
          <table:table-cell table:style-name="ce9" table:formula="of:=[$IngresosMensuales.F23]" office:value-type="currency" office:currency="COP" office:value="300" calcext:value-type="currency">
            <text:p>$300.00</text:p>
          </table:table-cell>
          <table:table-cell table:style-name="ce9" table:formula="of:=[$IngresosMensuales.G23]" office:value-type="currency" office:currency="COP" office:value="300" calcext:value-type="currency">
            <text:p>$300.00</text:p>
          </table:table-cell>
          <table:table-cell table:style-name="ce9" table:formula="of:=[$IngresosMensuales.H23]" office:value-type="currency" office:currency="COP" office:value="300" calcext:value-type="currency">
            <text:p>$300.00</text:p>
          </table:table-cell>
          <table:table-cell table:formula="of:=[$IngresosMensuales.I23]" office:value-type="currency" office:currency="COP" office:value="303" calcext:value-type="currency">
            <text:p>$303.00</text:p>
          </table:table-cell>
          <table:table-cell table:style-name="ce9" table:formula="of:=[$IngresosMensuales.J23]" office:value-type="currency" office:currency="COP" office:value="303" calcext:value-type="currency">
            <text:p>$303.00</text:p>
          </table:table-cell>
          <table:table-cell table:style-name="ce9" table:formula="of:=[$IngresosMensuales.K23]" office:value-type="currency" office:currency="COP" office:value="303" calcext:value-type="currency">
            <text:p>$303.00</text:p>
          </table:table-cell>
          <table:table-cell table:style-name="ce9" table:formula="of:=[$IngresosMensuales.L23]" office:value-type="currency" office:currency="COP" office:value="303" calcext:value-type="currency">
            <text:p>$303.00</text:p>
          </table:table-cell>
          <table:table-cell table:style-name="ce9" table:formula="of:=[$IngresosMensuales.M23]" office:value-type="currency" office:currency="COP" office:value="303" calcext:value-type="currency">
            <text:p>$303.00</text:p>
          </table:table-cell>
          <table:table-cell table:style-name="ce9" table:formula="of:=[$IngresosMensuales.N23]" office:value-type="currency" office:currency="COP" office:value="303" calcext:value-type="currency">
            <text:p>$303.00</text:p>
          </table:table-cell>
          <table:table-cell table:style-name="ce9" table:formula="of:=[$IngresosMensuales.O23]" office:value-type="currency" office:currency="COP" office:value="306.03" calcext:value-type="currency">
            <text:p>$306.03</text:p>
          </table:table-cell>
          <table:table-cell table:style-name="ce9" table:formula="of:=[$IngresosMensuales.P23]" office:value-type="currency" office:currency="COP" office:value="306.03" calcext:value-type="currency">
            <text:p>$306.03</text:p>
          </table:table-cell>
          <table:table-cell table:style-name="ce9" table:formula="of:=[$IngresosMensuales.Q23]" office:value-type="currency" office:currency="COP" office:value="306.03" calcext:value-type="currency">
            <text:p>$306.03</text:p>
          </table:table-cell>
          <table:table-cell table:style-name="ce9" table:formula="of:=[$IngresosMensuales.R23]" office:value-type="currency" office:currency="COP" office:value="306.03" calcext:value-type="currency">
            <text:p>$306.03</text:p>
          </table:table-cell>
          <table:table-cell table:style-name="ce9" table:formula="of:=[$IngresosMensuales.S23]" office:value-type="currency" office:currency="COP" office:value="306.03" calcext:value-type="currency">
            <text:p>$306.03</text:p>
          </table:table-cell>
          <table:table-cell table:style-name="ce9" table:formula="of:=[$IngresosMensuales.T23]" office:value-type="currency" office:currency="COP" office:value="306.03" calcext:value-type="currency">
            <text:p>$306.03</text:p>
          </table:table-cell>
          <table:table-cell table:style-name="ce9" table:formula="of:=[$IngresosMensuales.U23]" office:value-type="currency" office:currency="COP" office:value="309.0903" calcext:value-type="currency">
            <text:p>$309.09</text:p>
          </table:table-cell>
          <table:table-cell table:style-name="ce9" table:formula="of:=[$IngresosMensuales.V23]" office:value-type="currency" office:currency="COP" office:value="309.0903" calcext:value-type="currency">
            <text:p>$309.09</text:p>
          </table:table-cell>
          <table:table-cell table:style-name="ce9" table:formula="of:=[$IngresosMensuales.W23]" office:value-type="currency" office:currency="COP" office:value="309.0903" calcext:value-type="currency">
            <text:p>$309.09</text:p>
          </table:table-cell>
          <table:table-cell table:style-name="ce9" table:formula="of:=[$IngresosMensuales.X23]" office:value-type="currency" office:currency="COP" office:value="309.0903" calcext:value-type="currency">
            <text:p>$309.09</text:p>
          </table:table-cell>
          <table:table-cell table:style-name="ce9" table:formula="of:=[$IngresosMensuales.Y23]" office:value-type="currency" office:currency="COP" office:value="309.0903" calcext:value-type="currency">
            <text:p>$309.09</text:p>
          </table:table-cell>
          <table:table-cell table:style-name="ce9" table:formula="of:=[$IngresosMensuales.Z23]" office:value-type="currency" office:currency="COP" office:value="309.0903" calcext:value-type="currency">
            <text:p>$309.09</text:p>
          </table:table-cell>
          <table:table-cell table:style-name="ce9" table:formula="of:=[$IngresosMensuales.AA23]" office:value-type="currency" office:currency="COP" office:value="312.181203" calcext:value-type="currency">
            <text:p>$312.18</text:p>
          </table:table-cell>
          <table:table-cell table:style-name="ce9" table:formula="of:=[$IngresosMensuales.AB23]" office:value-type="currency" office:currency="COP" office:value="312.181203" calcext:value-type="currency">
            <text:p>$312.18</text:p>
          </table:table-cell>
          <table:table-cell table:style-name="ce9" table:formula="of:=[$IngresosMensuales.AC23]" office:value-type="currency" office:currency="COP" office:value="312.181203" calcext:value-type="currency">
            <text:p>$312.18</text:p>
          </table:table-cell>
          <table:table-cell table:style-name="ce9" table:formula="of:=[$IngresosMensuales.AD23]" office:value-type="currency" office:currency="COP" office:value="312.181203" calcext:value-type="currency">
            <text:p>$312.18</text:p>
          </table:table-cell>
          <table:table-cell table:style-name="ce9" table:formula="of:=[$IngresosMensuales.AE23]" office:value-type="currency" office:currency="COP" office:value="312.181203" calcext:value-type="currency">
            <text:p>$312.18</text:p>
          </table:table-cell>
          <table:table-cell table:style-name="ce9" table:formula="of:=[$IngresosMensuales.AF23]" office:value-type="currency" office:currency="COP" office:value="312.181203" calcext:value-type="currency">
            <text:p>$312.18</text:p>
          </table:table-cell>
          <table:table-cell table:style-name="ce9" table:formula="of:=[$IngresosMensuales.AG23]" office:value-type="currency" office:currency="COP" office:value="315.30301503" calcext:value-type="currency">
            <text:p>$315.30</text:p>
          </table:table-cell>
          <table:table-cell table:style-name="ce9" table:formula="of:=[$IngresosMensuales.AH23]" office:value-type="currency" office:currency="COP" office:value="315.30301503" calcext:value-type="currency">
            <text:p>$315.30</text:p>
          </table:table-cell>
          <table:table-cell table:style-name="ce9" table:formula="of:=[$IngresosMensuales.AI23]" office:value-type="currency" office:currency="COP" office:value="315.30301503" calcext:value-type="currency">
            <text:p>$315.30</text:p>
          </table:table-cell>
          <table:table-cell table:style-name="ce9" table:formula="of:=[$IngresosMensuales.AJ23]" office:value-type="currency" office:currency="COP" office:value="315.30301503" calcext:value-type="currency">
            <text:p>$315.30</text:p>
          </table:table-cell>
          <table:table-cell table:style-name="ce9" table:formula="of:=[$IngresosMensuales.AK23]" office:value-type="currency" office:currency="COP" office:value="315.30301503" calcext:value-type="currency">
            <text:p>$315.30</text:p>
          </table:table-cell>
          <table:table-cell table:style-name="ce9" table:formula="of:=[$IngresosMensuales.AL23]" office:value-type="currency" office:currency="COP" office:value="315.30301503" calcext:value-type="currency">
            <text:p>$315.30</text:p>
          </table:table-cell>
          <table:table-cell table:style-name="ce9" table:formula="of:=[$IngresosMensuales.AM23]" office:value-type="currency" office:currency="COP" office:value="318.4560451803" calcext:value-type="currency">
            <text:p>$318.46</text:p>
          </table:table-cell>
          <table:table-cell table:style-name="ce9" table:formula="of:=[$IngresosMensuales.AN23]" office:value-type="currency" office:currency="COP" office:value="318.4560451803" calcext:value-type="currency">
            <text:p>$318.46</text:p>
          </table:table-cell>
          <table:table-cell table:style-name="ce9" table:formula="of:=[$IngresosMensuales.AO23]" office:value-type="currency" office:currency="COP" office:value="318.4560451803" calcext:value-type="currency">
            <text:p>$318.46</text:p>
          </table:table-cell>
          <table:table-cell table:style-name="ce9" table:formula="of:=[$IngresosMensuales.AP23]" office:value-type="currency" office:currency="COP" office:value="318.4560451803" calcext:value-type="currency">
            <text:p>$318.46</text:p>
          </table:table-cell>
          <table:table-cell table:style-name="ce9" table:formula="of:=[$IngresosMensuales.AQ23]" office:value-type="currency" office:currency="COP" office:value="318.4560451803" calcext:value-type="currency">
            <text:p>$318.46</text:p>
          </table:table-cell>
          <table:table-cell table:style-name="ce9" table:formula="of:=[$IngresosMensuales.AR23]" office:value-type="currency" office:currency="COP" office:value="318.4560451803" calcext:value-type="currency">
            <text:p>$318.46</text:p>
          </table:table-cell>
          <table:table-cell table:style-name="ce9" table:formula="of:=[$IngresosMensuales.AS23]" office:value-type="currency" office:currency="COP" office:value="321.640605632103" calcext:value-type="currency">
            <text:p>$321.64</text:p>
          </table:table-cell>
          <table:table-cell table:style-name="ce9" table:formula="of:=[$IngresosMensuales.AT23]" office:value-type="currency" office:currency="COP" office:value="321.640605632103" calcext:value-type="currency">
            <text:p>$321.64</text:p>
          </table:table-cell>
          <table:table-cell table:style-name="ce9" table:formula="of:=[$IngresosMensuales.AU23]" office:value-type="currency" office:currency="COP" office:value="321.640605632103" calcext:value-type="currency">
            <text:p>$321.64</text:p>
          </table:table-cell>
          <table:table-cell table:style-name="ce9" table:formula="of:=[$IngresosMensuales.AV23]" office:value-type="currency" office:currency="COP" office:value="321.640605632103" calcext:value-type="currency">
            <text:p>$321.64</text:p>
          </table:table-cell>
          <table:table-cell table:style-name="ce9" table:formula="of:=[$IngresosMensuales.AW23]" office:value-type="currency" office:currency="COP" office:value="321.640605632103" calcext:value-type="currency">
            <text:p>$321.64</text:p>
          </table:table-cell>
          <table:table-cell table:style-name="ce9" table:formula="of:=[$IngresosMensuales.AX23]" office:value-type="currency" office:currency="COP" office:value="321.640605632103" calcext:value-type="currency">
            <text:p>$321.64</text:p>
          </table:table-cell>
          <table:table-cell table:style-name="ce9" table:formula="of:=[$IngresosMensuales.AY23]" office:value-type="currency" office:currency="COP" office:value="324.857011688424" calcext:value-type="currency">
            <text:p>$324.86</text:p>
          </table:table-cell>
          <table:table-cell table:style-name="ce9" table:formula="of:=[$IngresosMensuales.AZ23]" office:value-type="currency" office:currency="COP" office:value="324.857011688424" calcext:value-type="currency">
            <text:p>$324.86</text:p>
          </table:table-cell>
          <table:table-cell table:style-name="ce9" table:formula="of:=[$IngresosMensuales.BA23]" office:value-type="currency" office:currency="COP" office:value="324.857011688424" calcext:value-type="currency">
            <text:p>$324.86</text:p>
          </table:table-cell>
          <table:table-cell table:style-name="ce9" table:formula="of:=[$IngresosMensuales.BB23]" office:value-type="currency" office:currency="COP" office:value="324.857011688424" calcext:value-type="currency">
            <text:p>$324.86</text:p>
          </table:table-cell>
          <table:table-cell table:style-name="ce9" table:formula="of:=[$IngresosMensuales.BC23]" office:value-type="currency" office:currency="COP" office:value="324.857011688424" calcext:value-type="currency">
            <text:p>$324.86</text:p>
          </table:table-cell>
          <table:table-cell table:style-name="ce9" table:formula="of:=[$IngresosMensuales.BD23]" office:value-type="currency" office:currency="COP" office:value="324.857011688424" calcext:value-type="currency">
            <text:p>$324.86</text:p>
          </table:table-cell>
          <table:table-cell table:style-name="ce9" table:formula="of:=[$IngresosMensuales.BE23]" office:value-type="currency" office:currency="COP" office:value="328.105581805308" calcext:value-type="currency">
            <text:p>$328.11</text:p>
          </table:table-cell>
          <table:table-cell table:style-name="ce9" table:formula="of:=[$IngresosMensuales.BF23]" office:value-type="currency" office:currency="COP" office:value="328.105581805308" calcext:value-type="currency">
            <text:p>$328.11</text:p>
          </table:table-cell>
          <table:table-cell table:style-name="ce9" table:formula="of:=[$IngresosMensuales.BG23]" office:value-type="currency" office:currency="COP" office:value="328.105581805308" calcext:value-type="currency">
            <text:p>$328.11</text:p>
          </table:table-cell>
          <table:table-cell table:style-name="ce9" table:formula="of:=[$IngresosMensuales.BH23]" office:value-type="currency" office:currency="COP" office:value="328.105581805308" calcext:value-type="currency">
            <text:p>$328.11</text:p>
          </table:table-cell>
          <table:table-cell table:style-name="ce9" table:formula="of:=[$IngresosMensuales.BI23]" office:value-type="currency" office:currency="COP" office:value="328.105581805308" calcext:value-type="currency">
            <text:p>$328.11</text:p>
          </table:table-cell>
          <table:table-cell table:style-name="ce9" table:formula="of:=[$IngresosMensuales.BJ23]" office:value-type="currency" office:currency="COP" office:value="328.105581805308" calcext:value-type="currency">
            <text:p>$328.11</text:p>
          </table:table-cell>
          <table:table-cell table:style-name="ce9" table:formula="of:=[$IngresosMensuales.BK23]" office:value-type="currency" office:currency="COP" office:value="331.386637623361" calcext:value-type="currency">
            <text:p>$331.39</text:p>
          </table:table-cell>
          <table:table-cell table:style-name="ce9" table:formula="of:=[$IngresosMensuales.BL23]" office:value-type="currency" office:currency="COP" office:value="331.386637623361" calcext:value-type="currency">
            <text:p>$331.39</text:p>
          </table:table-cell>
          <table:table-cell table:style-name="ce9" table:formula="of:=[$IngresosMensuales.BM23]" office:value-type="currency" office:currency="COP" office:value="331.386637623361" calcext:value-type="currency">
            <text:p>$331.39</text:p>
          </table:table-cell>
          <table:table-cell table:style-name="ce9" table:formula="of:=[$IngresosMensuales.BN23]" office:value-type="currency" office:currency="COP" office:value="331.386637623361" calcext:value-type="currency">
            <text:p>$331.39</text:p>
          </table:table-cell>
          <table:table-cell table:style-name="ce9" table:formula="of:=[$IngresosMensuales.BO23]" office:value-type="currency" office:currency="COP" office:value="331.386637623361" calcext:value-type="currency">
            <text:p>$331.39</text:p>
          </table:table-cell>
          <table:table-cell table:style-name="ce9" table:formula="of:=[$IngresosMensuales.BP23]" office:value-type="currency" office:currency="COP" office:value="331.386637623361" calcext:value-type="currency">
            <text:p>$331.3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bT. Revisión</text:p>
          </table:table-cell>
          <table:table-cell table:number-columns-repeated="3"/>
          <table:table-cell table:style-name="ce9" table:formula="of:=[.F22]*[.F23]" office:value-type="currency" office:currency="COP" office:value="84000000" calcext:value-type="currency">
            <text:p>$84,000,000.00</text:p>
          </table:table-cell>
          <table:table-cell table:style-name="ce9" table:formula="of:=[.G22]*[.G23]" office:value-type="currency" office:currency="COP" office:value="84000000" calcext:value-type="currency">
            <text:p>$84,000,000.00</text:p>
          </table:table-cell>
          <table:table-cell table:style-name="ce9" table:formula="of:=[.H22]*[.H23]" office:value-type="currency" office:currency="COP" office:value="84000000" calcext:value-type="currency">
            <text:p>$84,000,000.00</text:p>
          </table:table-cell>
          <table:table-cell table:formula="of:=[.I22]*[.I23]" office:value-type="currency" office:currency="COP" office:value="84840000" calcext:value-type="currency">
            <text:p>$84,840,000.00</text:p>
          </table:table-cell>
          <table:table-cell table:style-name="ce9" table:formula="of:=[.J22]*[.J23]" office:value-type="currency" office:currency="COP" office:value="84840000" calcext:value-type="currency">
            <text:p>$84,840,000.00</text:p>
          </table:table-cell>
          <table:table-cell table:style-name="ce9" table:formula="of:=[.K22]*[.K23]" office:value-type="currency" office:currency="COP" office:value="84840000" calcext:value-type="currency">
            <text:p>$84,840,000.00</text:p>
          </table:table-cell>
          <table:table-cell table:style-name="ce9" table:formula="of:=[.L22]*[.L23]" office:value-type="currency" office:currency="COP" office:value="84840000" calcext:value-type="currency">
            <text:p>$84,840,000.00</text:p>
          </table:table-cell>
          <table:table-cell table:style-name="ce9" table:formula="of:=[.M22]*[.M23]" office:value-type="currency" office:currency="COP" office:value="84840000" calcext:value-type="currency">
            <text:p>$84,840,000.00</text:p>
          </table:table-cell>
          <table:table-cell table:style-name="ce9" table:formula="of:=[.N22]*[.N23]" office:value-type="currency" office:currency="COP" office:value="84840000" calcext:value-type="currency">
            <text:p>$84,840,000.00</text:p>
          </table:table-cell>
          <table:table-cell table:style-name="ce9" table:formula="of:=[.O22]*[.O23]" office:value-type="currency" office:currency="COP" office:value="85688400" calcext:value-type="currency">
            <text:p>$85,688,400.00</text:p>
          </table:table-cell>
          <table:table-cell table:style-name="ce9" table:formula="of:=[.P22]*[.P23]" office:value-type="currency" office:currency="COP" office:value="85688400" calcext:value-type="currency">
            <text:p>$85,688,400.00</text:p>
          </table:table-cell>
          <table:table-cell table:style-name="ce9" table:formula="of:=[.Q22]*[.Q23]" office:value-type="currency" office:currency="COP" office:value="86545284" calcext:value-type="currency">
            <text:p>$86,545,284.00</text:p>
          </table:table-cell>
          <table:table-cell table:style-name="ce9" table:formula="of:=[.R22]*[.R23]" office:value-type="currency" office:currency="COP" office:value="86545284" calcext:value-type="currency">
            <text:p>$86,545,284.00</text:p>
          </table:table-cell>
          <table:table-cell table:style-name="ce9" table:formula="of:=[.S22]*[.S23]" office:value-type="currency" office:currency="COP" office:value="86545284" calcext:value-type="currency">
            <text:p>$86,545,284.00</text:p>
          </table:table-cell>
          <table:table-cell table:style-name="ce9" table:formula="of:=[.T22]*[.T23]" office:value-type="currency" office:currency="COP" office:value="86545284" calcext:value-type="currency">
            <text:p>$86,545,284.00</text:p>
          </table:table-cell>
          <table:table-cell table:style-name="ce9" table:formula="of:=[.U22]*[.U23]" office:value-type="currency" office:currency="COP" office:value="87410736.84" calcext:value-type="currency">
            <text:p>$87,410,736.84</text:p>
          </table:table-cell>
          <table:table-cell table:style-name="ce9" table:formula="of:=[.V22]*[.V23]" office:value-type="currency" office:currency="COP" office:value="87410736.84" calcext:value-type="currency">
            <text:p>$87,410,736.84</text:p>
          </table:table-cell>
          <table:table-cell table:style-name="ce9" table:formula="of:=[.W22]*[.W23]" office:value-type="currency" office:currency="COP" office:value="87410736.84" calcext:value-type="currency">
            <text:p>$87,410,736.84</text:p>
          </table:table-cell>
          <table:table-cell table:style-name="ce9" table:formula="of:=[.X22]*[.X23]" office:value-type="currency" office:currency="COP" office:value="87410736.84" calcext:value-type="currency">
            <text:p>$87,410,736.84</text:p>
          </table:table-cell>
          <table:table-cell table:style-name="ce9" table:formula="of:=[.Y22]*[.Y23]" office:value-type="currency" office:currency="COP" office:value="87410736.84" calcext:value-type="currency">
            <text:p>$87,410,736.84</text:p>
          </table:table-cell>
          <table:table-cell table:style-name="ce9" table:formula="of:=[.Z22]*[.Z23]" office:value-type="currency" office:currency="COP" office:value="87410736.84" calcext:value-type="currency">
            <text:p>$87,410,736.84</text:p>
          </table:table-cell>
          <table:table-cell table:style-name="ce9" table:formula="of:=[.AA22]*[.AA23]" office:value-type="currency" office:currency="COP" office:value="88284844.2084" calcext:value-type="currency">
            <text:p>$88,284,844.21</text:p>
          </table:table-cell>
          <table:table-cell table:style-name="ce9" table:formula="of:=[.AB22]*[.AB23]" office:value-type="currency" office:currency="COP" office:value="88284844.2084" calcext:value-type="currency">
            <text:p>$88,284,844.21</text:p>
          </table:table-cell>
          <table:table-cell table:style-name="ce9" table:formula="of:=[.AC22]*[.AC23]" office:value-type="currency" office:currency="COP" office:value="89167692.650484" calcext:value-type="currency">
            <text:p>$89,167,692.65</text:p>
          </table:table-cell>
          <table:table-cell table:style-name="ce9" table:formula="of:=[.AD22]*[.AD23]" office:value-type="currency" office:currency="COP" office:value="89167692.650484" calcext:value-type="currency">
            <text:p>$89,167,692.65</text:p>
          </table:table-cell>
          <table:table-cell table:style-name="ce9" table:formula="of:=[.AE22]*[.AE23]" office:value-type="currency" office:currency="COP" office:value="89167692.650484" calcext:value-type="currency">
            <text:p>$89,167,692.65</text:p>
          </table:table-cell>
          <table:table-cell table:style-name="ce9" table:formula="of:=[.AF22]*[.AF23]" office:value-type="currency" office:currency="COP" office:value="89167692.650484" calcext:value-type="currency">
            <text:p>$89,167,692.65</text:p>
          </table:table-cell>
          <table:table-cell table:style-name="ce9" table:formula="of:=[.AG22]*[.AG23]" office:value-type="currency" office:currency="COP" office:value="90059369.5769889" calcext:value-type="currency">
            <text:p>$90,059,369.58</text:p>
          </table:table-cell>
          <table:table-cell table:style-name="ce9" table:formula="of:=[.AH22]*[.AH23]" office:value-type="currency" office:currency="COP" office:value="90059369.5769889" calcext:value-type="currency">
            <text:p>$90,059,369.58</text:p>
          </table:table-cell>
          <table:table-cell table:style-name="ce9" table:formula="of:=[.AI22]*[.AI23]" office:value-type="currency" office:currency="COP" office:value="90059369.5769889" calcext:value-type="currency">
            <text:p>$90,059,369.58</text:p>
          </table:table-cell>
          <table:table-cell table:style-name="ce9" table:formula="of:=[.AJ22]*[.AJ23]" office:value-type="currency" office:currency="COP" office:value="90059369.5769889" calcext:value-type="currency">
            <text:p>$90,059,369.58</text:p>
          </table:table-cell>
          <table:table-cell table:style-name="ce9" table:formula="of:=[.AK22]*[.AK23]" office:value-type="currency" office:currency="COP" office:value="90059369.5769889" calcext:value-type="currency">
            <text:p>$90,059,369.58</text:p>
          </table:table-cell>
          <table:table-cell table:style-name="ce9" table:formula="of:=[.AL22]*[.AL23]" office:value-type="currency" office:currency="COP" office:value="90059369.5769889" calcext:value-type="currency">
            <text:p>$90,059,369.58</text:p>
          </table:table-cell>
          <table:table-cell table:style-name="ce9" table:formula="of:=[.AM22]*[.AM23]" office:value-type="currency" office:currency="COP" office:value="90959963.2727588" calcext:value-type="currency">
            <text:p>$90,959,963.27</text:p>
          </table:table-cell>
          <table:table-cell table:style-name="ce9" table:formula="of:=[.AN22]*[.AN23]" office:value-type="currency" office:currency="COP" office:value="90959963.2727588" calcext:value-type="currency">
            <text:p>$90,959,963.27</text:p>
          </table:table-cell>
          <table:table-cell table:style-name="ce9" table:formula="of:=[.AO22]*[.AO23]" office:value-type="currency" office:currency="COP" office:value="91869562.9054864" calcext:value-type="currency">
            <text:p>$91,869,562.91</text:p>
          </table:table-cell>
          <table:table-cell table:style-name="ce9" table:formula="of:=[.AP22]*[.AP23]" office:value-type="currency" office:currency="COP" office:value="91869562.9054864" calcext:value-type="currency">
            <text:p>$91,869,562.91</text:p>
          </table:table-cell>
          <table:table-cell table:style-name="ce9" table:formula="of:=[.AQ22]*[.AQ23]" office:value-type="currency" office:currency="COP" office:value="91869562.9054864" calcext:value-type="currency">
            <text:p>$91,869,562.91</text:p>
          </table:table-cell>
          <table:table-cell table:style-name="ce9" table:formula="of:=[.AR22]*[.AR23]" office:value-type="currency" office:currency="COP" office:value="91869562.9054864" calcext:value-type="currency">
            <text:p>$91,869,562.91</text:p>
          </table:table-cell>
          <table:table-cell table:style-name="ce9" table:formula="of:=[.AS22]*[.AS23]" office:value-type="currency" office:currency="COP" office:value="92788258.5345412" calcext:value-type="currency">
            <text:p>$92,788,258.53</text:p>
          </table:table-cell>
          <table:table-cell table:style-name="ce9" table:formula="of:=[.AT22]*[.AT23]" office:value-type="currency" office:currency="COP" office:value="92788258.5345412" calcext:value-type="currency">
            <text:p>$92,788,258.53</text:p>
          </table:table-cell>
          <table:table-cell table:style-name="ce9" table:formula="of:=[.AU22]*[.AU23]" office:value-type="currency" office:currency="COP" office:value="92788258.5345412" calcext:value-type="currency">
            <text:p>$92,788,258.53</text:p>
          </table:table-cell>
          <table:table-cell table:style-name="ce9" table:formula="of:=[.AV22]*[.AV23]" office:value-type="currency" office:currency="COP" office:value="92788258.5345412" calcext:value-type="currency">
            <text:p>$92,788,258.53</text:p>
          </table:table-cell>
          <table:table-cell table:style-name="ce9" table:formula="of:=[.AW22]*[.AW23]" office:value-type="currency" office:currency="COP" office:value="92788258.5345412" calcext:value-type="currency">
            <text:p>$92,788,258.53</text:p>
          </table:table-cell>
          <table:table-cell table:style-name="ce9" table:formula="of:=[.AX22]*[.AX23]" office:value-type="currency" office:currency="COP" office:value="92788258.5345412" calcext:value-type="currency">
            <text:p>$92,788,258.53</text:p>
          </table:table-cell>
          <table:table-cell table:style-name="ce9" table:formula="of:=[.AY22]*[.AY23]" office:value-type="currency" office:currency="COP" office:value="93716141.1198866" calcext:value-type="currency">
            <text:p>$93,716,141.12</text:p>
          </table:table-cell>
          <table:table-cell table:style-name="ce9" table:formula="of:=[.AZ22]*[.AZ23]" office:value-type="currency" office:currency="COP" office:value="93716141.1198866" calcext:value-type="currency">
            <text:p>$93,716,141.12</text:p>
          </table:table-cell>
          <table:table-cell table:style-name="ce9" table:formula="of:=[.BA22]*[.BA23]" office:value-type="currency" office:currency="COP" office:value="94653302.5310855" calcext:value-type="currency">
            <text:p>$94,653,302.53</text:p>
          </table:table-cell>
          <table:table-cell table:style-name="ce9" table:formula="of:=[.BB22]*[.BB23]" office:value-type="currency" office:currency="COP" office:value="94653302.5310855" calcext:value-type="currency">
            <text:p>$94,653,302.53</text:p>
          </table:table-cell>
          <table:table-cell table:style-name="ce9" table:formula="of:=[.BC22]*[.BC23]" office:value-type="currency" office:currency="COP" office:value="94653302.5310855" calcext:value-type="currency">
            <text:p>$94,653,302.53</text:p>
          </table:table-cell>
          <table:table-cell table:style-name="ce9" table:formula="of:=[.BD22]*[.BD23]" office:value-type="currency" office:currency="COP" office:value="94653302.5310855" calcext:value-type="currency">
            <text:p>$94,653,302.53</text:p>
          </table:table-cell>
          <table:table-cell table:style-name="ce9" table:formula="of:=[.BE22]*[.BE23]" office:value-type="currency" office:currency="COP" office:value="95599835.5563963" calcext:value-type="currency">
            <text:p>$95,599,835.56</text:p>
          </table:table-cell>
          <table:table-cell table:style-name="ce9" table:formula="of:=[.BF22]*[.BF23]" office:value-type="currency" office:currency="COP" office:value="95599835.5563963" calcext:value-type="currency">
            <text:p>$95,599,835.56</text:p>
          </table:table-cell>
          <table:table-cell table:style-name="ce9" table:formula="of:=[.BG22]*[.BG23]" office:value-type="currency" office:currency="COP" office:value="95599835.5563963" calcext:value-type="currency">
            <text:p>$95,599,835.56</text:p>
          </table:table-cell>
          <table:table-cell table:style-name="ce9" table:formula="of:=[.BH22]*[.BH23]" office:value-type="currency" office:currency="COP" office:value="95599835.5563963" calcext:value-type="currency">
            <text:p>$95,599,835.56</text:p>
          </table:table-cell>
          <table:table-cell table:style-name="ce9" table:formula="of:=[.BI22]*[.BI23]" office:value-type="currency" office:currency="COP" office:value="95599835.5563963" calcext:value-type="currency">
            <text:p>$95,599,835.56</text:p>
          </table:table-cell>
          <table:table-cell table:style-name="ce9" table:formula="of:=[.BJ22]*[.BJ23]" office:value-type="currency" office:currency="COP" office:value="95599835.5563963" calcext:value-type="currency">
            <text:p>$95,599,835.56</text:p>
          </table:table-cell>
          <table:table-cell table:style-name="ce9" table:formula="of:=[.BK22]*[.BK23]" office:value-type="currency" office:currency="COP" office:value="96555833.9119603" calcext:value-type="currency">
            <text:p>$96,555,833.91</text:p>
          </table:table-cell>
          <table:table-cell table:style-name="ce9" table:formula="of:=[.BL22]*[.BL23]" office:value-type="currency" office:currency="COP" office:value="96555833.9119603" calcext:value-type="currency">
            <text:p>$96,555,833.91</text:p>
          </table:table-cell>
          <table:table-cell table:style-name="ce9" table:formula="of:=[.BM22]*[.BM23]" office:value-type="currency" office:currency="COP" office:value="97521392.2510799" calcext:value-type="currency">
            <text:p>$97,521,392.25</text:p>
          </table:table-cell>
          <table:table-cell table:style-name="ce9" table:formula="of:=[.BN22]*[.BN23]" office:value-type="currency" office:currency="COP" office:value="97521392.2510799" calcext:value-type="currency">
            <text:p>$97,521,392.25</text:p>
          </table:table-cell>
          <table:table-cell table:style-name="ce9" table:formula="of:=[.BO22]*[.BO23]" office:value-type="currency" office:currency="COP" office:value="97521392.2510799" calcext:value-type="currency">
            <text:p>$97,521,392.25</text:p>
          </table:table-cell>
          <table:table-cell table:style-name="ce9" table:formula="of:=[.BP22]*[.BP23]" office:value-type="currency" office:currency="COP" office:value="97521392.2510799" calcext:value-type="currency">
            <text:p>$97,521,392.25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19P0" style:volatile="true" number:language="en" number:country="GB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0119" number:language="en" number:country="GB">
      <style:text-properties fo:color="#ff0000"/>
      <number:text>-</number:text>
      <number:currency-symbol number:language="es" number:country="CO">$</number:currency-symbol>
      <number:number number:decimal-places="2" number:min-decimal-places="2" number:min-integer-digits="1" number:grouping="true"/>
      <style:map style:condition="value()&gt;=0" style:apply-style-name="N10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1T06:12:33.271000000</meta:creation-date>
    <dc:date>2025-02-21T07:03:27.414000000</dc:date>
    <meta:editing-duration>PT30M5S</meta:editing-duration>
    <meta:editing-cycles>7</meta:editing-cycles>
    <meta:generator>LibreOffice/24.2.4.2$Windows_X86_64 LibreOffice_project/51a6219feb6075d9a4c46691dcfe0cd9c4fff3c2</meta:generator>
    <meta:document-statistic meta:table-count="3" meta:cell-count="1706" meta:object-count="0"/>
  </office:meta>
</office:document-meta>
</file>